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2.051</text:p>
          </table:table-cell>
          <table:table-cell table:number-columns-repeated="102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.78" calcext:value-type="float">
            <text:p>2.78</text:p>
          </table:table-cell>
          <table:table-cell table:number-columns-repeated="102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.795" calcext:value-type="float">
            <text:p>3.795</text:p>
          </table:table-cell>
          <table:table-cell table:number-columns-repeated="102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.68" calcext:value-type="float">
            <text:p>4.68</text:p>
          </table:table-cell>
          <table:table-cell table:number-columns-repeated="102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.911" calcext:value-type="float">
            <text:p>3.911</text:p>
          </table:table-cell>
          <table:table-cell table:number-columns-repeated="102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.216" calcext:value-type="float">
            <text:p>4.216</text:p>
          </table:table-cell>
          <table:table-cell table:number-columns-repeated="102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.945" calcext:value-type="float">
            <text:p>5.945</text:p>
          </table:table-cell>
          <table:table-cell table:number-columns-repeated="102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.866" calcext:value-type="float">
            <text:p>7.866</text:p>
          </table:table-cell>
          <table:table-cell table:number-columns-repeated="102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.913" calcext:value-type="float">
            <text:p>7.913</text:p>
          </table:table-cell>
          <table:table-cell table:number-columns-repeated="102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.624" calcext:value-type="float">
            <text:p>6.624</text:p>
          </table:table-cell>
          <table:table-cell table:number-columns-repeated="102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.81" calcext:value-type="float">
            <text:p>8.81</text:p>
          </table:table-cell>
          <table:table-cell table:number-columns-repeated="102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.358" calcext:value-type="float">
            <text:p>18.358</text:p>
          </table:table-cell>
          <table:table-cell table:number-columns-repeated="102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3.132" calcext:value-type="float">
            <text:p>13.132</text:p>
          </table:table-cell>
          <table:table-cell table:number-columns-repeated="102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1.9" calcext:value-type="float">
            <text:p>11.9</text:p>
          </table:table-cell>
          <table:table-cell table:number-columns-repeated="102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.331" calcext:value-type="float">
            <text:p>10.331</text:p>
          </table:table-cell>
          <table:table-cell table:number-columns-repeated="1022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2.351" calcext:value-type="float">
            <text:p>12.351</text:p>
          </table:table-cell>
          <table:table-cell table:number-columns-repeated="1022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3.487" calcext:value-type="float">
            <text:p>23.487</text:p>
          </table:table-cell>
          <table:table-cell table:number-columns-repeated="1022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9.079" calcext:value-type="float">
            <text:p>19.079</text:p>
          </table:table-cell>
          <table:table-cell table:number-columns-repeated="1022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3.954" calcext:value-type="float">
            <text:p>23.954</text:p>
          </table:table-cell>
          <table:table-cell table:number-columns-repeated="102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.308" calcext:value-type="float">
            <text:p>14.308</text:p>
          </table:table-cell>
          <table:table-cell table:number-columns-repeated="1022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6.874" calcext:value-type="float">
            <text:p>16.874</text:p>
          </table:table-cell>
          <table:table-cell table:number-columns-repeated="1022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9.095" calcext:value-type="float">
            <text:p>29.095</text:p>
          </table:table-cell>
          <table:table-cell table:number-columns-repeated="1022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7.928" calcext:value-type="float">
            <text:p>27.928</text:p>
          </table:table-cell>
          <table:table-cell table:number-columns-repeated="1022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7.924" calcext:value-type="float">
            <text:p>27.924</text:p>
          </table:table-cell>
          <table:table-cell table:number-columns-repeated="1022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0.296" calcext:value-type="float">
            <text:p>20.296</text:p>
          </table:table-cell>
          <table:table-cell table:number-columns-repeated="102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7.635" calcext:value-type="float">
            <text:p>27.635</text:p>
          </table:table-cell>
          <table:table-cell table:number-columns-repeated="1022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4.441" calcext:value-type="float">
            <text:p>34.441</text:p>
          </table:table-cell>
          <table:table-cell table:number-columns-repeated="1022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34.868" calcext:value-type="float">
            <text:p>34.868</text:p>
          </table:table-cell>
          <table:table-cell table:number-columns-repeated="1022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4.452" calcext:value-type="float">
            <text:p>34.452</text:p>
          </table:table-cell>
          <table:table-cell table:number-columns-repeated="102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7.975" calcext:value-type="float">
            <text:p>27.975</text:p>
          </table:table-cell>
          <table:table-cell table:number-columns-repeated="1022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34.852" calcext:value-type="float">
            <text:p>34.852</text:p>
          </table:table-cell>
          <table:table-cell table:number-columns-repeated="1022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50.957" calcext:value-type="float">
            <text:p>50.957</text:p>
          </table:table-cell>
          <table:table-cell table:number-columns-repeated="1022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41.902" calcext:value-type="float">
            <text:p>41.902</text:p>
          </table:table-cell>
          <table:table-cell table:number-columns-repeated="1022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46.625" calcext:value-type="float">
            <text:p>46.625</text:p>
          </table:table-cell>
          <table:table-cell table:number-columns-repeated="1022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8.52" calcext:value-type="float">
            <text:p>38.52</text:p>
          </table:table-cell>
          <table:table-cell table:number-columns-repeated="1022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42.068" calcext:value-type="float">
            <text:p>42.068</text:p>
          </table:table-cell>
          <table:table-cell table:number-columns-repeated="1022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69.241" calcext:value-type="float">
            <text:p>69.241</text:p>
          </table:table-cell>
          <table:table-cell table:number-columns-repeated="1022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53.555" calcext:value-type="float">
            <text:p>53.555</text:p>
          </table:table-cell>
          <table:table-cell table:number-columns-repeated="1022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47.12" calcext:value-type="float">
            <text:p>47.12</text:p>
          </table:table-cell>
          <table:table-cell table:number-columns-repeated="102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.321" calcext:value-type="float">
            <text:p>49.321</text:p>
          </table:table-cell>
          <table:table-cell table:number-columns-repeated="1022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52.833" calcext:value-type="float">
            <text:p>52.833</text:p>
          </table:table-cell>
          <table:table-cell table:number-columns-repeated="1022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81.083" calcext:value-type="float">
            <text:p>81.083</text:p>
          </table:table-cell>
          <table:table-cell table:number-columns-repeated="1022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65.813" calcext:value-type="float">
            <text:p>65.813</text:p>
          </table:table-cell>
          <table:table-cell table:number-columns-repeated="1022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65.76" calcext:value-type="float">
            <text:p>65.76</text:p>
          </table:table-cell>
          <table:table-cell table:number-columns-repeated="1022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64.16" calcext:value-type="float">
            <text:p>64.16</text:p>
          </table:table-cell>
          <table:table-cell table:number-columns-repeated="1022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65.419" calcext:value-type="float">
            <text:p>65.419</text:p>
          </table:table-cell>
          <table:table-cell table:number-columns-repeated="1022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98.013" calcext:value-type="float">
            <text:p>98.013</text:p>
          </table:table-cell>
          <table:table-cell table:number-columns-repeated="1022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73.919" calcext:value-type="float">
            <text:p>73.919</text:p>
          </table:table-cell>
          <table:table-cell table:number-columns-repeated="1022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73.976" calcext:value-type="float">
            <text:p>73.976</text:p>
          </table:table-cell>
          <table:table-cell table:number-columns-repeated="102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76.973" calcext:value-type="float">
            <text:p>76.973</text:p>
          </table:table-cell>
          <table:table-cell table:number-columns-repeated="1022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81.458" calcext:value-type="float">
            <text:p>81.458</text:p>
          </table:table-cell>
          <table:table-cell table:number-columns-repeated="1022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43.409" calcext:value-type="float">
            <text:p>143.409</text:p>
          </table:table-cell>
          <table:table-cell table:number-columns-repeated="1022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87.367" calcext:value-type="float">
            <text:p>87.367</text:p>
          </table:table-cell>
          <table:table-cell table:number-columns-repeated="1022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90.155" calcext:value-type="float">
            <text:p>90.155</text:p>
          </table:table-cell>
          <table:table-cell table:number-columns-repeated="1022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93.227" calcext:value-type="float">
            <text:p>93.227</text:p>
          </table:table-cell>
          <table:table-cell table:number-columns-repeated="1022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100.155" calcext:value-type="float">
            <text:p>100.155</text:p>
          </table:table-cell>
          <table:table-cell table:number-columns-repeated="1022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177.538" calcext:value-type="float">
            <text:p>177.538</text:p>
          </table:table-cell>
          <table:table-cell table:number-columns-repeated="1022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06.222" calcext:value-type="float">
            <text:p>106.222</text:p>
          </table:table-cell>
          <table:table-cell table:number-columns-repeated="1022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110.153" calcext:value-type="float">
            <text:p>110.153</text:p>
          </table:table-cell>
          <table:table-cell table:number-columns-repeated="102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11.326" calcext:value-type="float">
            <text:p>111.326</text:p>
          </table:table-cell>
          <table:table-cell table:number-columns-repeated="102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13.281" calcext:value-type="float">
            <text:p>113.281</text:p>
          </table:table-cell>
          <table:table-cell table:number-columns-repeated="102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60.15" calcext:value-type="float">
            <text:p>260.15</text:p>
          </table:table-cell>
          <table:table-cell table:number-columns-repeated="1022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124.06" calcext:value-type="float">
            <text:p>124.06</text:p>
          </table:table-cell>
          <table:table-cell table:number-columns-repeated="1022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139.008" calcext:value-type="float">
            <text:p>139.008</text:p>
          </table:table-cell>
          <table:table-cell table:number-columns-repeated="1022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36.267" calcext:value-type="float">
            <text:p>136.267</text:p>
          </table:table-cell>
          <table:table-cell table:number-columns-repeated="1022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133.594" calcext:value-type="float">
            <text:p>133.594</text:p>
          </table:table-cell>
          <table:table-cell table:number-columns-repeated="1022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287.533" calcext:value-type="float">
            <text:p>287.533</text:p>
          </table:table-cell>
          <table:table-cell table:number-columns-repeated="1022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144.914" calcext:value-type="float">
            <text:p>144.914</text:p>
          </table:table-cell>
          <table:table-cell table:number-columns-repeated="1022"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157.116" calcext:value-type="float">
            <text:p>157.116</text:p>
          </table:table-cell>
          <table:table-cell table:number-columns-repeated="102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2.857" calcext:value-type="float">
            <text:p>162.857</text:p>
          </table:table-cell>
          <table:table-cell table:number-columns-repeated="1022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156.368" calcext:value-type="float">
            <text:p>156.368</text:p>
          </table:table-cell>
          <table:table-cell table:number-columns-repeated="1022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265.174" calcext:value-type="float">
            <text:p>265.174</text:p>
          </table:table-cell>
          <table:table-cell table:number-columns-repeated="1022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167.283" calcext:value-type="float">
            <text:p>167.283</text:p>
          </table:table-cell>
          <table:table-cell table:number-columns-repeated="1022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181.098" calcext:value-type="float">
            <text:p>181.098</text:p>
          </table:table-cell>
          <table:table-cell table:number-columns-repeated="1022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77.12" calcext:value-type="float">
            <text:p>177.12</text:p>
          </table:table-cell>
          <table:table-cell table:number-columns-repeated="1022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180.042" calcext:value-type="float">
            <text:p>180.042</text:p>
          </table:table-cell>
          <table:table-cell table:number-columns-repeated="1022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253.552" calcext:value-type="float">
            <text:p>253.552</text:p>
          </table:table-cell>
          <table:table-cell table:number-columns-repeated="1022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96.598" calcext:value-type="float">
            <text:p>196.598</text:p>
          </table:table-cell>
          <table:table-cell table:number-columns-repeated="1022"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218.38" calcext:value-type="float">
            <text:p>218.38</text:p>
          </table:table-cell>
          <table:table-cell table:number-columns-repeated="102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2.787" calcext:value-type="float">
            <text:p>202.787</text:p>
          </table:table-cell>
          <table:table-cell table:number-columns-repeated="1022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206.444" calcext:value-type="float">
            <text:p>206.444</text:p>
          </table:table-cell>
          <table:table-cell table:number-columns-repeated="1022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354.941" calcext:value-type="float">
            <text:p>354.941</text:p>
          </table:table-cell>
          <table:table-cell table:number-columns-repeated="1022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246.284" calcext:value-type="float">
            <text:p>246.284</text:p>
          </table:table-cell>
          <table:table-cell table:number-columns-repeated="1022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240.536" calcext:value-type="float">
            <text:p>240.536</text:p>
          </table:table-cell>
          <table:table-cell table:number-columns-repeated="1022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228.712" calcext:value-type="float">
            <text:p>228.712</text:p>
          </table:table-cell>
          <table:table-cell table:number-columns-repeated="1022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233.432" calcext:value-type="float">
            <text:p>233.432</text:p>
          </table:table-cell>
          <table:table-cell table:number-columns-repeated="1022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325.507" calcext:value-type="float">
            <text:p>325.507</text:p>
          </table:table-cell>
          <table:table-cell table:number-columns-repeated="1022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270.078" calcext:value-type="float">
            <text:p>270.078</text:p>
          </table:table-cell>
          <table:table-cell table:number-columns-repeated="1022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281.457" calcext:value-type="float">
            <text:p>281.457</text:p>
          </table:table-cell>
          <table:table-cell table:number-columns-repeated="102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5.583" calcext:value-type="float">
            <text:p>255.583</text:p>
          </table:table-cell>
          <table:table-cell table:number-columns-repeated="1022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259.291" calcext:value-type="float">
            <text:p>259.291</text:p>
          </table:table-cell>
          <table:table-cell table:number-columns-repeated="1022"/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405.22" calcext:value-type="float">
            <text:p>405.22</text:p>
          </table:table-cell>
          <table:table-cell table:number-columns-repeated="1022"/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80.209" calcext:value-type="float">
            <text:p>280.209</text:p>
          </table:table-cell>
          <table:table-cell table:number-columns-repeated="1022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306.06" calcext:value-type="float">
            <text:p>306.06</text:p>
          </table:table-cell>
          <table:table-cell table:number-columns-repeated="1022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285.488" calcext:value-type="float">
            <text:p>285.488</text:p>
          </table:table-cell>
          <table:table-cell table:number-columns-repeated="1022"/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288.938" calcext:value-type="float">
            <text:p>288.938</text:p>
          </table:table-cell>
          <table:table-cell table:number-columns-repeated="1022"/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364.418" calcext:value-type="float">
            <text:p>364.418</text:p>
          </table:table-cell>
          <table:table-cell table:number-columns-repeated="102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306.044" calcext:value-type="float">
            <text:p>306.044</text:p>
          </table:table-cell>
          <table:table-cell table:number-columns-repeated="1022"/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320.419" calcext:value-type="float">
            <text:p>320.419</text:p>
          </table:table-cell>
          <table:table-cell table:number-columns-repeated="102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15.954" calcext:value-type="float">
            <text:p>315.954</text:p>
          </table:table-cell>
          <table:table-cell table:number-columns-repeated="1022"/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320.878" calcext:value-type="float">
            <text:p>320.878</text:p>
          </table:table-cell>
          <table:table-cell table:number-columns-repeated="1022"/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352.928" calcext:value-type="float">
            <text:p>352.928</text:p>
          </table:table-cell>
          <table:table-cell table:number-columns-repeated="1022"/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340.793" calcext:value-type="float">
            <text:p>340.793</text:p>
          </table:table-cell>
          <table:table-cell table:number-columns-repeated="1022"/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351.652" calcext:value-type="float">
            <text:p>351.652</text:p>
          </table:table-cell>
          <table:table-cell table:number-columns-repeated="1022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349.206" calcext:value-type="float">
            <text:p>349.206</text:p>
          </table:table-cell>
          <table:table-cell table:number-columns-repeated="1022"/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354.933" calcext:value-type="float">
            <text:p>354.933</text:p>
          </table:table-cell>
          <table:table-cell table:number-columns-repeated="1022"/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510.216" calcext:value-type="float">
            <text:p>510.216</text:p>
          </table:table-cell>
          <table:table-cell table:number-columns-repeated="1022"/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410.168" calcext:value-type="float">
            <text:p>410.168</text:p>
          </table:table-cell>
          <table:table-cell table:number-columns-repeated="1022"/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524.484" calcext:value-type="float">
            <text:p>524.484</text:p>
          </table:table-cell>
          <table:table-cell table:number-columns-repeated="1022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383.355" calcext:value-type="float">
            <text:p>383.355</text:p>
          </table:table-cell>
          <table:table-cell table:number-columns-repeated="1022"/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394.778" calcext:value-type="float">
            <text:p>394.778</text:p>
          </table:table-cell>
          <table:table-cell table:number-columns-repeated="1022"/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561.368" calcext:value-type="float">
            <text:p>561.368</text:p>
          </table:table-cell>
          <table:table-cell table:number-columns-repeated="1022"/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467.071" calcext:value-type="float">
            <text:p>467.071</text:p>
          </table:table-cell>
          <table:table-cell table:number-columns-repeated="1022"/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575.969" calcext:value-type="float">
            <text:p>575.969</text:p>
          </table:table-cell>
          <table:table-cell table:number-columns-repeated="1022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419.774" calcext:value-type="float">
            <text:p>419.774</text:p>
          </table:table-cell>
          <table:table-cell table:number-columns-repeated="1022"/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429.192" calcext:value-type="float">
            <text:p>429.192</text:p>
          </table:table-cell>
          <table:table-cell table:number-columns-repeated="1022"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582.729" calcext:value-type="float">
            <text:p>582.729</text:p>
          </table:table-cell>
          <table:table-cell table:number-columns-repeated="1022"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489.511" calcext:value-type="float">
            <text:p>489.511</text:p>
          </table:table-cell>
          <table:table-cell table:number-columns-repeated="1022"/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534.974" calcext:value-type="float">
            <text:p>534.974</text:p>
          </table:table-cell>
          <table:table-cell table:number-columns-repeated="102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463.243" calcext:value-type="float">
            <text:p>463.243</text:p>
          </table:table-cell>
          <table:table-cell table:number-columns-repeated="1022"/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513.201" calcext:value-type="float">
            <text:p>513.201</text:p>
          </table:table-cell>
          <table:table-cell table:number-columns-repeated="1022"/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612.967" calcext:value-type="float">
            <text:p>612.967</text:p>
          </table:table-cell>
          <table:table-cell table:number-columns-repeated="1022"/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500.706" calcext:value-type="float">
            <text:p>500.706</text:p>
          </table:table-cell>
          <table:table-cell table:number-columns-repeated="1022"/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579.328" calcext:value-type="float">
            <text:p>579.328</text:p>
          </table:table-cell>
          <table:table-cell table:number-columns-repeated="1022"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503.06" calcext:value-type="float">
            <text:p>503.06</text:p>
          </table:table-cell>
          <table:table-cell table:number-columns-repeated="1022"/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507.563" calcext:value-type="float">
            <text:p>507.563</text:p>
          </table:table-cell>
          <table:table-cell table:number-columns-repeated="1022"/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607.015" calcext:value-type="float">
            <text:p>607.015</text:p>
          </table:table-cell>
          <table:table-cell table:number-columns-repeated="1022"/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537.83" calcext:value-type="float">
            <text:p>537.83</text:p>
          </table:table-cell>
          <table:table-cell table:number-columns-repeated="1022"/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663.623" calcext:value-type="float">
            <text:p>663.623</text:p>
          </table:table-cell>
          <table:table-cell table:number-columns-repeated="1022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542.535" calcext:value-type="float">
            <text:p>542.535</text:p>
          </table:table-cell>
          <table:table-cell table:number-columns-repeated="1022"/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551.845" calcext:value-type="float">
            <text:p>551.845</text:p>
          </table:table-cell>
          <table:table-cell table:number-columns-repeated="1022"/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812.641" calcext:value-type="float">
            <text:p>812.641</text:p>
          </table:table-cell>
          <table:table-cell table:number-columns-repeated="1022"/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579.298" calcext:value-type="float">
            <text:p>579.298</text:p>
          </table:table-cell>
          <table:table-cell table:number-columns-repeated="1022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706.395" calcext:value-type="float">
            <text:p>706.395</text:p>
          </table:table-cell>
          <table:table-cell table:number-columns-repeated="1022"/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586.226" calcext:value-type="float">
            <text:p>586.226</text:p>
          </table:table-cell>
          <table:table-cell table:number-columns-repeated="1022"/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592.81" calcext:value-type="float">
            <text:p>592.81</text:p>
          </table:table-cell>
          <table:table-cell table:number-columns-repeated="1022"/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909.331" calcext:value-type="float">
            <text:p>909.331</text:p>
          </table:table-cell>
          <table:table-cell table:number-columns-repeated="1022"/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662.704" calcext:value-type="float">
            <text:p>662.704</text:p>
          </table:table-cell>
          <table:table-cell table:number-columns-repeated="1022"/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701.98" calcext:value-type="float">
            <text:p>701.98</text:p>
          </table:table-cell>
          <table:table-cell table:number-columns-repeated="102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627.85" calcext:value-type="float">
            <text:p>627.85</text:p>
          </table:table-cell>
          <table:table-cell table:number-columns-repeated="1022"/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639.717" calcext:value-type="float">
            <text:p>639.717</text:p>
          </table:table-cell>
          <table:table-cell table:number-columns-repeated="1022"/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1098.54" calcext:value-type="float">
            <text:p>1098.54</text:p>
          </table:table-cell>
          <table:table-cell table:number-columns-repeated="1022"/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676.488" calcext:value-type="float">
            <text:p>676.488</text:p>
          </table:table-cell>
          <table:table-cell table:number-columns-repeated="1022"/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748.232" calcext:value-type="float">
            <text:p>748.232</text:p>
          </table:table-cell>
          <table:table-cell table:number-columns-repeated="1022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679.298" calcext:value-type="float">
            <text:p>679.298</text:p>
          </table:table-cell>
          <table:table-cell table:number-columns-repeated="1022"/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695.648" calcext:value-type="float">
            <text:p>695.648</text:p>
          </table:table-cell>
          <table:table-cell table:number-columns-repeated="1022"/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932.52" calcext:value-type="float">
            <text:p>932.52</text:p>
          </table:table-cell>
          <table:table-cell table:number-columns-repeated="1022"/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864.576" calcext:value-type="float">
            <text:p>864.576</text:p>
          </table:table-cell>
          <table:table-cell table:number-columns-repeated="1022"/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804.225" calcext:value-type="float">
            <text:p>804.225</text:p>
          </table:table-cell>
          <table:table-cell table:number-columns-repeated="102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723.176" calcext:value-type="float">
            <text:p>723.176</text:p>
          </table:table-cell>
          <table:table-cell table:number-columns-repeated="1022"/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732.272" calcext:value-type="float">
            <text:p>732.272</text:p>
          </table:table-cell>
          <table:table-cell table:number-columns-repeated="1022"/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1018.19" calcext:value-type="float">
            <text:p>1018.19</text:p>
          </table:table-cell>
          <table:table-cell table:number-columns-repeated="1022"/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773.544" calcext:value-type="float">
            <text:p>773.544</text:p>
          </table:table-cell>
          <table:table-cell table:number-columns-repeated="1022"/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883.18" calcext:value-type="float">
            <text:p>883.18</text:p>
          </table:table-cell>
          <table:table-cell table:number-columns-repeated="1022"/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773.191" calcext:value-type="float">
            <text:p>773.191</text:p>
          </table:table-cell>
          <table:table-cell table:number-columns-repeated="1022"/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794.104" calcext:value-type="float">
            <text:p>794.104</text:p>
          </table:table-cell>
          <table:table-cell table:number-columns-repeated="1022"/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1435.11" calcext:value-type="float">
            <text:p>1435.11</text:p>
          </table:table-cell>
          <table:table-cell table:number-columns-repeated="1022"/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820.795" calcext:value-type="float">
            <text:p>820.795</text:p>
          </table:table-cell>
          <table:table-cell table:number-columns-repeated="1022"/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957.562" calcext:value-type="float">
            <text:p>957.562</text:p>
          </table:table-cell>
          <table:table-cell table:number-columns-repeated="102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828.545" calcext:value-type="float">
            <text:p>828.545</text:p>
          </table:table-cell>
          <table:table-cell table:number-columns-repeated="1022"/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854.099" calcext:value-type="float">
            <text:p>854.099</text:p>
          </table:table-cell>
          <table:table-cell table:number-columns-repeated="1022"/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1282.16" calcext:value-type="float">
            <text:p>1282.16</text:p>
          </table:table-cell>
          <table:table-cell table:number-columns-repeated="1022"/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868.307" calcext:value-type="float">
            <text:p>868.307</text:p>
          </table:table-cell>
          <table:table-cell table:number-columns-repeated="1022"/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995.932" calcext:value-type="float">
            <text:p>995.932</text:p>
          </table:table-cell>
          <table:table-cell table:number-columns-repeated="1022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881.252" calcext:value-type="float">
            <text:p>881.252</text:p>
          </table:table-cell>
          <table:table-cell table:number-columns-repeated="1022"/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896.95" calcext:value-type="float">
            <text:p>896.95</text:p>
          </table:table-cell>
          <table:table-cell table:number-columns-repeated="1022"/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1658.68" calcext:value-type="float">
            <text:p>1658.68</text:p>
          </table:table-cell>
          <table:table-cell table:number-columns-repeated="1022"/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954.884" calcext:value-type="float">
            <text:p>954.884</text:p>
          </table:table-cell>
          <table:table-cell table:number-columns-repeated="1022"/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1017.87" calcext:value-type="float">
            <text:p>1017.87</text:p>
          </table:table-cell>
          <table:table-cell table:number-columns-repeated="102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936.665" calcext:value-type="float">
            <text:p>936.665</text:p>
          </table:table-cell>
          <table:table-cell table:number-columns-repeated="1022"/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1002.96" calcext:value-type="float">
            <text:p>1002.96</text:p>
          </table:table-cell>
          <table:table-cell table:number-columns-repeated="1022"/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1526.8" calcext:value-type="float">
            <text:p>1526.8</text:p>
          </table:table-cell>
          <table:table-cell table:number-columns-repeated="1022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1018.51" calcext:value-type="float">
            <text:p>1018.51</text:p>
          </table:table-cell>
          <table:table-cell table:number-columns-repeated="1022"/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1118.34" calcext:value-type="float">
            <text:p>1118.34</text:p>
          </table:table-cell>
          <table:table-cell table:number-columns-repeated="1022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985.155" calcext:value-type="float">
            <text:p>985.155</text:p>
          </table:table-cell>
          <table:table-cell table:number-columns-repeated="1022"/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1068.07" calcext:value-type="float">
            <text:p>1068.07</text:p>
          </table:table-cell>
          <table:table-cell table:number-columns-repeated="1022"/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1315.72" calcext:value-type="float">
            <text:p>1315.72</text:p>
          </table:table-cell>
          <table:table-cell table:number-columns-repeated="1022"/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1092.87" calcext:value-type="float">
            <text:p>1092.87</text:p>
          </table:table-cell>
          <table:table-cell table:number-columns-repeated="1022"/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1162.48" calcext:value-type="float">
            <text:p>1162.48</text:p>
          </table:table-cell>
          <table:table-cell table:number-columns-repeated="102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046.67" calcext:value-type="float">
            <text:p>1046.67</text:p>
          </table:table-cell>
          <table:table-cell table:number-columns-repeated="1022"/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1063.81" calcext:value-type="float">
            <text:p>1063.81</text:p>
          </table:table-cell>
          <table:table-cell table:number-columns-repeated="1022"/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1567.85" calcext:value-type="float">
            <text:p>1567.85</text:p>
          </table:table-cell>
          <table:table-cell table:number-columns-repeated="1022"/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1162.26" calcext:value-type="float">
            <text:p>1162.26</text:p>
          </table:table-cell>
          <table:table-cell table:number-columns-repeated="1022"/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1274.77" calcext:value-type="float">
            <text:p>1274.77</text:p>
          </table:table-cell>
          <table:table-cell table:number-columns-repeated="1022"/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1109.9" calcext:value-type="float">
            <text:p>1109.9</text:p>
          </table:table-cell>
          <table:table-cell table:number-columns-repeated="1022"/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1119" calcext:value-type="float">
            <text:p>1119</text:p>
          </table:table-cell>
          <table:table-cell table:number-columns-repeated="1022"/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1872.67" calcext:value-type="float">
            <text:p>1872.67</text:p>
          </table:table-cell>
          <table:table-cell table:number-columns-repeated="1022"/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1493.47" calcext:value-type="float">
            <text:p>1493.47</text:p>
          </table:table-cell>
          <table:table-cell table:number-columns-repeated="1022"/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1326.77" calcext:value-type="float">
            <text:p>1326.77</text:p>
          </table:table-cell>
          <table:table-cell table:number-columns-repeated="102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170.88" calcext:value-type="float">
            <text:p>1170.88</text:p>
          </table:table-cell>
          <table:table-cell table:number-columns-repeated="1022"/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1224.18" calcext:value-type="float">
            <text:p>1224.18</text:p>
          </table:table-cell>
          <table:table-cell table:number-columns-repeated="1022"/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2202.05" calcext:value-type="float">
            <text:p>2202.05</text:p>
          </table:table-cell>
          <table:table-cell table:number-columns-repeated="1022"/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float" office:value="1608.94" calcext:value-type="float">
            <text:p>1608.94</text:p>
          </table:table-cell>
          <table:table-cell table:number-columns-repeated="1022"/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1307.91" calcext:value-type="float">
            <text:p>1307.91</text:p>
          </table:table-cell>
          <table:table-cell table:number-columns-repeated="1022"/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1235.28" calcext:value-type="float">
            <text:p>1235.28</text:p>
          </table:table-cell>
          <table:table-cell table:number-columns-repeated="1022"/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1261.64" calcext:value-type="float">
            <text:p>1261.64</text:p>
          </table:table-cell>
          <table:table-cell table:number-columns-repeated="1022"/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2462.01" calcext:value-type="float">
            <text:p>2462.01</text:p>
          </table:table-cell>
          <table:table-cell table:number-columns-repeated="1022"/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1432.83" calcext:value-type="float">
            <text:p>1432.83</text:p>
          </table:table-cell>
          <table:table-cell table:number-columns-repeated="1022"/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1481.05" calcext:value-type="float">
            <text:p>1481.05</text:p>
          </table:table-cell>
          <table:table-cell table:number-columns-repeated="102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300.39" calcext:value-type="float">
            <text:p>1300.39</text:p>
          </table:table-cell>
          <table:table-cell table:number-columns-repeated="1022"/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1370.85" calcext:value-type="float">
            <text:p>1370.85</text:p>
          </table:table-cell>
          <table:table-cell table:number-columns-repeated="1022"/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2677" calcext:value-type="float">
            <text:p>2677</text:p>
          </table:table-cell>
          <table:table-cell table:number-columns-repeated="1022"/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1730.58" calcext:value-type="float">
            <text:p>1730.58</text:p>
          </table:table-cell>
          <table:table-cell table:number-columns-repeated="1022"/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1560.47" calcext:value-type="float">
            <text:p>1560.47</text:p>
          </table:table-cell>
          <table:table-cell table:number-columns-repeated="1022"/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1375.68" calcext:value-type="float">
            <text:p>1375.68</text:p>
          </table:table-cell>
          <table:table-cell table:number-columns-repeated="1022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392.94" calcext:value-type="float">
            <text:p>1392.94</text:p>
          </table:table-cell>
          <table:table-cell table:number-columns-repeated="1022"/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float" office:value="2847.24" calcext:value-type="float">
            <text:p>2847.24</text:p>
          </table:table-cell>
          <table:table-cell table:number-columns-repeated="1022"/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1610.4" calcext:value-type="float">
            <text:p>1610.4</text:p>
          </table:table-cell>
          <table:table-cell table:number-columns-repeated="1022"/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float" office:value="1659.3" calcext:value-type="float">
            <text:p>1659.3</text:p>
          </table:table-cell>
          <table:table-cell table:number-columns-repeated="1022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431.65" calcext:value-type="float">
            <text:p>1431.65</text:p>
          </table:table-cell>
          <table:table-cell table:number-columns-repeated="1022"/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1499.8" calcext:value-type="float">
            <text:p>1499.8</text:p>
          </table:table-cell>
          <table:table-cell table:number-columns-repeated="1022"/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2924.02" calcext:value-type="float">
            <text:p>2924.02</text:p>
          </table:table-cell>
          <table:table-cell table:number-columns-repeated="1022"/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1587.6" calcext:value-type="float">
            <text:p>1587.6</text:p>
          </table:table-cell>
          <table:table-cell table:number-columns-repeated="1022"/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1652.13" calcext:value-type="float">
            <text:p>1652.13</text:p>
          </table:table-cell>
          <table:table-cell table:number-columns-repeated="1022"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1500.67" calcext:value-type="float">
            <text:p>1500.67</text:p>
          </table:table-cell>
          <table:table-cell table:number-columns-repeated="1022"/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1517.14" calcext:value-type="float">
            <text:p>1517.14</text:p>
          </table:table-cell>
          <table:table-cell table:number-columns-repeated="1022"/>
        </table:table-row>
        <table:table-row table:style-name="ro1">
          <table:table-cell office:value-type="float" office:value="22700" calcext:value-type="float">
            <text:p>22700</text:p>
          </table:table-cell>
          <table:table-cell office:value-type="float" office:value="3003.34" calcext:value-type="float">
            <text:p>3003.34</text:p>
          </table:table-cell>
          <table:table-cell table:number-columns-repeated="1022"/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1854.56" calcext:value-type="float">
            <text:p>1854.56</text:p>
          </table:table-cell>
          <table:table-cell table:number-columns-repeated="1022"/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1692.53" calcext:value-type="float">
            <text:p>1692.53</text:p>
          </table:table-cell>
          <table:table-cell table:number-columns-repeated="1022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1569.4" calcext:value-type="float">
            <text:p>1569.4</text:p>
          </table:table-cell>
          <table:table-cell table:number-columns-repeated="1022"/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1591.4" calcext:value-type="float">
            <text:p>1591.4</text:p>
          </table:table-cell>
          <table:table-cell table:number-columns-repeated="1022"/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3271.81" calcext:value-type="float">
            <text:p>3271.81</text:p>
          </table:table-cell>
          <table:table-cell table:number-columns-repeated="1022"/>
        </table:table-row>
        <table:table-row table:style-name="ro1">
          <table:table-cell office:value-type="float" office:value="23300" calcext:value-type="float">
            <text:p>23300</text:p>
          </table:table-cell>
          <table:table-cell office:value-type="float" office:value="1799.22" calcext:value-type="float">
            <text:p>1799.22</text:p>
          </table:table-cell>
          <table:table-cell table:number-columns-repeated="1022"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1776.42" calcext:value-type="float">
            <text:p>1776.42</text:p>
          </table:table-cell>
          <table:table-cell table:number-columns-repeated="1022"/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1664.7" calcext:value-type="float">
            <text:p>1664.7</text:p>
          </table:table-cell>
          <table:table-cell table:number-columns-repeated="1022"/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1721.98" calcext:value-type="float">
            <text:p>1721.98</text:p>
          </table:table-cell>
          <table:table-cell table:number-columns-repeated="1022"/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3400.42" calcext:value-type="float">
            <text:p>3400.42</text:p>
          </table:table-cell>
          <table:table-cell table:number-columns-repeated="1022"/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1834.1" calcext:value-type="float">
            <text:p>1834.1</text:p>
          </table:table-cell>
          <table:table-cell table:number-columns-repeated="1022"/>
        </table:table-row>
        <table:table-row table:style-name="ro1">
          <table:table-cell office:value-type="float" office:value="23900" calcext:value-type="float">
            <text:p>23900</text:p>
          </table:table-cell>
          <table:table-cell office:value-type="float" office:value="1808.58" calcext:value-type="float">
            <text:p>1808.58</text:p>
          </table:table-cell>
          <table:table-cell table:number-columns-repeated="1022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895.94" calcext:value-type="float">
            <text:p>1895.94</text:p>
          </table:table-cell>
          <table:table-cell table:number-columns-repeated="1022"/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1767.48" calcext:value-type="float">
            <text:p>1767.48</text:p>
          </table:table-cell>
          <table:table-cell table:number-columns-repeated="1022"/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float" office:value="3472.92" calcext:value-type="float">
            <text:p>3472.92</text:p>
          </table:table-cell>
          <table:table-cell table:number-columns-repeated="1022"/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1883.53" calcext:value-type="float">
            <text:p>1883.53</text:p>
          </table:table-cell>
          <table:table-cell table:number-columns-repeated="1022"/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1946.46" calcext:value-type="float">
            <text:p>1946.46</text:p>
          </table:table-cell>
          <table:table-cell table:number-columns-repeated="1022"/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1808.36" calcext:value-type="float">
            <text:p>1808.36</text:p>
          </table:table-cell>
          <table:table-cell table:number-columns-repeated="1022"/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1850.74" calcext:value-type="float">
            <text:p>1850.74</text:p>
          </table:table-cell>
          <table:table-cell table:number-columns-repeated="1022"/>
        </table:table-row>
        <table:table-row table:style-name="ro1">
          <table:table-cell office:value-type="float" office:value="24700" calcext:value-type="float">
            <text:p>24700</text:p>
          </table:table-cell>
          <table:table-cell office:value-type="float" office:value="3665.7" calcext:value-type="float">
            <text:p>3665.7</text:p>
          </table:table-cell>
          <table:table-cell table:number-columns-repeated="1022"/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2309.66" calcext:value-type="float">
            <text:p>2309.66</text:p>
          </table:table-cell>
          <table:table-cell table:number-columns-repeated="1022"/>
        </table:table-row>
        <table:table-row table:style-name="ro1">
          <table:table-cell office:value-type="float" office:value="24900" calcext:value-type="float">
            <text:p>24900</text:p>
          </table:table-cell>
          <table:table-cell office:value-type="float" office:value="1987.64" calcext:value-type="float">
            <text:p>1987.64</text:p>
          </table:table-cell>
          <table:table-cell table:number-columns-repeated="1022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877.69" calcext:value-type="float">
            <text:p>1877.69</text:p>
          </table:table-cell>
          <table:table-cell table:number-columns-repeated="1022"/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1911.82" calcext:value-type="float">
            <text:p>1911.82</text:p>
          </table:table-cell>
          <table:table-cell table:number-columns-repeated="1022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3918.21" calcext:value-type="float">
            <text:p>3918.21</text:p>
          </table:table-cell>
          <table:table-cell table:number-columns-repeated="1022"/>
        </table:table-row>
        <table:table-row table:style-name="ro1">
          <table:table-cell office:value-type="float" office:value="25300" calcext:value-type="float">
            <text:p>25300</text:p>
          </table:table-cell>
          <table:table-cell office:value-type="float" office:value="2278.28" calcext:value-type="float">
            <text:p>2278.28</text:p>
          </table:table-cell>
          <table:table-cell table:number-columns-repeated="1022"/>
        </table:table-row>
        <table:table-row table:style-name="ro1">
          <table:table-cell office:value-type="float" office:value="25400" calcext:value-type="float">
            <text:p>25400</text:p>
          </table:table-cell>
          <table:table-cell office:value-type="float" office:value="2101.91" calcext:value-type="float">
            <text:p>2101.91</text:p>
          </table:table-cell>
          <table:table-cell table:number-columns-repeated="1022"/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2173.86" calcext:value-type="float">
            <text:p>2173.86</text:p>
          </table:table-cell>
          <table:table-cell table:number-columns-repeated="1022"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1990.79" calcext:value-type="float">
            <text:p>1990.79</text:p>
          </table:table-cell>
          <table:table-cell table:number-columns-repeated="1022"/>
        </table:table-row>
        <table:table-row table:style-name="ro1">
          <table:table-cell office:value-type="float" office:value="25700" calcext:value-type="float">
            <text:p>25700</text:p>
          </table:table-cell>
          <table:table-cell office:value-type="float" office:value="4076.78" calcext:value-type="float">
            <text:p>4076.78</text:p>
          </table:table-cell>
          <table:table-cell table:number-columns-repeated="1022"/>
        </table:table-row>
        <table:table-row table:style-name="ro1">
          <table:table-cell office:value-type="float" office:value="25800" calcext:value-type="float">
            <text:p>25800</text:p>
          </table:table-cell>
          <table:table-cell office:value-type="float" office:value="2278.96" calcext:value-type="float">
            <text:p>2278.96</text:p>
          </table:table-cell>
          <table:table-cell table:number-columns-repeated="1022"/>
        </table:table-row>
        <table:table-row table:style-name="ro1">
          <table:table-cell office:value-type="float" office:value="25900" calcext:value-type="float">
            <text:p>25900</text:p>
          </table:table-cell>
          <table:table-cell office:value-type="float" office:value="2139.29" calcext:value-type="float">
            <text:p>2139.29</text:p>
          </table:table-cell>
          <table:table-cell table:number-columns-repeated="1022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2146.8" calcext:value-type="float">
            <text:p>2146.8</text:p>
          </table:table-cell>
          <table:table-cell table:number-columns-repeated="1022"/>
        </table:table-row>
        <table:table-row table:style-name="ro1">
          <table:table-cell office:value-type="float" office:value="26100" calcext:value-type="float">
            <text:p>26100</text:p>
          </table:table-cell>
          <table:table-cell office:value-type="float" office:value="2061.18" calcext:value-type="float">
            <text:p>2061.18</text:p>
          </table:table-cell>
          <table:table-cell table:number-columns-repeated="1022"/>
        </table:table-row>
        <table:table-row table:style-name="ro1">
          <table:table-cell office:value-type="float" office:value="26200" calcext:value-type="float">
            <text:p>26200</text:p>
          </table:table-cell>
          <table:table-cell office:value-type="float" office:value="4276.54" calcext:value-type="float">
            <text:p>4276.54</text:p>
          </table:table-cell>
          <table:table-cell table:number-columns-repeated="1022"/>
        </table:table-row>
        <table:table-row table:style-name="ro1">
          <table:table-cell office:value-type="float" office:value="26300" calcext:value-type="float">
            <text:p>26300</text:p>
          </table:table-cell>
          <table:table-cell office:value-type="float" office:value="2396.42" calcext:value-type="float">
            <text:p>2396.42</text:p>
          </table:table-cell>
          <table:table-cell table:number-columns-repeated="1022"/>
        </table:table-row>
        <table:table-row table:style-name="ro1">
          <table:table-cell office:value-type="float" office:value="26400" calcext:value-type="float">
            <text:p>26400</text:p>
          </table:table-cell>
          <table:table-cell office:value-type="float" office:value="2278.02" calcext:value-type="float">
            <text:p>2278.02</text:p>
          </table:table-cell>
          <table:table-cell table:number-columns-repeated="1022"/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2133.57" calcext:value-type="float">
            <text:p>2133.57</text:p>
          </table:table-cell>
          <table:table-cell table:number-columns-repeated="1022"/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2147.58" calcext:value-type="float">
            <text:p>2147.58</text:p>
          </table:table-cell>
          <table:table-cell table:number-columns-repeated="1022"/>
        </table:table-row>
        <table:table-row table:style-name="ro1">
          <table:table-cell office:value-type="float" office:value="26700" calcext:value-type="float">
            <text:p>26700</text:p>
          </table:table-cell>
          <table:table-cell office:value-type="float" office:value="4399.34" calcext:value-type="float">
            <text:p>4399.34</text:p>
          </table:table-cell>
          <table:table-cell table:number-columns-repeated="1022"/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2461.65" calcext:value-type="float">
            <text:p>2461.65</text:p>
          </table:table-cell>
          <table:table-cell table:number-columns-repeated="1022"/>
        </table:table-row>
        <table:table-row table:style-name="ro1">
          <table:table-cell office:value-type="float" office:value="26900" calcext:value-type="float">
            <text:p>26900</text:p>
          </table:table-cell>
          <table:table-cell office:value-type="float" office:value="2352.6" calcext:value-type="float">
            <text:p>2352.6</text:p>
          </table:table-cell>
          <table:table-cell table:number-columns-repeated="1022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2217.78" calcext:value-type="float">
            <text:p>2217.78</text:p>
          </table:table-cell>
          <table:table-cell table:number-columns-repeated="1022"/>
        </table:table-row>
        <table:table-row table:style-name="ro1">
          <table:table-cell office:value-type="float" office:value="27100" calcext:value-type="float">
            <text:p>27100</text:p>
          </table:table-cell>
          <table:table-cell office:value-type="float" office:value="2229.74" calcext:value-type="float">
            <text:p>2229.74</text:p>
          </table:table-cell>
          <table:table-cell table:number-columns-repeated="1022"/>
        </table:table-row>
        <table:table-row table:style-name="ro1">
          <table:table-cell office:value-type="float" office:value="27200" calcext:value-type="float">
            <text:p>27200</text:p>
          </table:table-cell>
          <table:table-cell office:value-type="float" office:value="4628.61" calcext:value-type="float">
            <text:p>4628.61</text:p>
          </table:table-cell>
          <table:table-cell table:number-columns-repeated="1022"/>
        </table:table-row>
        <table:table-row table:style-name="ro1">
          <table:table-cell office:value-type="float" office:value="27300" calcext:value-type="float">
            <text:p>27300</text:p>
          </table:table-cell>
          <table:table-cell office:value-type="float" office:value="2566.51" calcext:value-type="float">
            <text:p>2566.51</text:p>
          </table:table-cell>
          <table:table-cell table:number-columns-repeated="1022"/>
        </table:table-row>
        <table:table-row table:style-name="ro1">
          <table:table-cell office:value-type="float" office:value="27400" calcext:value-type="float">
            <text:p>27400</text:p>
          </table:table-cell>
          <table:table-cell office:value-type="float" office:value="2463.45" calcext:value-type="float">
            <text:p>2463.45</text:p>
          </table:table-cell>
          <table:table-cell table:number-columns-repeated="1022"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2297.5" calcext:value-type="float">
            <text:p>2297.5</text:p>
          </table:table-cell>
          <table:table-cell table:number-columns-repeated="1022"/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2339.46" calcext:value-type="float">
            <text:p>2339.46</text:p>
          </table:table-cell>
          <table:table-cell table:number-columns-repeated="1022"/>
        </table:table-row>
        <table:table-row table:style-name="ro1">
          <table:table-cell office:value-type="float" office:value="27700" calcext:value-type="float">
            <text:p>27700</text:p>
          </table:table-cell>
          <table:table-cell office:value-type="float" office:value="5042.12" calcext:value-type="float">
            <text:p>5042.12</text:p>
          </table:table-cell>
          <table:table-cell table:number-columns-repeated="1022"/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float" office:value="2551.22" calcext:value-type="float">
            <text:p>2551.22</text:p>
          </table:table-cell>
          <table:table-cell table:number-columns-repeated="1022"/>
        </table:table-row>
        <table:table-row table:style-name="ro1">
          <table:table-cell office:value-type="float" office:value="27900" calcext:value-type="float">
            <text:p>27900</text:p>
          </table:table-cell>
          <table:table-cell office:value-type="float" office:value="2510.49" calcext:value-type="float">
            <text:p>2510.49</text:p>
          </table:table-cell>
          <table:table-cell table:number-columns-repeated="1022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2430.97" calcext:value-type="float">
            <text:p>2430.97</text:p>
          </table:table-cell>
          <table:table-cell table:number-columns-repeated="1022"/>
        </table:table-row>
        <table:table-row table:style-name="ro1">
          <table:table-cell office:value-type="float" office:value="28100" calcext:value-type="float">
            <text:p>28100</text:p>
          </table:table-cell>
          <table:table-cell office:value-type="float" office:value="2456.96" calcext:value-type="float">
            <text:p>2456.96</text:p>
          </table:table-cell>
          <table:table-cell table:number-columns-repeated="1022"/>
        </table:table-row>
        <table:table-row table:style-name="ro1">
          <table:table-cell office:value-type="float" office:value="28200" calcext:value-type="float">
            <text:p>28200</text:p>
          </table:table-cell>
          <table:table-cell office:value-type="float" office:value="5049.76" calcext:value-type="float">
            <text:p>5049.76</text:p>
          </table:table-cell>
          <table:table-cell table:number-columns-repeated="1022"/>
        </table:table-row>
        <table:table-row table:style-name="ro1">
          <table:table-cell office:value-type="float" office:value="28300" calcext:value-type="float">
            <text:p>28300</text:p>
          </table:table-cell>
          <table:table-cell office:value-type="float" office:value="2946.53" calcext:value-type="float">
            <text:p>2946.53</text:p>
          </table:table-cell>
          <table:table-cell table:number-columns-repeated="1022"/>
        </table:table-row>
        <table:table-row table:style-name="ro1">
          <table:table-cell office:value-type="float" office:value="28400" calcext:value-type="float">
            <text:p>28400</text:p>
          </table:table-cell>
          <table:table-cell office:value-type="float" office:value="2657.05" calcext:value-type="float">
            <text:p>2657.05</text:p>
          </table:table-cell>
          <table:table-cell table:number-columns-repeated="1022"/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2491.42" calcext:value-type="float">
            <text:p>2491.42</text:p>
          </table:table-cell>
          <table:table-cell table:number-columns-repeated="1022"/>
        </table:table-row>
        <table:table-row table:style-name="ro1">
          <table:table-cell office:value-type="float" office:value="28600" calcext:value-type="float">
            <text:p>28600</text:p>
          </table:table-cell>
          <table:table-cell office:value-type="float" office:value="2551.32" calcext:value-type="float">
            <text:p>2551.32</text:p>
          </table:table-cell>
          <table:table-cell table:number-columns-repeated="1022"/>
        </table:table-row>
        <table:table-row table:style-name="ro1">
          <table:table-cell office:value-type="float" office:value="28700" calcext:value-type="float">
            <text:p>28700</text:p>
          </table:table-cell>
          <table:table-cell office:value-type="float" office:value="5374.16" calcext:value-type="float">
            <text:p>5374.16</text:p>
          </table:table-cell>
          <table:table-cell table:number-columns-repeated="1022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787.52" calcext:value-type="float">
            <text:p>2787.52</text:p>
          </table:table-cell>
          <table:table-cell table:number-columns-repeated="1022"/>
        </table:table-row>
        <table:table-row table:style-name="ro1">
          <table:table-cell office:value-type="float" office:value="28900" calcext:value-type="float">
            <text:p>28900</text:p>
          </table:table-cell>
          <table:table-cell office:value-type="float" office:value="2767.2" calcext:value-type="float">
            <text:p>2767.2</text:p>
          </table:table-cell>
          <table:table-cell table:number-columns-repeated="1022"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2570.95" calcext:value-type="float">
            <text:p>2570.95</text:p>
          </table:table-cell>
          <table:table-cell table:number-columns-repeated="1022"/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2622.69" calcext:value-type="float">
            <text:p>2622.69</text:p>
          </table:table-cell>
          <table:table-cell table:number-columns-repeated="1022"/>
        </table:table-row>
        <table:table-row table:style-name="ro1">
          <table:table-cell office:value-type="float" office:value="29200" calcext:value-type="float">
            <text:p>29200</text:p>
          </table:table-cell>
          <table:table-cell office:value-type="float" office:value="4521.96" calcext:value-type="float">
            <text:p>4521.96</text:p>
          </table:table-cell>
          <table:table-cell table:number-columns-repeated="1022"/>
        </table:table-row>
        <table:table-row table:style-name="ro1">
          <table:table-cell office:value-type="float" office:value="29300" calcext:value-type="float">
            <text:p>29300</text:p>
          </table:table-cell>
          <table:table-cell office:value-type="float" office:value="2838.52" calcext:value-type="float">
            <text:p>2838.52</text:p>
          </table:table-cell>
          <table:table-cell table:number-columns-repeated="1022"/>
        </table:table-row>
        <table:table-row table:style-name="ro1">
          <table:table-cell office:value-type="float" office:value="29400" calcext:value-type="float">
            <text:p>29400</text:p>
          </table:table-cell>
          <table:table-cell office:value-type="float" office:value="2804.72" calcext:value-type="float">
            <text:p>2804.72</text:p>
          </table:table-cell>
          <table:table-cell table:number-columns-repeated="1022"/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2686.18" calcext:value-type="float">
            <text:p>2686.18</text:p>
          </table:table-cell>
          <table:table-cell table:number-columns-repeated="1022"/>
        </table:table-row>
        <table:table-row table:style-name="ro1">
          <table:table-cell office:value-type="float" office:value="29600" calcext:value-type="float">
            <text:p>29600</text:p>
          </table:table-cell>
          <table:table-cell office:value-type="float" office:value="2730.91" calcext:value-type="float">
            <text:p>2730.91</text:p>
          </table:table-cell>
          <table:table-cell table:number-columns-repeated="1022"/>
        </table:table-row>
        <table:table-row table:style-name="ro1">
          <table:table-cell office:value-type="float" office:value="29700" calcext:value-type="float">
            <text:p>29700</text:p>
          </table:table-cell>
          <table:table-cell office:value-type="float" office:value="3831.7" calcext:value-type="float">
            <text:p>3831.7</text:p>
          </table:table-cell>
          <table:table-cell table:number-columns-repeated="1022"/>
        </table:table-row>
        <table:table-row table:style-name="ro1">
          <table:table-cell office:value-type="float" office:value="29800" calcext:value-type="float">
            <text:p>29800</text:p>
          </table:table-cell>
          <table:table-cell office:value-type="float" office:value="2880.34" calcext:value-type="float">
            <text:p>2880.34</text:p>
          </table:table-cell>
          <table:table-cell table:number-columns-repeated="1022"/>
        </table:table-row>
        <table:table-row table:style-name="ro1">
          <table:table-cell office:value-type="float" office:value="29900" calcext:value-type="float">
            <text:p>29900</text:p>
          </table:table-cell>
          <table:table-cell office:value-type="float" office:value="2994.89" calcext:value-type="float">
            <text:p>2994.89</text:p>
          </table:table-cell>
          <table:table-cell table:number-columns-repeated="102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776.23" calcext:value-type="float">
            <text:p>2776.23</text:p>
          </table:table-cell>
          <table:table-cell table:number-columns-repeated="1022"/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float" office:value="2850.4" calcext:value-type="float">
            <text:p>2850.4</text:p>
          </table:table-cell>
          <table:table-cell table:number-columns-repeated="1022"/>
        </table:table-row>
        <table:table-row table:style-name="ro1">
          <table:table-cell office:value-type="float" office:value="30200" calcext:value-type="float">
            <text:p>30200</text:p>
          </table:table-cell>
          <table:table-cell office:value-type="float" office:value="3129.09" calcext:value-type="float">
            <text:p>3129.09</text:p>
          </table:table-cell>
          <table:table-cell table:number-columns-repeated="1022"/>
        </table:table-row>
        <table:table-row table:style-name="ro1">
          <table:table-cell office:value-type="float" office:value="30300" calcext:value-type="float">
            <text:p>30300</text:p>
          </table:table-cell>
          <table:table-cell office:value-type="float" office:value="2996.59" calcext:value-type="float">
            <text:p>2996.59</text:p>
          </table:table-cell>
          <table:table-cell table:number-columns-repeated="1022"/>
        </table:table-row>
        <table:table-row table:style-name="ro1">
          <table:table-cell office:value-type="float" office:value="30400" calcext:value-type="float">
            <text:p>30400</text:p>
          </table:table-cell>
          <table:table-cell office:value-type="float" office:value="3053.01" calcext:value-type="float">
            <text:p>3053.01</text:p>
          </table:table-cell>
          <table:table-cell table:number-columns-repeated="1022"/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2870.91" calcext:value-type="float">
            <text:p>2870.91</text:p>
          </table:table-cell>
          <table:table-cell table:number-columns-repeated="1022"/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2923.74" calcext:value-type="float">
            <text:p>2923.74</text:p>
          </table:table-cell>
          <table:table-cell table:number-columns-repeated="1022"/>
        </table:table-row>
        <table:table-row table:style-name="ro1">
          <table:table-cell office:value-type="float" office:value="30700" calcext:value-type="float">
            <text:p>30700</text:p>
          </table:table-cell>
          <table:table-cell office:value-type="float" office:value="3672.26" calcext:value-type="float">
            <text:p>3672.26</text:p>
          </table:table-cell>
          <table:table-cell table:number-columns-repeated="1022"/>
        </table:table-row>
        <table:table-row table:style-name="ro1">
          <table:table-cell office:value-type="float" office:value="30800" calcext:value-type="float">
            <text:p>30800</text:p>
          </table:table-cell>
          <table:table-cell office:value-type="float" office:value="3132.27" calcext:value-type="float">
            <text:p>3132.27</text:p>
          </table:table-cell>
          <table:table-cell table:number-columns-repeated="1022"/>
        </table:table-row>
        <table:table-row table:style-name="ro1">
          <table:table-cell office:value-type="float" office:value="30900" calcext:value-type="float">
            <text:p>30900</text:p>
          </table:table-cell>
          <table:table-cell office:value-type="float" office:value="3188.45" calcext:value-type="float">
            <text:p>3188.45</text:p>
          </table:table-cell>
          <table:table-cell table:number-columns-repeated="1022"/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2973.25" calcext:value-type="float">
            <text:p>2973.25</text:p>
          </table:table-cell>
          <table:table-cell table:number-columns-repeated="1022"/>
        </table:table-row>
        <table:table-row table:style-name="ro1">
          <table:table-cell office:value-type="float" office:value="31100" calcext:value-type="float">
            <text:p>31100</text:p>
          </table:table-cell>
          <table:table-cell office:value-type="float" office:value="3055.12" calcext:value-type="float">
            <text:p>3055.12</text:p>
          </table:table-cell>
          <table:table-cell table:number-columns-repeated="1022"/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float" office:value="3576.71" calcext:value-type="float">
            <text:p>3576.71</text:p>
          </table:table-cell>
          <table:table-cell table:number-columns-repeated="1022"/>
        </table:table-row>
        <table:table-row table:style-name="ro1">
          <table:table-cell office:value-type="float" office:value="31300" calcext:value-type="float">
            <text:p>31300</text:p>
          </table:table-cell>
          <table:table-cell office:value-type="float" office:value="3235.48" calcext:value-type="float">
            <text:p>3235.48</text:p>
          </table:table-cell>
          <table:table-cell table:number-columns-repeated="1022"/>
        </table:table-row>
        <table:table-row table:style-name="ro1">
          <table:table-cell office:value-type="float" office:value="31400" calcext:value-type="float">
            <text:p>31400</text:p>
          </table:table-cell>
          <table:table-cell office:value-type="float" office:value="3312.38" calcext:value-type="float">
            <text:p>3312.38</text:p>
          </table:table-cell>
          <table:table-cell table:number-columns-repeated="1022"/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3077.39" calcext:value-type="float">
            <text:p>3077.39</text:p>
          </table:table-cell>
          <table:table-cell table:number-columns-repeated="1022"/>
        </table:table-row>
        <table:table-row table:style-name="ro1">
          <table:table-cell office:value-type="float" office:value="31600" calcext:value-type="float">
            <text:p>31600</text:p>
          </table:table-cell>
          <table:table-cell office:value-type="float" office:value="3073.44" calcext:value-type="float">
            <text:p>3073.44</text:p>
          </table:table-cell>
          <table:table-cell table:number-columns-repeated="1022"/>
        </table:table-row>
        <table:table-row table:style-name="ro1">
          <table:table-cell office:value-type="float" office:value="31700" calcext:value-type="float">
            <text:p>31700</text:p>
          </table:table-cell>
          <table:table-cell office:value-type="float" office:value="3557.34" calcext:value-type="float">
            <text:p>3557.34</text:p>
          </table:table-cell>
          <table:table-cell table:number-columns-repeated="1022"/>
        </table:table-row>
        <table:table-row table:style-name="ro1">
          <table:table-cell office:value-type="float" office:value="31800" calcext:value-type="float">
            <text:p>31800</text:p>
          </table:table-cell>
          <table:table-cell office:value-type="float" office:value="3311.4" calcext:value-type="float">
            <text:p>3311.4</text:p>
          </table:table-cell>
          <table:table-cell table:number-columns-repeated="1022"/>
        </table:table-row>
        <table:table-row table:style-name="ro1">
          <table:table-cell office:value-type="float" office:value="31900" calcext:value-type="float">
            <text:p>31900</text:p>
          </table:table-cell>
          <table:table-cell office:value-type="float" office:value="3742.94" calcext:value-type="float">
            <text:p>3742.94</text:p>
          </table:table-cell>
          <table:table-cell table:number-columns-repeated="102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155.6" calcext:value-type="float">
            <text:p>3155.6</text:p>
          </table:table-cell>
          <table:table-cell table:number-columns-repeated="1022"/>
        </table:table-row>
        <table:table-row table:style-name="ro1">
          <table:table-cell office:value-type="float" office:value="32100" calcext:value-type="float">
            <text:p>32100</text:p>
          </table:table-cell>
          <table:table-cell office:value-type="float" office:value="3175.59" calcext:value-type="float">
            <text:p>3175.59</text:p>
          </table:table-cell>
          <table:table-cell table:number-columns-repeated="1022"/>
        </table:table-row>
        <table:table-row table:style-name="ro1">
          <table:table-cell office:value-type="float" office:value="32200" calcext:value-type="float">
            <text:p>32200</text:p>
          </table:table-cell>
          <table:table-cell office:value-type="float" office:value="3426.77" calcext:value-type="float">
            <text:p>3426.77</text:p>
          </table:table-cell>
          <table:table-cell table:number-columns-repeated="1022"/>
        </table:table-row>
        <table:table-row table:style-name="ro1">
          <table:table-cell office:value-type="float" office:value="32300" calcext:value-type="float">
            <text:p>32300</text:p>
          </table:table-cell>
          <table:table-cell office:value-type="float" office:value="3464.65" calcext:value-type="float">
            <text:p>3464.65</text:p>
          </table:table-cell>
          <table:table-cell table:number-columns-repeated="102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3477.47" calcext:value-type="float">
            <text:p>3477.47</text:p>
          </table:table-cell>
          <table:table-cell table:number-columns-repeated="1022"/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3267.36" calcext:value-type="float">
            <text:p>3267.36</text:p>
          </table:table-cell>
          <table:table-cell table:number-columns-repeated="1022"/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3388.18" calcext:value-type="float">
            <text:p>3388.18</text:p>
          </table:table-cell>
          <table:table-cell table:number-columns-repeated="1022"/>
        </table:table-row>
        <table:table-row table:style-name="ro1">
          <table:table-cell office:value-type="float" office:value="32700" calcext:value-type="float">
            <text:p>32700</text:p>
          </table:table-cell>
          <table:table-cell office:value-type="float" office:value="3465.85" calcext:value-type="float">
            <text:p>3465.85</text:p>
          </table:table-cell>
          <table:table-cell table:number-columns-repeated="1022"/>
        </table:table-row>
        <table:table-row table:style-name="ro1">
          <table:table-cell office:value-type="float" office:value="32800" calcext:value-type="float">
            <text:p>32800</text:p>
          </table:table-cell>
          <table:table-cell office:value-type="float" office:value="3544.61" calcext:value-type="float">
            <text:p>3544.61</text:p>
          </table:table-cell>
          <table:table-cell table:number-columns-repeated="1022"/>
        </table:table-row>
        <table:table-row table:style-name="ro1">
          <table:table-cell office:value-type="float" office:value="32900" calcext:value-type="float">
            <text:p>32900</text:p>
          </table:table-cell>
          <table:table-cell office:value-type="float" office:value="3681.7" calcext:value-type="float">
            <text:p>3681.7</text:p>
          </table:table-cell>
          <table:table-cell table:number-columns-repeated="1022"/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3355.52" calcext:value-type="float">
            <text:p>3355.52</text:p>
          </table:table-cell>
          <table:table-cell table:number-columns-repeated="1022"/>
        </table:table-row>
        <table:table-row table:style-name="ro1">
          <table:table-cell office:value-type="float" office:value="33100" calcext:value-type="float">
            <text:p>33100</text:p>
          </table:table-cell>
          <table:table-cell office:value-type="float" office:value="3402.59" calcext:value-type="float">
            <text:p>3402.59</text:p>
          </table:table-cell>
          <table:table-cell table:number-columns-repeated="1022"/>
        </table:table-row>
        <table:table-row table:style-name="ro1">
          <table:table-cell office:value-type="float" office:value="33200" calcext:value-type="float">
            <text:p>33200</text:p>
          </table:table-cell>
          <table:table-cell office:value-type="float" office:value="3492.02" calcext:value-type="float">
            <text:p>3492.02</text:p>
          </table:table-cell>
          <table:table-cell table:number-columns-repeated="1022"/>
        </table:table-row>
        <table:table-row table:style-name="ro1">
          <table:table-cell office:value-type="float" office:value="33300" calcext:value-type="float">
            <text:p>33300</text:p>
          </table:table-cell>
          <table:table-cell office:value-type="float" office:value="3664.91" calcext:value-type="float">
            <text:p>3664.91</text:p>
          </table:table-cell>
          <table:table-cell table:number-columns-repeated="1022"/>
        </table:table-row>
        <table:table-row table:style-name="ro1">
          <table:table-cell office:value-type="float" office:value="33400" calcext:value-type="float">
            <text:p>33400</text:p>
          </table:table-cell>
          <table:table-cell office:value-type="float" office:value="3942.22" calcext:value-type="float">
            <text:p>3942.22</text:p>
          </table:table-cell>
          <table:table-cell table:number-columns-repeated="1022"/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3479.15" calcext:value-type="float">
            <text:p>3479.15</text:p>
          </table:table-cell>
          <table:table-cell table:number-columns-repeated="1022"/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3495.23" calcext:value-type="float">
            <text:p>3495.23</text:p>
          </table:table-cell>
          <table:table-cell table:number-columns-repeated="1022"/>
        </table:table-row>
        <table:table-row table:style-name="ro1">
          <table:table-cell office:value-type="float" office:value="33700" calcext:value-type="float">
            <text:p>33700</text:p>
          </table:table-cell>
          <table:table-cell office:value-type="float" office:value="3632.45" calcext:value-type="float">
            <text:p>3632.45</text:p>
          </table:table-cell>
          <table:table-cell table:number-columns-repeated="1022"/>
        </table:table-row>
        <table:table-row table:style-name="ro1">
          <table:table-cell office:value-type="float" office:value="33800" calcext:value-type="float">
            <text:p>33800</text:p>
          </table:table-cell>
          <table:table-cell office:value-type="float" office:value="3836.78" calcext:value-type="float">
            <text:p>3836.78</text:p>
          </table:table-cell>
          <table:table-cell table:number-columns-repeated="1022"/>
        </table:table-row>
        <table:table-row table:style-name="ro1">
          <table:table-cell office:value-type="float" office:value="33900" calcext:value-type="float">
            <text:p>33900</text:p>
          </table:table-cell>
          <table:table-cell office:value-type="float" office:value="3901.44" calcext:value-type="float">
            <text:p>3901.44</text:p>
          </table:table-cell>
          <table:table-cell table:number-columns-repeated="1022"/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3564.99" calcext:value-type="float">
            <text:p>3564.99</text:p>
          </table:table-cell>
          <table:table-cell table:number-columns-repeated="1022"/>
        </table:table-row>
        <table:table-row table:style-name="ro1">
          <table:table-cell office:value-type="float" office:value="34100" calcext:value-type="float">
            <text:p>34100</text:p>
          </table:table-cell>
          <table:table-cell office:value-type="float" office:value="3745.01" calcext:value-type="float">
            <text:p>3745.01</text:p>
          </table:table-cell>
          <table:table-cell table:number-columns-repeated="1022"/>
        </table:table-row>
        <table:table-row table:style-name="ro1">
          <table:table-cell office:value-type="float" office:value="34200" calcext:value-type="float">
            <text:p>34200</text:p>
          </table:table-cell>
          <table:table-cell office:value-type="float" office:value="3792.81" calcext:value-type="float">
            <text:p>3792.81</text:p>
          </table:table-cell>
          <table:table-cell table:number-columns-repeated="1022"/>
        </table:table-row>
        <table:table-row table:style-name="ro1">
          <table:table-cell office:value-type="float" office:value="34300" calcext:value-type="float">
            <text:p>34300</text:p>
          </table:table-cell>
          <table:table-cell office:value-type="float" office:value="3939.28" calcext:value-type="float">
            <text:p>3939.28</text:p>
          </table:table-cell>
          <table:table-cell table:number-columns-repeated="1022"/>
        </table:table-row>
        <table:table-row table:style-name="ro1">
          <table:table-cell office:value-type="float" office:value="34400" calcext:value-type="float">
            <text:p>34400</text:p>
          </table:table-cell>
          <table:table-cell office:value-type="float" office:value="4026.23" calcext:value-type="float">
            <text:p>4026.23</text:p>
          </table:table-cell>
          <table:table-cell table:number-columns-repeated="1022"/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3689.48" calcext:value-type="float">
            <text:p>3689.48</text:p>
          </table:table-cell>
          <table:table-cell table:number-columns-repeated="1022"/>
        </table:table-row>
        <table:table-row table:style-name="ro1">
          <table:table-cell office:value-type="float" office:value="34600" calcext:value-type="float">
            <text:p>34600</text:p>
          </table:table-cell>
          <table:table-cell office:value-type="float" office:value="3753.76" calcext:value-type="float">
            <text:p>3753.76</text:p>
          </table:table-cell>
          <table:table-cell table:number-columns-repeated="1022"/>
        </table:table-row>
        <table:table-row table:style-name="ro1">
          <table:table-cell office:value-type="float" office:value="34700" calcext:value-type="float">
            <text:p>34700</text:p>
          </table:table-cell>
          <table:table-cell office:value-type="float" office:value="4405.69" calcext:value-type="float">
            <text:p>4405.69</text:p>
          </table:table-cell>
          <table:table-cell table:number-columns-repeated="1022"/>
        </table:table-row>
        <table:table-row table:style-name="ro1">
          <table:table-cell office:value-type="float" office:value="34800" calcext:value-type="float">
            <text:p>34800</text:p>
          </table:table-cell>
          <table:table-cell office:value-type="float" office:value="4099.09" calcext:value-type="float">
            <text:p>4099.09</text:p>
          </table:table-cell>
          <table:table-cell table:number-columns-repeated="1022"/>
        </table:table-row>
        <table:table-row table:style-name="ro1">
          <table:table-cell office:value-type="float" office:value="34900" calcext:value-type="float">
            <text:p>34900</text:p>
          </table:table-cell>
          <table:table-cell office:value-type="float" office:value="4085.74" calcext:value-type="float">
            <text:p>4085.74</text:p>
          </table:table-cell>
          <table:table-cell table:number-columns-repeated="1022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820.95" calcext:value-type="float">
            <text:p>3820.95</text:p>
          </table:table-cell>
          <table:table-cell table:number-columns-repeated="1022"/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float" office:value="3884.67" calcext:value-type="float">
            <text:p>3884.67</text:p>
          </table:table-cell>
          <table:table-cell table:number-columns-repeated="1022"/>
        </table:table-row>
        <table:table-row table:style-name="ro1">
          <table:table-cell office:value-type="float" office:value="35200" calcext:value-type="float">
            <text:p>35200</text:p>
          </table:table-cell>
          <table:table-cell office:value-type="float" office:value="4173.6" calcext:value-type="float">
            <text:p>4173.6</text:p>
          </table:table-cell>
          <table:table-cell table:number-columns-repeated="1022"/>
        </table:table-row>
        <table:table-row table:style-name="ro1">
          <table:table-cell office:value-type="float" office:value="35300" calcext:value-type="float">
            <text:p>35300</text:p>
          </table:table-cell>
          <table:table-cell office:value-type="float" office:value="4224.76" calcext:value-type="float">
            <text:p>4224.76</text:p>
          </table:table-cell>
          <table:table-cell table:number-columns-repeated="1022"/>
        </table:table-row>
        <table:table-row table:style-name="ro1">
          <table:table-cell office:value-type="float" office:value="35400" calcext:value-type="float">
            <text:p>35400</text:p>
          </table:table-cell>
          <table:table-cell office:value-type="float" office:value="4097.8" calcext:value-type="float">
            <text:p>4097.8</text:p>
          </table:table-cell>
          <table:table-cell table:number-columns-repeated="1022"/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3908.53" calcext:value-type="float">
            <text:p>3908.53</text:p>
          </table:table-cell>
          <table:table-cell table:number-columns-repeated="1022"/>
        </table:table-row>
        <table:table-row table:style-name="ro1">
          <table:table-cell office:value-type="float" office:value="35600" calcext:value-type="float">
            <text:p>35600</text:p>
          </table:table-cell>
          <table:table-cell office:value-type="float" office:value="4056.21" calcext:value-type="float">
            <text:p>4056.21</text:p>
          </table:table-cell>
          <table:table-cell table:number-columns-repeated="1022"/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float" office:value="4395.07" calcext:value-type="float">
            <text:p>4395.07</text:p>
          </table:table-cell>
          <table:table-cell table:number-columns-repeated="1022"/>
        </table:table-row>
        <table:table-row table:style-name="ro1">
          <table:table-cell office:value-type="float" office:value="35800" calcext:value-type="float">
            <text:p>35800</text:p>
          </table:table-cell>
          <table:table-cell office:value-type="float" office:value="4595.94" calcext:value-type="float">
            <text:p>4595.94</text:p>
          </table:table-cell>
          <table:table-cell table:number-columns-repeated="1022"/>
        </table:table-row>
        <table:table-row table:style-name="ro1">
          <table:table-cell office:value-type="float" office:value="35900" calcext:value-type="float">
            <text:p>35900</text:p>
          </table:table-cell>
          <table:table-cell office:value-type="float" office:value="4218.09" calcext:value-type="float">
            <text:p>4218.09</text:p>
          </table:table-cell>
          <table:table-cell table:number-columns-repeated="102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020.61" calcext:value-type="float">
            <text:p>4020.61</text:p>
          </table:table-cell>
          <table:table-cell table:number-columns-repeated="1022"/>
        </table:table-row>
        <table:table-row table:style-name="ro1">
          <table:table-cell office:value-type="float" office:value="36100" calcext:value-type="float">
            <text:p>36100</text:p>
          </table:table-cell>
          <table:table-cell office:value-type="float" office:value="4061.37" calcext:value-type="float">
            <text:p>4061.37</text:p>
          </table:table-cell>
          <table:table-cell table:number-columns-repeated="1022"/>
        </table:table-row>
        <table:table-row table:style-name="ro1">
          <table:table-cell office:value-type="float" office:value="36200" calcext:value-type="float">
            <text:p>36200</text:p>
          </table:table-cell>
          <table:table-cell office:value-type="float" office:value="4412.96" calcext:value-type="float">
            <text:p>4412.96</text:p>
          </table:table-cell>
          <table:table-cell table:number-columns-repeated="1022"/>
        </table:table-row>
        <table:table-row table:style-name="ro1">
          <table:table-cell office:value-type="float" office:value="36300" calcext:value-type="float">
            <text:p>36300</text:p>
          </table:table-cell>
          <table:table-cell office:value-type="float" office:value="4501.35" calcext:value-type="float">
            <text:p>4501.35</text:p>
          </table:table-cell>
          <table:table-cell table:number-columns-repeated="1022"/>
        </table:table-row>
        <table:table-row table:style-name="ro1">
          <table:table-cell office:value-type="float" office:value="36400" calcext:value-type="float">
            <text:p>36400</text:p>
          </table:table-cell>
          <table:table-cell office:value-type="float" office:value="4342.77" calcext:value-type="float">
            <text:p>4342.77</text:p>
          </table:table-cell>
          <table:table-cell table:number-columns-repeated="1022"/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4158.34" calcext:value-type="float">
            <text:p>4158.34</text:p>
          </table:table-cell>
          <table:table-cell table:number-columns-repeated="1022"/>
        </table:table-row>
        <table:table-row table:style-name="ro1">
          <table:table-cell office:value-type="float" office:value="36600" calcext:value-type="float">
            <text:p>36600</text:p>
          </table:table-cell>
          <table:table-cell office:value-type="float" office:value="4181.68" calcext:value-type="float">
            <text:p>4181.68</text:p>
          </table:table-cell>
          <table:table-cell table:number-columns-repeated="1022"/>
        </table:table-row>
        <table:table-row table:style-name="ro1">
          <table:table-cell office:value-type="float" office:value="36700" calcext:value-type="float">
            <text:p>36700</text:p>
          </table:table-cell>
          <table:table-cell office:value-type="float" office:value="4594.5" calcext:value-type="float">
            <text:p>4594.5</text:p>
          </table:table-cell>
          <table:table-cell table:number-columns-repeated="1022"/>
        </table:table-row>
        <table:table-row table:style-name="ro1">
          <table:table-cell office:value-type="float" office:value="36800" calcext:value-type="float">
            <text:p>36800</text:p>
          </table:table-cell>
          <table:table-cell office:value-type="float" office:value="4792.24" calcext:value-type="float">
            <text:p>4792.24</text:p>
          </table:table-cell>
          <table:table-cell table:number-columns-repeated="1022"/>
        </table:table-row>
        <table:table-row table:style-name="ro1">
          <table:table-cell office:value-type="float" office:value="36900" calcext:value-type="float">
            <text:p>36900</text:p>
          </table:table-cell>
          <table:table-cell office:value-type="float" office:value="4504.5" calcext:value-type="float">
            <text:p>4504.5</text:p>
          </table:table-cell>
          <table:table-cell table:number-columns-repeated="1022"/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4275.19" calcext:value-type="float">
            <text:p>4275.19</text:p>
          </table:table-cell>
          <table:table-cell table:number-columns-repeated="1022"/>
        </table:table-row>
        <table:table-row table:style-name="ro1">
          <table:table-cell office:value-type="float" office:value="37100" calcext:value-type="float">
            <text:p>37100</text:p>
          </table:table-cell>
          <table:table-cell office:value-type="float" office:value="4375.24" calcext:value-type="float">
            <text:p>4375.24</text:p>
          </table:table-cell>
          <table:table-cell table:number-columns-repeated="1022"/>
        </table:table-row>
        <table:table-row table:style-name="ro1">
          <table:table-cell office:value-type="float" office:value="37200" calcext:value-type="float">
            <text:p>37200</text:p>
          </table:table-cell>
          <table:table-cell office:value-type="float" office:value="4592.4" calcext:value-type="float">
            <text:p>4592.4</text:p>
          </table:table-cell>
          <table:table-cell table:number-columns-repeated="1022"/>
        </table:table-row>
        <table:table-row table:style-name="ro1">
          <table:table-cell office:value-type="float" office:value="37300" calcext:value-type="float">
            <text:p>37300</text:p>
          </table:table-cell>
          <table:table-cell office:value-type="float" office:value="4734.32" calcext:value-type="float">
            <text:p>4734.32</text:p>
          </table:table-cell>
          <table:table-cell table:number-columns-repeated="1022"/>
        </table:table-row>
        <table:table-row table:style-name="ro1">
          <table:table-cell office:value-type="float" office:value="37400" calcext:value-type="float">
            <text:p>37400</text:p>
          </table:table-cell>
          <table:table-cell office:value-type="float" office:value="4605.71" calcext:value-type="float">
            <text:p>4605.71</text:p>
          </table:table-cell>
          <table:table-cell table:number-columns-repeated="1022"/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4383.48" calcext:value-type="float">
            <text:p>4383.48</text:p>
          </table:table-cell>
          <table:table-cell table:number-columns-repeated="1022"/>
        </table:table-row>
        <table:table-row table:style-name="ro1">
          <table:table-cell office:value-type="float" office:value="37600" calcext:value-type="float">
            <text:p>37600</text:p>
          </table:table-cell>
          <table:table-cell office:value-type="float" office:value="4489.3" calcext:value-type="float">
            <text:p>4489.3</text:p>
          </table:table-cell>
          <table:table-cell table:number-columns-repeated="1022"/>
        </table:table-row>
        <table:table-row table:style-name="ro1">
          <table:table-cell office:value-type="float" office:value="37700" calcext:value-type="float">
            <text:p>37700</text:p>
          </table:table-cell>
          <table:table-cell office:value-type="float" office:value="4677.33" calcext:value-type="float">
            <text:p>4677.33</text:p>
          </table:table-cell>
          <table:table-cell table:number-columns-repeated="1022"/>
        </table:table-row>
        <table:table-row table:style-name="ro1">
          <table:table-cell office:value-type="float" office:value="37800" calcext:value-type="float">
            <text:p>37800</text:p>
          </table:table-cell>
          <table:table-cell office:value-type="float" office:value="4868.74" calcext:value-type="float">
            <text:p>4868.74</text:p>
          </table:table-cell>
          <table:table-cell table:number-columns-repeated="1022"/>
        </table:table-row>
        <table:table-row table:style-name="ro1">
          <table:table-cell office:value-type="float" office:value="37900" calcext:value-type="float">
            <text:p>37900</text:p>
          </table:table-cell>
          <table:table-cell office:value-type="float" office:value="4725.29" calcext:value-type="float">
            <text:p>4725.29</text:p>
          </table:table-cell>
          <table:table-cell table:number-columns-repeated="1022"/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4528.3" calcext:value-type="float">
            <text:p>4528.3</text:p>
          </table:table-cell>
          <table:table-cell table:number-columns-repeated="1022"/>
        </table:table-row>
        <table:table-row table:style-name="ro1">
          <table:table-cell office:value-type="float" office:value="38100" calcext:value-type="float">
            <text:p>38100</text:p>
          </table:table-cell>
          <table:table-cell office:value-type="float" office:value="4536.47" calcext:value-type="float">
            <text:p>4536.47</text:p>
          </table:table-cell>
          <table:table-cell table:number-columns-repeated="1022"/>
        </table:table-row>
        <table:table-row table:style-name="ro1">
          <table:table-cell office:value-type="float" office:value="38200" calcext:value-type="float">
            <text:p>38200</text:p>
          </table:table-cell>
          <table:table-cell office:value-type="float" office:value="4838.49" calcext:value-type="float">
            <text:p>4838.49</text:p>
          </table:table-cell>
          <table:table-cell table:number-columns-repeated="1022"/>
        </table:table-row>
        <table:table-row table:style-name="ro1">
          <table:table-cell office:value-type="float" office:value="38300" calcext:value-type="float">
            <text:p>38300</text:p>
          </table:table-cell>
          <table:table-cell office:value-type="float" office:value="4874" calcext:value-type="float">
            <text:p>4874</text:p>
          </table:table-cell>
          <table:table-cell table:number-columns-repeated="1022"/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4916.22" calcext:value-type="float">
            <text:p>4916.22</text:p>
          </table:table-cell>
          <table:table-cell table:number-columns-repeated="1022"/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4645.8" calcext:value-type="float">
            <text:p>4645.8</text:p>
          </table:table-cell>
          <table:table-cell table:number-columns-repeated="1022"/>
        </table:table-row>
        <table:table-row table:style-name="ro1">
          <table:table-cell office:value-type="float" office:value="38600" calcext:value-type="float">
            <text:p>38600</text:p>
          </table:table-cell>
          <table:table-cell office:value-type="float" office:value="4647.66" calcext:value-type="float">
            <text:p>4647.66</text:p>
          </table:table-cell>
          <table:table-cell table:number-columns-repeated="1022"/>
        </table:table-row>
        <table:table-row table:style-name="ro1">
          <table:table-cell office:value-type="float" office:value="38700" calcext:value-type="float">
            <text:p>38700</text:p>
          </table:table-cell>
          <table:table-cell office:value-type="float" office:value="6602.79" calcext:value-type="float">
            <text:p>6602.79</text:p>
          </table:table-cell>
          <table:table-cell table:number-columns-repeated="1022"/>
        </table:table-row>
        <table:table-row table:style-name="ro1">
          <table:table-cell office:value-type="float" office:value="38800" calcext:value-type="float">
            <text:p>38800</text:p>
          </table:table-cell>
          <table:table-cell office:value-type="float" office:value="4955.99" calcext:value-type="float">
            <text:p>4955.99</text:p>
          </table:table-cell>
          <table:table-cell table:number-columns-repeated="1022"/>
        </table:table-row>
        <table:table-row table:style-name="ro1">
          <table:table-cell office:value-type="float" office:value="38900" calcext:value-type="float">
            <text:p>38900</text:p>
          </table:table-cell>
          <table:table-cell office:value-type="float" office:value="5047.58" calcext:value-type="float">
            <text:p>5047.58</text:p>
          </table:table-cell>
          <table:table-cell table:number-columns-repeated="1022"/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4764.73" calcext:value-type="float">
            <text:p>4764.73</text:p>
          </table:table-cell>
          <table:table-cell table:number-columns-repeated="1022"/>
        </table:table-row>
        <table:table-row table:style-name="ro1">
          <table:table-cell office:value-type="float" office:value="39100" calcext:value-type="float">
            <text:p>39100</text:p>
          </table:table-cell>
          <table:table-cell office:value-type="float" office:value="4805.77" calcext:value-type="float">
            <text:p>4805.77</text:p>
          </table:table-cell>
          <table:table-cell table:number-columns-repeated="1022"/>
        </table:table-row>
        <table:table-row table:style-name="ro1">
          <table:table-cell office:value-type="float" office:value="39200" calcext:value-type="float">
            <text:p>39200</text:p>
          </table:table-cell>
          <table:table-cell office:value-type="float" office:value="5827.9" calcext:value-type="float">
            <text:p>5827.9</text:p>
          </table:table-cell>
          <table:table-cell table:number-columns-repeated="1022"/>
        </table:table-row>
        <table:table-row table:style-name="ro1">
          <table:table-cell office:value-type="float" office:value="39300" calcext:value-type="float">
            <text:p>39300</text:p>
          </table:table-cell>
          <table:table-cell office:value-type="float" office:value="5075" calcext:value-type="float">
            <text:p>5075</text:p>
          </table:table-cell>
          <table:table-cell table:number-columns-repeated="1022"/>
        </table:table-row>
        <table:table-row table:style-name="ro1">
          <table:table-cell office:value-type="float" office:value="39400" calcext:value-type="float">
            <text:p>39400</text:p>
          </table:table-cell>
          <table:table-cell office:value-type="float" office:value="5137.15" calcext:value-type="float">
            <text:p>5137.15</text:p>
          </table:table-cell>
          <table:table-cell table:number-columns-repeated="1022"/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4886.46" calcext:value-type="float">
            <text:p>4886.46</text:p>
          </table:table-cell>
          <table:table-cell table:number-columns-repeated="102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916.98" calcext:value-type="float">
            <text:p>4916.98</text:p>
          </table:table-cell>
          <table:table-cell table:number-columns-repeated="1022"/>
        </table:table-row>
        <table:table-row table:style-name="ro1">
          <table:table-cell office:value-type="float" office:value="39700" calcext:value-type="float">
            <text:p>39700</text:p>
          </table:table-cell>
          <table:table-cell office:value-type="float" office:value="7581.3" calcext:value-type="float">
            <text:p>7581.3</text:p>
          </table:table-cell>
          <table:table-cell table:number-columns-repeated="1022"/>
        </table:table-row>
        <table:table-row table:style-name="ro1">
          <table:table-cell office:value-type="float" office:value="39800" calcext:value-type="float">
            <text:p>39800</text:p>
          </table:table-cell>
          <table:table-cell office:value-type="float" office:value="5294.01" calcext:value-type="float">
            <text:p>5294.01</text:p>
          </table:table-cell>
          <table:table-cell table:number-columns-repeated="1022"/>
        </table:table-row>
        <table:table-row table:style-name="ro1">
          <table:table-cell office:value-type="float" office:value="39900" calcext:value-type="float">
            <text:p>39900</text:p>
          </table:table-cell>
          <table:table-cell office:value-type="float" office:value="5266.31" calcext:value-type="float">
            <text:p>5266.31</text:p>
          </table:table-cell>
          <table:table-cell table:number-columns-repeated="102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24.11" calcext:value-type="float">
            <text:p>5024.11</text:p>
          </table:table-cell>
          <table:table-cell table:number-columns-repeated="1022"/>
        </table:table-row>
        <table:table-row table:style-name="ro1">
          <table:table-cell office:value-type="float" office:value="40100" calcext:value-type="float">
            <text:p>40100</text:p>
          </table:table-cell>
          <table:table-cell office:value-type="float" office:value="5049.14" calcext:value-type="float">
            <text:p>5049.14</text:p>
          </table:table-cell>
          <table:table-cell table:number-columns-repeated="1022"/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float" office:value="6441.47" calcext:value-type="float">
            <text:p>6441.47</text:p>
          </table:table-cell>
          <table:table-cell table:number-columns-repeated="1022"/>
        </table:table-row>
        <table:table-row table:style-name="ro1">
          <table:table-cell office:value-type="float" office:value="40300" calcext:value-type="float">
            <text:p>40300</text:p>
          </table:table-cell>
          <table:table-cell office:value-type="float" office:value="5374.41" calcext:value-type="float">
            <text:p>5374.41</text:p>
          </table:table-cell>
          <table:table-cell table:number-columns-repeated="1022"/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float" office:value="5421.42" calcext:value-type="float">
            <text:p>5421.42</text:p>
          </table:table-cell>
          <table:table-cell table:number-columns-repeated="1022"/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5139.74" calcext:value-type="float">
            <text:p>5139.74</text:p>
          </table:table-cell>
          <table:table-cell table:number-columns-repeated="1022"/>
        </table:table-row>
        <table:table-row table:style-name="ro1">
          <table:table-cell office:value-type="float" office:value="40600" calcext:value-type="float">
            <text:p>40600</text:p>
          </table:table-cell>
          <table:table-cell office:value-type="float" office:value="5251.63" calcext:value-type="float">
            <text:p>5251.63</text:p>
          </table:table-cell>
          <table:table-cell table:number-columns-repeated="1022"/>
        </table:table-row>
        <table:table-row table:style-name="ro1">
          <table:table-cell office:value-type="float" office:value="40700" calcext:value-type="float">
            <text:p>40700</text:p>
          </table:table-cell>
          <table:table-cell office:value-type="float" office:value="6685.62" calcext:value-type="float">
            <text:p>6685.62</text:p>
          </table:table-cell>
          <table:table-cell table:number-columns-repeated="1022"/>
        </table:table-row>
        <table:table-row table:style-name="ro1">
          <table:table-cell office:value-type="float" office:value="40800" calcext:value-type="float">
            <text:p>40800</text:p>
          </table:table-cell>
          <table:table-cell office:value-type="float" office:value="5567" calcext:value-type="float">
            <text:p>5567</text:p>
          </table:table-cell>
          <table:table-cell table:number-columns-repeated="1022"/>
        </table:table-row>
        <table:table-row table:style-name="ro1">
          <table:table-cell office:value-type="float" office:value="40900" calcext:value-type="float">
            <text:p>40900</text:p>
          </table:table-cell>
          <table:table-cell office:value-type="float" office:value="5473.76" calcext:value-type="float">
            <text:p>5473.76</text:p>
          </table:table-cell>
          <table:table-cell table:number-columns-repeated="1022"/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5265.03" calcext:value-type="float">
            <text:p>5265.03</text:p>
          </table:table-cell>
          <table:table-cell table:number-columns-repeated="1022"/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float" office:value="5313.3" calcext:value-type="float">
            <text:p>5313.3</text:p>
          </table:table-cell>
          <table:table-cell table:number-columns-repeated="1022"/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float" office:value="5509.72" calcext:value-type="float">
            <text:p>5509.72</text:p>
          </table:table-cell>
          <table:table-cell table:number-columns-repeated="1022"/>
        </table:table-row>
        <table:table-row table:style-name="ro1">
          <table:table-cell office:value-type="float" office:value="41300" calcext:value-type="float">
            <text:p>41300</text:p>
          </table:table-cell>
          <table:table-cell office:value-type="float" office:value="5706.91" calcext:value-type="float">
            <text:p>5706.91</text:p>
          </table:table-cell>
          <table:table-cell table:number-columns-repeated="1022"/>
        </table:table-row>
        <table:table-row table:style-name="ro1">
          <table:table-cell office:value-type="float" office:value="41400" calcext:value-type="float">
            <text:p>41400</text:p>
          </table:table-cell>
          <table:table-cell office:value-type="float" office:value="5691.05" calcext:value-type="float">
            <text:p>5691.05</text:p>
          </table:table-cell>
          <table:table-cell table:number-columns-repeated="1022"/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5430.12" calcext:value-type="float">
            <text:p>5430.12</text:p>
          </table:table-cell>
          <table:table-cell table:number-columns-repeated="1022"/>
        </table:table-row>
        <table:table-row table:style-name="ro1">
          <table:table-cell office:value-type="float" office:value="41600" calcext:value-type="float">
            <text:p>41600</text:p>
          </table:table-cell>
          <table:table-cell office:value-type="float" office:value="5502.93" calcext:value-type="float">
            <text:p>5502.93</text:p>
          </table:table-cell>
          <table:table-cell table:number-columns-repeated="1022"/>
        </table:table-row>
        <table:table-row table:style-name="ro1">
          <table:table-cell office:value-type="float" office:value="41700" calcext:value-type="float">
            <text:p>41700</text:p>
          </table:table-cell>
          <table:table-cell office:value-type="float" office:value="6104.35" calcext:value-type="float">
            <text:p>6104.35</text:p>
          </table:table-cell>
          <table:table-cell table:number-columns-repeated="1022"/>
        </table:table-row>
        <table:table-row table:style-name="ro1">
          <table:table-cell office:value-type="float" office:value="41800" calcext:value-type="float">
            <text:p>41800</text:p>
          </table:table-cell>
          <table:table-cell office:value-type="float" office:value="5810.74" calcext:value-type="float">
            <text:p>5810.74</text:p>
          </table:table-cell>
          <table:table-cell table:number-columns-repeated="1022"/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float" office:value="5755.06" calcext:value-type="float">
            <text:p>5755.06</text:p>
          </table:table-cell>
          <table:table-cell table:number-columns-repeated="1022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5562.81" calcext:value-type="float">
            <text:p>5562.81</text:p>
          </table:table-cell>
          <table:table-cell table:number-columns-repeated="1022"/>
        </table:table-row>
        <table:table-row table:style-name="ro1">
          <table:table-cell office:value-type="float" office:value="42100" calcext:value-type="float">
            <text:p>42100</text:p>
          </table:table-cell>
          <table:table-cell office:value-type="float" office:value="5617.47" calcext:value-type="float">
            <text:p>5617.47</text:p>
          </table:table-cell>
          <table:table-cell table:number-columns-repeated="1022"/>
        </table:table-row>
        <table:table-row table:style-name="ro1">
          <table:table-cell office:value-type="float" office:value="42200" calcext:value-type="float">
            <text:p>42200</text:p>
          </table:table-cell>
          <table:table-cell office:value-type="float" office:value="6352.93" calcext:value-type="float">
            <text:p>6352.93</text:p>
          </table:table-cell>
          <table:table-cell table:number-columns-repeated="1022"/>
        </table:table-row>
        <table:table-row table:style-name="ro1">
          <table:table-cell office:value-type="float" office:value="42300" calcext:value-type="float">
            <text:p>42300</text:p>
          </table:table-cell>
          <table:table-cell office:value-type="float" office:value="5929.74" calcext:value-type="float">
            <text:p>5929.74</text:p>
          </table:table-cell>
          <table:table-cell table:number-columns-repeated="1022"/>
        </table:table-row>
        <table:table-row table:style-name="ro1">
          <table:table-cell office:value-type="float" office:value="42400" calcext:value-type="float">
            <text:p>42400</text:p>
          </table:table-cell>
          <table:table-cell office:value-type="float" office:value="5976.81" calcext:value-type="float">
            <text:p>5976.81</text:p>
          </table:table-cell>
          <table:table-cell table:number-columns-repeated="1022"/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5713.53" calcext:value-type="float">
            <text:p>5713.53</text:p>
          </table:table-cell>
          <table:table-cell table:number-columns-repeated="1022"/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float" office:value="5729.28" calcext:value-type="float">
            <text:p>5729.28</text:p>
          </table:table-cell>
          <table:table-cell table:number-columns-repeated="1022"/>
        </table:table-row>
        <table:table-row table:style-name="ro1">
          <table:table-cell office:value-type="float" office:value="42700" calcext:value-type="float">
            <text:p>42700</text:p>
          </table:table-cell>
          <table:table-cell office:value-type="float" office:value="7169.13" calcext:value-type="float">
            <text:p>7169.13</text:p>
          </table:table-cell>
          <table:table-cell table:number-columns-repeated="1022"/>
        </table:table-row>
        <table:table-row table:style-name="ro1">
          <table:table-cell office:value-type="float" office:value="42800" calcext:value-type="float">
            <text:p>42800</text:p>
          </table:table-cell>
          <table:table-cell office:value-type="float" office:value="6067.9" calcext:value-type="float">
            <text:p>6067.9</text:p>
          </table:table-cell>
          <table:table-cell table:number-columns-repeated="1022"/>
        </table:table-row>
        <table:table-row table:style-name="ro1">
          <table:table-cell office:value-type="float" office:value="42900" calcext:value-type="float">
            <text:p>42900</text:p>
          </table:table-cell>
          <table:table-cell office:value-type="float" office:value="6100.88" calcext:value-type="float">
            <text:p>6100.88</text:p>
          </table:table-cell>
          <table:table-cell table:number-columns-repeated="1022"/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5845.6" calcext:value-type="float">
            <text:p>5845.6</text:p>
          </table:table-cell>
          <table:table-cell table:number-columns-repeated="1022"/>
        </table:table-row>
        <table:table-row table:style-name="ro1">
          <table:table-cell office:value-type="float" office:value="43100" calcext:value-type="float">
            <text:p>43100</text:p>
          </table:table-cell>
          <table:table-cell office:value-type="float" office:value="5844.17" calcext:value-type="float">
            <text:p>5844.17</text:p>
          </table:table-cell>
          <table:table-cell table:number-columns-repeated="1022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8380.78" calcext:value-type="float">
            <text:p>8380.78</text:p>
          </table:table-cell>
          <table:table-cell table:number-columns-repeated="1022"/>
        </table:table-row>
        <table:table-row table:style-name="ro1">
          <table:table-cell office:value-type="float" office:value="43300" calcext:value-type="float">
            <text:p>43300</text:p>
          </table:table-cell>
          <table:table-cell office:value-type="float" office:value="6244.44" calcext:value-type="float">
            <text:p>6244.44</text:p>
          </table:table-cell>
          <table:table-cell table:number-columns-repeated="1022"/>
        </table:table-row>
        <table:table-row table:style-name="ro1">
          <table:table-cell office:value-type="float" office:value="43400" calcext:value-type="float">
            <text:p>43400</text:p>
          </table:table-cell>
          <table:table-cell office:value-type="float" office:value="6343.03" calcext:value-type="float">
            <text:p>6343.03</text:p>
          </table:table-cell>
          <table:table-cell table:number-columns-repeated="1022"/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5992.84" calcext:value-type="float">
            <text:p>5992.84</text:p>
          </table:table-cell>
          <table:table-cell table:number-columns-repeated="1022"/>
        </table:table-row>
        <table:table-row table:style-name="ro1">
          <table:table-cell office:value-type="float" office:value="43600" calcext:value-type="float">
            <text:p>43600</text:p>
          </table:table-cell>
          <table:table-cell office:value-type="float" office:value="5969.7" calcext:value-type="float">
            <text:p>5969.7</text:p>
          </table:table-cell>
          <table:table-cell table:number-columns-repeated="1022"/>
        </table:table-row>
        <table:table-row table:style-name="ro1">
          <table:table-cell office:value-type="float" office:value="43700" calcext:value-type="float">
            <text:p>43700</text:p>
          </table:table-cell>
          <table:table-cell office:value-type="float" office:value="7361.11" calcext:value-type="float">
            <text:p>7361.11</text:p>
          </table:table-cell>
          <table:table-cell table:number-columns-repeated="1022"/>
        </table:table-row>
        <table:table-row table:style-name="ro1">
          <table:table-cell office:value-type="float" office:value="43800" calcext:value-type="float">
            <text:p>43800</text:p>
          </table:table-cell>
          <table:table-cell office:value-type="float" office:value="6339.06" calcext:value-type="float">
            <text:p>6339.06</text:p>
          </table:table-cell>
          <table:table-cell table:number-columns-repeated="1022"/>
        </table:table-row>
        <table:table-row table:style-name="ro1">
          <table:table-cell office:value-type="float" office:value="43900" calcext:value-type="float">
            <text:p>43900</text:p>
          </table:table-cell>
          <table:table-cell office:value-type="float" office:value="6413.04" calcext:value-type="float">
            <text:p>6413.04</text:p>
          </table:table-cell>
          <table:table-cell table:number-columns-repeated="1022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6115.32" calcext:value-type="float">
            <text:p>6115.32</text:p>
          </table:table-cell>
          <table:table-cell table:number-columns-repeated="1022"/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float" office:value="6126.81" calcext:value-type="float">
            <text:p>6126.81</text:p>
          </table:table-cell>
          <table:table-cell table:number-columns-repeated="1022"/>
        </table:table-row>
        <table:table-row table:style-name="ro1">
          <table:table-cell office:value-type="float" office:value="44200" calcext:value-type="float">
            <text:p>44200</text:p>
          </table:table-cell>
          <table:table-cell office:value-type="float" office:value="7641.66" calcext:value-type="float">
            <text:p>7641.66</text:p>
          </table:table-cell>
          <table:table-cell table:number-columns-repeated="1022"/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float" office:value="6544.04" calcext:value-type="float">
            <text:p>6544.04</text:p>
          </table:table-cell>
          <table:table-cell table:number-columns-repeated="1022"/>
        </table:table-row>
        <table:table-row table:style-name="ro1">
          <table:table-cell office:value-type="float" office:value="44400" calcext:value-type="float">
            <text:p>44400</text:p>
          </table:table-cell>
          <table:table-cell office:value-type="float" office:value="6509.07" calcext:value-type="float">
            <text:p>6509.07</text:p>
          </table:table-cell>
          <table:table-cell table:number-columns-repeated="1022"/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6255.45" calcext:value-type="float">
            <text:p>6255.45</text:p>
          </table:table-cell>
          <table:table-cell table:number-columns-repeated="1022"/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float" office:value="6336.31" calcext:value-type="float">
            <text:p>6336.31</text:p>
          </table:table-cell>
          <table:table-cell table:number-columns-repeated="1022"/>
        </table:table-row>
        <table:table-row table:style-name="ro1">
          <table:table-cell office:value-type="float" office:value="44700" calcext:value-type="float">
            <text:p>44700</text:p>
          </table:table-cell>
          <table:table-cell office:value-type="float" office:value="7692.29" calcext:value-type="float">
            <text:p>7692.29</text:p>
          </table:table-cell>
          <table:table-cell table:number-columns-repeated="1022"/>
        </table:table-row>
        <table:table-row table:style-name="ro1">
          <table:table-cell office:value-type="float" office:value="44800" calcext:value-type="float">
            <text:p>44800</text:p>
          </table:table-cell>
          <table:table-cell office:value-type="float" office:value="6675.07" calcext:value-type="float">
            <text:p>6675.07</text:p>
          </table:table-cell>
          <table:table-cell table:number-columns-repeated="1022"/>
        </table:table-row>
        <table:table-row table:style-name="ro1">
          <table:table-cell office:value-type="float" office:value="44900" calcext:value-type="float">
            <text:p>44900</text:p>
          </table:table-cell>
          <table:table-cell office:value-type="float" office:value="6689.72" calcext:value-type="float">
            <text:p>6689.72</text:p>
          </table:table-cell>
          <table:table-cell table:number-columns-repeated="1022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6418.71" calcext:value-type="float">
            <text:p>6418.71</text:p>
          </table:table-cell>
          <table:table-cell table:number-columns-repeated="1022"/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float" office:value="6416.26" calcext:value-type="float">
            <text:p>6416.26</text:p>
          </table:table-cell>
          <table:table-cell table:number-columns-repeated="1022"/>
        </table:table-row>
        <table:table-row table:style-name="ro1">
          <table:table-cell office:value-type="float" office:value="45200" calcext:value-type="float">
            <text:p>45200</text:p>
          </table:table-cell>
          <table:table-cell office:value-type="float" office:value="7594.22" calcext:value-type="float">
            <text:p>7594.22</text:p>
          </table:table-cell>
          <table:table-cell table:number-columns-repeated="1022"/>
        </table:table-row>
        <table:table-row table:style-name="ro1">
          <table:table-cell office:value-type="float" office:value="45300" calcext:value-type="float">
            <text:p>45300</text:p>
          </table:table-cell>
          <table:table-cell office:value-type="float" office:value="6913.91" calcext:value-type="float">
            <text:p>6913.91</text:p>
          </table:table-cell>
          <table:table-cell table:number-columns-repeated="1022"/>
        </table:table-row>
        <table:table-row table:style-name="ro1">
          <table:table-cell office:value-type="float" office:value="45400" calcext:value-type="float">
            <text:p>45400</text:p>
          </table:table-cell>
          <table:table-cell office:value-type="float" office:value="6903.91" calcext:value-type="float">
            <text:p>6903.91</text:p>
          </table:table-cell>
          <table:table-cell table:number-columns-repeated="1022"/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6530.85" calcext:value-type="float">
            <text:p>6530.85</text:p>
          </table:table-cell>
          <table:table-cell table:number-columns-repeated="1022"/>
        </table:table-row>
        <table:table-row table:style-name="ro1">
          <table:table-cell office:value-type="float" office:value="45600" calcext:value-type="float">
            <text:p>45600</text:p>
          </table:table-cell>
          <table:table-cell office:value-type="float" office:value="6597.82" calcext:value-type="float">
            <text:p>6597.82</text:p>
          </table:table-cell>
          <table:table-cell table:number-columns-repeated="1022"/>
        </table:table-row>
        <table:table-row table:style-name="ro1">
          <table:table-cell office:value-type="float" office:value="45700" calcext:value-type="float">
            <text:p>45700</text:p>
          </table:table-cell>
          <table:table-cell office:value-type="float" office:value="8496.77" calcext:value-type="float">
            <text:p>8496.77</text:p>
          </table:table-cell>
          <table:table-cell table:number-columns-repeated="1022"/>
        </table:table-row>
        <table:table-row table:style-name="ro1">
          <table:table-cell office:value-type="float" office:value="45800" calcext:value-type="float">
            <text:p>45800</text:p>
          </table:table-cell>
          <table:table-cell office:value-type="float" office:value="7015.97" calcext:value-type="float">
            <text:p>7015.97</text:p>
          </table:table-cell>
          <table:table-cell table:number-columns-repeated="1022"/>
        </table:table-row>
        <table:table-row table:style-name="ro1">
          <table:table-cell office:value-type="float" office:value="45900" calcext:value-type="float">
            <text:p>45900</text:p>
          </table:table-cell>
          <table:table-cell office:value-type="float" office:value="7033.09" calcext:value-type="float">
            <text:p>7033.09</text:p>
          </table:table-cell>
          <table:table-cell table:number-columns-repeated="1022"/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6676.1" calcext:value-type="float">
            <text:p>6676.1</text:p>
          </table:table-cell>
          <table:table-cell table:number-columns-repeated="1022"/>
        </table:table-row>
        <table:table-row table:style-name="ro1">
          <table:table-cell office:value-type="float" office:value="46100" calcext:value-type="float">
            <text:p>46100</text:p>
          </table:table-cell>
          <table:table-cell office:value-type="float" office:value="6717.55" calcext:value-type="float">
            <text:p>6717.55</text:p>
          </table:table-cell>
          <table:table-cell table:number-columns-repeated="1022"/>
        </table:table-row>
        <table:table-row table:style-name="ro1">
          <table:table-cell office:value-type="float" office:value="46200" calcext:value-type="float">
            <text:p>46200</text:p>
          </table:table-cell>
          <table:table-cell office:value-type="float" office:value="7711.21" calcext:value-type="float">
            <text:p>7711.21</text:p>
          </table:table-cell>
          <table:table-cell table:number-columns-repeated="1022"/>
        </table:table-row>
        <table:table-row table:style-name="ro1">
          <table:table-cell office:value-type="float" office:value="46300" calcext:value-type="float">
            <text:p>46300</text:p>
          </table:table-cell>
          <table:table-cell office:value-type="float" office:value="7081.32" calcext:value-type="float">
            <text:p>7081.32</text:p>
          </table:table-cell>
          <table:table-cell table:number-columns-repeated="1022"/>
        </table:table-row>
        <table:table-row table:style-name="ro1">
          <table:table-cell office:value-type="float" office:value="46400" calcext:value-type="float">
            <text:p>46400</text:p>
          </table:table-cell>
          <table:table-cell office:value-type="float" office:value="7188.18" calcext:value-type="float">
            <text:p>7188.18</text:p>
          </table:table-cell>
          <table:table-cell table:number-columns-repeated="1022"/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6936.68" calcext:value-type="float">
            <text:p>6936.68</text:p>
          </table:table-cell>
          <table:table-cell table:number-columns-repeated="1022"/>
        </table:table-row>
        <table:table-row table:style-name="ro1">
          <table:table-cell office:value-type="float" office:value="46600" calcext:value-type="float">
            <text:p>46600</text:p>
          </table:table-cell>
          <table:table-cell office:value-type="float" office:value="6876.15" calcext:value-type="float">
            <text:p>6876.15</text:p>
          </table:table-cell>
          <table:table-cell table:number-columns-repeated="1022"/>
        </table:table-row>
        <table:table-row table:style-name="ro1">
          <table:table-cell office:value-type="float" office:value="46700" calcext:value-type="float">
            <text:p>46700</text:p>
          </table:table-cell>
          <table:table-cell office:value-type="float" office:value="8557.82" calcext:value-type="float">
            <text:p>8557.82</text:p>
          </table:table-cell>
          <table:table-cell table:number-columns-repeated="1022"/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7316.52" calcext:value-type="float">
            <text:p>7316.52</text:p>
          </table:table-cell>
          <table:table-cell table:number-columns-repeated="1022"/>
        </table:table-row>
        <table:table-row table:style-name="ro1">
          <table:table-cell office:value-type="float" office:value="46900" calcext:value-type="float">
            <text:p>46900</text:p>
          </table:table-cell>
          <table:table-cell office:value-type="float" office:value="7355.21" calcext:value-type="float">
            <text:p>7355.21</text:p>
          </table:table-cell>
          <table:table-cell table:number-columns-repeated="1022"/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7020.5" calcext:value-type="float">
            <text:p>7020.5</text:p>
          </table:table-cell>
          <table:table-cell table:number-columns-repeated="1022"/>
        </table:table-row>
        <table:table-row table:style-name="ro1">
          <table:table-cell office:value-type="float" office:value="47100" calcext:value-type="float">
            <text:p>47100</text:p>
          </table:table-cell>
          <table:table-cell office:value-type="float" office:value="7249.93" calcext:value-type="float">
            <text:p>7249.93</text:p>
          </table:table-cell>
          <table:table-cell table:number-columns-repeated="1022"/>
        </table:table-row>
        <table:table-row table:style-name="ro1">
          <table:table-cell office:value-type="float" office:value="47200" calcext:value-type="float">
            <text:p>47200</text:p>
          </table:table-cell>
          <table:table-cell office:value-type="float" office:value="9651.28" calcext:value-type="float">
            <text:p>9651.28</text:p>
          </table:table-cell>
          <table:table-cell table:number-columns-repeated="1022"/>
        </table:table-row>
        <table:table-row table:style-name="ro1">
          <table:table-cell office:value-type="float" office:value="47300" calcext:value-type="float">
            <text:p>47300</text:p>
          </table:table-cell>
          <table:table-cell office:value-type="float" office:value="7526.63" calcext:value-type="float">
            <text:p>7526.63</text:p>
          </table:table-cell>
          <table:table-cell table:number-columns-repeated="1022"/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float" office:value="7538.62" calcext:value-type="float">
            <text:p>7538.62</text:p>
          </table:table-cell>
          <table:table-cell table:number-columns-repeated="1022"/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7161.7" calcext:value-type="float">
            <text:p>7161.7</text:p>
          </table:table-cell>
          <table:table-cell table:number-columns-repeated="1022"/>
        </table:table-row>
        <table:table-row table:style-name="ro1">
          <table:table-cell office:value-type="float" office:value="47600" calcext:value-type="float">
            <text:p>47600</text:p>
          </table:table-cell>
          <table:table-cell office:value-type="float" office:value="7168.52" calcext:value-type="float">
            <text:p>7168.52</text:p>
          </table:table-cell>
          <table:table-cell table:number-columns-repeated="1022"/>
        </table:table-row>
        <table:table-row table:style-name="ro1">
          <table:table-cell office:value-type="float" office:value="47700" calcext:value-type="float">
            <text:p>47700</text:p>
          </table:table-cell>
          <table:table-cell office:value-type="float" office:value="9654.59" calcext:value-type="float">
            <text:p>9654.59</text:p>
          </table:table-cell>
          <table:table-cell table:number-columns-repeated="1022"/>
        </table:table-row>
        <table:table-row table:style-name="ro1">
          <table:table-cell office:value-type="float" office:value="47800" calcext:value-type="float">
            <text:p>47800</text:p>
          </table:table-cell>
          <table:table-cell office:value-type="float" office:value="7625.95" calcext:value-type="float">
            <text:p>7625.95</text:p>
          </table:table-cell>
          <table:table-cell table:number-columns-repeated="1022"/>
        </table:table-row>
        <table:table-row table:style-name="ro1">
          <table:table-cell office:value-type="float" office:value="47900" calcext:value-type="float">
            <text:p>47900</text:p>
          </table:table-cell>
          <table:table-cell office:value-type="float" office:value="7649.83" calcext:value-type="float">
            <text:p>7649.83</text:p>
          </table:table-cell>
          <table:table-cell table:number-columns-repeated="1022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7279.72" calcext:value-type="float">
            <text:p>7279.72</text:p>
          </table:table-cell>
          <table:table-cell table:number-columns-repeated="1022"/>
        </table:table-row>
        <table:table-row table:style-name="ro1">
          <table:table-cell office:value-type="float" office:value="48100" calcext:value-type="float">
            <text:p>48100</text:p>
          </table:table-cell>
          <table:table-cell office:value-type="float" office:value="7412.65" calcext:value-type="float">
            <text:p>7412.65</text:p>
          </table:table-cell>
          <table:table-cell table:number-columns-repeated="1022"/>
        </table:table-row>
        <table:table-row table:style-name="ro1">
          <table:table-cell office:value-type="float" office:value="48200" calcext:value-type="float">
            <text:p>48200</text:p>
          </table:table-cell>
          <table:table-cell office:value-type="float" office:value="9805.08" calcext:value-type="float">
            <text:p>9805.08</text:p>
          </table:table-cell>
          <table:table-cell table:number-columns-repeated="1022"/>
        </table:table-row>
        <table:table-row table:style-name="ro1">
          <table:table-cell office:value-type="float" office:value="48300" calcext:value-type="float">
            <text:p>48300</text:p>
          </table:table-cell>
          <table:table-cell office:value-type="float" office:value="7826.55" calcext:value-type="float">
            <text:p>7826.55</text:p>
          </table:table-cell>
          <table:table-cell table:number-columns-repeated="1022"/>
        </table:table-row>
        <table:table-row table:style-name="ro1">
          <table:table-cell office:value-type="float" office:value="48400" calcext:value-type="float">
            <text:p>48400</text:p>
          </table:table-cell>
          <table:table-cell office:value-type="float" office:value="7813.82" calcext:value-type="float">
            <text:p>7813.82</text:p>
          </table:table-cell>
          <table:table-cell table:number-columns-repeated="1022"/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7452.71" calcext:value-type="float">
            <text:p>7452.71</text:p>
          </table:table-cell>
          <table:table-cell table:number-columns-repeated="1022"/>
        </table:table-row>
        <table:table-row table:style-name="ro1">
          <table:table-cell office:value-type="float" office:value="48600" calcext:value-type="float">
            <text:p>48600</text:p>
          </table:table-cell>
          <table:table-cell office:value-type="float" office:value="7550.35" calcext:value-type="float">
            <text:p>7550.35</text:p>
          </table:table-cell>
          <table:table-cell table:number-columns-repeated="1022"/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float" office:value="9287.82" calcext:value-type="float">
            <text:p>9287.82</text:p>
          </table:table-cell>
          <table:table-cell table:number-columns-repeated="1022"/>
        </table:table-row>
        <table:table-row table:style-name="ro1">
          <table:table-cell office:value-type="float" office:value="48800" calcext:value-type="float">
            <text:p>48800</text:p>
          </table:table-cell>
          <table:table-cell office:value-type="float" office:value="7960.69" calcext:value-type="float">
            <text:p>7960.69</text:p>
          </table:table-cell>
          <table:table-cell table:number-columns-repeated="1022"/>
        </table:table-row>
        <table:table-row table:style-name="ro1">
          <table:table-cell office:value-type="float" office:value="48900" calcext:value-type="float">
            <text:p>48900</text:p>
          </table:table-cell>
          <table:table-cell office:value-type="float" office:value="7961.32" calcext:value-type="float">
            <text:p>7961.32</text:p>
          </table:table-cell>
          <table:table-cell table:number-columns-repeated="1022"/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7623.61" calcext:value-type="float">
            <text:p>7623.61</text:p>
          </table:table-cell>
          <table:table-cell table:number-columns-repeated="1022"/>
        </table:table-row>
        <table:table-row table:style-name="ro1">
          <table:table-cell office:value-type="float" office:value="49100" calcext:value-type="float">
            <text:p>49100</text:p>
          </table:table-cell>
          <table:table-cell office:value-type="float" office:value="7735.22" calcext:value-type="float">
            <text:p>7735.22</text:p>
          </table:table-cell>
          <table:table-cell table:number-columns-repeated="1022"/>
        </table:table-row>
        <table:table-row table:style-name="ro1">
          <table:table-cell office:value-type="float" office:value="49200" calcext:value-type="float">
            <text:p>49200</text:p>
          </table:table-cell>
          <table:table-cell office:value-type="float" office:value="10025.2" calcext:value-type="float">
            <text:p>10025.2</text:p>
          </table:table-cell>
          <table:table-cell table:number-columns-repeated="1022"/>
        </table:table-row>
        <table:table-row table:style-name="ro1">
          <table:table-cell office:value-type="float" office:value="49300" calcext:value-type="float">
            <text:p>49300</text:p>
          </table:table-cell>
          <table:table-cell office:value-type="float" office:value="8121.26" calcext:value-type="float">
            <text:p>8121.26</text:p>
          </table:table-cell>
          <table:table-cell table:number-columns-repeated="1022"/>
        </table:table-row>
        <table:table-row table:style-name="ro1">
          <table:table-cell office:value-type="float" office:value="49400" calcext:value-type="float">
            <text:p>49400</text:p>
          </table:table-cell>
          <table:table-cell office:value-type="float" office:value="8190.66" calcext:value-type="float">
            <text:p>8190.66</text:p>
          </table:table-cell>
          <table:table-cell table:number-columns-repeated="1022"/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7784.76" calcext:value-type="float">
            <text:p>7784.76</text:p>
          </table:table-cell>
          <table:table-cell table:number-columns-repeated="1022"/>
        </table:table-row>
        <table:table-row table:style-name="ro1">
          <table:table-cell office:value-type="float" office:value="49600" calcext:value-type="float">
            <text:p>49600</text:p>
          </table:table-cell>
          <table:table-cell office:value-type="float" office:value="7903" calcext:value-type="float">
            <text:p>7903</text:p>
          </table:table-cell>
          <table:table-cell table:number-columns-repeated="1022"/>
        </table:table-row>
        <table:table-row table:style-name="ro1">
          <table:table-cell office:value-type="float" office:value="49700" calcext:value-type="float">
            <text:p>49700</text:p>
          </table:table-cell>
          <table:table-cell office:value-type="float" office:value="10769.4" calcext:value-type="float">
            <text:p>10769.4</text:p>
          </table:table-cell>
          <table:table-cell table:number-columns-repeated="1022"/>
        </table:table-row>
        <table:table-row table:style-name="ro1">
          <table:table-cell office:value-type="float" office:value="49800" calcext:value-type="float">
            <text:p>49800</text:p>
          </table:table-cell>
          <table:table-cell office:value-type="float" office:value="8304.86" calcext:value-type="float">
            <text:p>8304.86</text:p>
          </table:table-cell>
          <table:table-cell table:number-columns-repeated="1022"/>
        </table:table-row>
        <table:table-row table:style-name="ro1">
          <table:table-cell office:value-type="float" office:value="49900" calcext:value-type="float">
            <text:p>49900</text:p>
          </table:table-cell>
          <table:table-cell office:value-type="float" office:value="8402.7" calcext:value-type="float">
            <text:p>8402.7</text:p>
          </table:table-cell>
          <table:table-cell table:number-columns-repeated="102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7935.19" calcext:value-type="float">
            <text:p>7935.19</text:p>
          </table:table-cell>
          <table:table-cell table:number-columns-repeated="1022"/>
        </table:table-row>
        <table:table-row table:style-name="ro1">
          <table:table-cell office:value-type="float" office:value="50100" calcext:value-type="float">
            <text:p>50100</text:p>
          </table:table-cell>
          <table:table-cell office:value-type="float" office:value="8047.83" calcext:value-type="float">
            <text:p>8047.83</text:p>
          </table:table-cell>
          <table:table-cell table:number-columns-repeated="1022"/>
        </table:table-row>
        <table:table-row table:style-name="ro1">
          <table:table-cell office:value-type="float" office:value="50200" calcext:value-type="float">
            <text:p>50200</text:p>
          </table:table-cell>
          <table:table-cell office:value-type="float" office:value="11258" calcext:value-type="float">
            <text:p>11258</text:p>
          </table:table-cell>
          <table:table-cell table:number-columns-repeated="1022"/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8474.28" calcext:value-type="float">
            <text:p>8474.28</text:p>
          </table:table-cell>
          <table:table-cell table:number-columns-repeated="1022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8466.09" calcext:value-type="float">
            <text:p>8466.09</text:p>
          </table:table-cell>
          <table:table-cell table:number-columns-repeated="1022"/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float" office:value="8114.58" calcext:value-type="float">
            <text:p>8114.58</text:p>
          </table:table-cell>
          <table:table-cell table:number-columns-repeated="1022"/>
        </table:table-row>
        <table:table-row table:style-name="ro1">
          <table:table-cell office:value-type="float" office:value="50600" calcext:value-type="float">
            <text:p>50600</text:p>
          </table:table-cell>
          <table:table-cell office:value-type="float" office:value="8233.99" calcext:value-type="float">
            <text:p>8233.99</text:p>
          </table:table-cell>
          <table:table-cell table:number-columns-repeated="1022"/>
        </table:table-row>
        <table:table-row table:style-name="ro1">
          <table:table-cell office:value-type="float" office:value="50700" calcext:value-type="float">
            <text:p>50700</text:p>
          </table:table-cell>
          <table:table-cell office:value-type="float" office:value="10626.8" calcext:value-type="float">
            <text:p>10626.8</text:p>
          </table:table-cell>
          <table:table-cell table:number-columns-repeated="1022"/>
        </table:table-row>
        <table:table-row table:style-name="ro1">
          <table:table-cell office:value-type="float" office:value="50800" calcext:value-type="float">
            <text:p>50800</text:p>
          </table:table-cell>
          <table:table-cell office:value-type="float" office:value="8666.29" calcext:value-type="float">
            <text:p>8666.29</text:p>
          </table:table-cell>
          <table:table-cell table:number-columns-repeated="1022"/>
        </table:table-row>
        <table:table-row table:style-name="ro1">
          <table:table-cell office:value-type="float" office:value="50900" calcext:value-type="float">
            <text:p>50900</text:p>
          </table:table-cell>
          <table:table-cell office:value-type="float" office:value="8598.67" calcext:value-type="float">
            <text:p>8598.67</text:p>
          </table:table-cell>
          <table:table-cell table:number-columns-repeated="1022"/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8286.36" calcext:value-type="float">
            <text:p>8286.36</text:p>
          </table:table-cell>
          <table:table-cell table:number-columns-repeated="1022"/>
        </table:table-row>
        <table:table-row table:style-name="ro1">
          <table:table-cell office:value-type="float" office:value="51100" calcext:value-type="float">
            <text:p>51100</text:p>
          </table:table-cell>
          <table:table-cell office:value-type="float" office:value="8403.03" calcext:value-type="float">
            <text:p>8403.03</text:p>
          </table:table-cell>
          <table:table-cell table:number-columns-repeated="1022"/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11672.1" calcext:value-type="float">
            <text:p>11672.1</text:p>
          </table:table-cell>
          <table:table-cell table:number-columns-repeated="1022"/>
        </table:table-row>
        <table:table-row table:style-name="ro1">
          <table:table-cell office:value-type="float" office:value="51300" calcext:value-type="float">
            <text:p>51300</text:p>
          </table:table-cell>
          <table:table-cell office:value-type="float" office:value="8811.49" calcext:value-type="float">
            <text:p>8811.49</text:p>
          </table:table-cell>
          <table:table-cell table:number-columns-repeated="1022"/>
        </table:table-row>
        <table:table-row table:style-name="ro1">
          <table:table-cell office:value-type="float" office:value="51400" calcext:value-type="float">
            <text:p>51400</text:p>
          </table:table-cell>
          <table:table-cell office:value-type="float" office:value="8865.57" calcext:value-type="float">
            <text:p>8865.57</text:p>
          </table:table-cell>
          <table:table-cell table:number-columns-repeated="1022"/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8456.05" calcext:value-type="float">
            <text:p>8456.05</text:p>
          </table:table-cell>
          <table:table-cell table:number-columns-repeated="1022"/>
        </table:table-row>
        <table:table-row table:style-name="ro1">
          <table:table-cell office:value-type="float" office:value="51600" calcext:value-type="float">
            <text:p>51600</text:p>
          </table:table-cell>
          <table:table-cell office:value-type="float" office:value="8557.04" calcext:value-type="float">
            <text:p>8557.04</text:p>
          </table:table-cell>
          <table:table-cell table:number-columns-repeated="1022"/>
        </table:table-row>
        <table:table-row table:style-name="ro1">
          <table:table-cell office:value-type="float" office:value="51700" calcext:value-type="float">
            <text:p>51700</text:p>
          </table:table-cell>
          <table:table-cell office:value-type="float" office:value="9339.14" calcext:value-type="float">
            <text:p>9339.14</text:p>
          </table:table-cell>
          <table:table-cell table:number-columns-repeated="1022"/>
        </table:table-row>
        <table:table-row table:style-name="ro1">
          <table:table-cell office:value-type="float" office:value="51800" calcext:value-type="float">
            <text:p>51800</text:p>
          </table:table-cell>
          <table:table-cell office:value-type="float" office:value="9020.46" calcext:value-type="float">
            <text:p>9020.46</text:p>
          </table:table-cell>
          <table:table-cell table:number-columns-repeated="1022"/>
        </table:table-row>
        <table:table-row table:style-name="ro1">
          <table:table-cell office:value-type="float" office:value="51900" calcext:value-type="float">
            <text:p>51900</text:p>
          </table:table-cell>
          <table:table-cell office:value-type="float" office:value="9016.77" calcext:value-type="float">
            <text:p>9016.77</text:p>
          </table:table-cell>
          <table:table-cell table:number-columns-repeated="1022"/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8629.43" calcext:value-type="float">
            <text:p>8629.43</text:p>
          </table:table-cell>
          <table:table-cell table:number-columns-repeated="1022"/>
        </table:table-row>
        <table:table-row table:style-name="ro1">
          <table:table-cell office:value-type="float" office:value="52100" calcext:value-type="float">
            <text:p>52100</text:p>
          </table:table-cell>
          <table:table-cell office:value-type="float" office:value="8750.98" calcext:value-type="float">
            <text:p>8750.98</text:p>
          </table:table-cell>
          <table:table-cell table:number-columns-repeated="1022"/>
        </table:table-row>
        <table:table-row table:style-name="ro1">
          <table:table-cell office:value-type="float" office:value="52200" calcext:value-type="float">
            <text:p>52200</text:p>
          </table:table-cell>
          <table:table-cell office:value-type="float" office:value="9256.68" calcext:value-type="float">
            <text:p>9256.68</text:p>
          </table:table-cell>
          <table:table-cell table:number-columns-repeated="1022"/>
        </table:table-row>
        <table:table-row table:style-name="ro1">
          <table:table-cell office:value-type="float" office:value="52300" calcext:value-type="float">
            <text:p>52300</text:p>
          </table:table-cell>
          <table:table-cell office:value-type="float" office:value="9086.41" calcext:value-type="float">
            <text:p>9086.41</text:p>
          </table:table-cell>
          <table:table-cell table:number-columns-repeated="1022"/>
        </table:table-row>
        <table:table-row table:style-name="ro1">
          <table:table-cell office:value-type="float" office:value="52400" calcext:value-type="float">
            <text:p>52400</text:p>
          </table:table-cell>
          <table:table-cell office:value-type="float" office:value="9116.8" calcext:value-type="float">
            <text:p>9116.8</text:p>
          </table:table-cell>
          <table:table-cell table:number-columns-repeated="1022"/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8765.61" calcext:value-type="float">
            <text:p>8765.61</text:p>
          </table:table-cell>
          <table:table-cell table:number-columns-repeated="1022"/>
        </table:table-row>
        <table:table-row table:style-name="ro1">
          <table:table-cell office:value-type="float" office:value="52600" calcext:value-type="float">
            <text:p>52600</text:p>
          </table:table-cell>
          <table:table-cell office:value-type="float" office:value="8888.44" calcext:value-type="float">
            <text:p>8888.44</text:p>
          </table:table-cell>
          <table:table-cell table:number-columns-repeated="1022"/>
        </table:table-row>
        <table:table-row table:style-name="ro1">
          <table:table-cell office:value-type="float" office:value="52700" calcext:value-type="float">
            <text:p>52700</text:p>
          </table:table-cell>
          <table:table-cell office:value-type="float" office:value="9804.27" calcext:value-type="float">
            <text:p>9804.27</text:p>
          </table:table-cell>
          <table:table-cell table:number-columns-repeated="1022"/>
        </table:table-row>
        <table:table-row table:style-name="ro1">
          <table:table-cell office:value-type="float" office:value="52800" calcext:value-type="float">
            <text:p>52800</text:p>
          </table:table-cell>
          <table:table-cell office:value-type="float" office:value="9305.27" calcext:value-type="float">
            <text:p>9305.27</text:p>
          </table:table-cell>
          <table:table-cell table:number-columns-repeated="1022"/>
        </table:table-row>
        <table:table-row table:style-name="ro1">
          <table:table-cell office:value-type="float" office:value="52900" calcext:value-type="float">
            <text:p>52900</text:p>
          </table:table-cell>
          <table:table-cell office:value-type="float" office:value="9436.48" calcext:value-type="float">
            <text:p>9436.48</text:p>
          </table:table-cell>
          <table:table-cell table:number-columns-repeated="1022"/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8948.25" calcext:value-type="float">
            <text:p>8948.25</text:p>
          </table:table-cell>
          <table:table-cell table:number-columns-repeated="1022"/>
        </table:table-row>
        <table:table-row table:style-name="ro1">
          <table:table-cell office:value-type="float" office:value="53100" calcext:value-type="float">
            <text:p>53100</text:p>
          </table:table-cell>
          <table:table-cell office:value-type="float" office:value="9055.94" calcext:value-type="float">
            <text:p>9055.94</text:p>
          </table:table-cell>
          <table:table-cell table:number-columns-repeated="1022"/>
        </table:table-row>
        <table:table-row table:style-name="ro1">
          <table:table-cell office:value-type="float" office:value="53200" calcext:value-type="float">
            <text:p>53200</text:p>
          </table:table-cell>
          <table:table-cell office:value-type="float" office:value="9523.74" calcext:value-type="float">
            <text:p>9523.74</text:p>
          </table:table-cell>
          <table:table-cell table:number-columns-repeated="1022"/>
        </table:table-row>
        <table:table-row table:style-name="ro1">
          <table:table-cell office:value-type="float" office:value="53300" calcext:value-type="float">
            <text:p>53300</text:p>
          </table:table-cell>
          <table:table-cell office:value-type="float" office:value="9532.52" calcext:value-type="float">
            <text:p>9532.52</text:p>
          </table:table-cell>
          <table:table-cell table:number-columns-repeated="1022"/>
        </table:table-row>
        <table:table-row table:style-name="ro1">
          <table:table-cell office:value-type="float" office:value="53400" calcext:value-type="float">
            <text:p>53400</text:p>
          </table:table-cell>
          <table:table-cell office:value-type="float" office:value="9603.58" calcext:value-type="float">
            <text:p>9603.58</text:p>
          </table:table-cell>
          <table:table-cell table:number-columns-repeated="1022"/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9097.52" calcext:value-type="float">
            <text:p>9097.52</text:p>
          </table:table-cell>
          <table:table-cell table:number-columns-repeated="1022"/>
        </table:table-row>
        <table:table-row table:style-name="ro1">
          <table:table-cell office:value-type="float" office:value="53600" calcext:value-type="float">
            <text:p>53600</text:p>
          </table:table-cell>
          <table:table-cell office:value-type="float" office:value="9199.03" calcext:value-type="float">
            <text:p>9199.03</text:p>
          </table:table-cell>
          <table:table-cell table:number-columns-repeated="1022"/>
        </table:table-row>
        <table:table-row table:style-name="ro1">
          <table:table-cell office:value-type="float" office:value="53700" calcext:value-type="float">
            <text:p>53700</text:p>
          </table:table-cell>
          <table:table-cell office:value-type="float" office:value="10026.4" calcext:value-type="float">
            <text:p>10026.4</text:p>
          </table:table-cell>
          <table:table-cell table:number-columns-repeated="1022"/>
        </table:table-row>
        <table:table-row table:style-name="ro1">
          <table:table-cell office:value-type="float" office:value="53800" calcext:value-type="float">
            <text:p>53800</text:p>
          </table:table-cell>
          <table:table-cell office:value-type="float" office:value="9718.96" calcext:value-type="float">
            <text:p>9718.96</text:p>
          </table:table-cell>
          <table:table-cell table:number-columns-repeated="1022"/>
        </table:table-row>
        <table:table-row table:style-name="ro1">
          <table:table-cell office:value-type="float" office:value="53900" calcext:value-type="float">
            <text:p>53900</text:p>
          </table:table-cell>
          <table:table-cell office:value-type="float" office:value="9815.22" calcext:value-type="float">
            <text:p>9815.22</text:p>
          </table:table-cell>
          <table:table-cell table:number-columns-repeated="102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9296.87" calcext:value-type="float">
            <text:p>9296.87</text:p>
          </table:table-cell>
          <table:table-cell table:number-columns-repeated="1022"/>
        </table:table-row>
        <table:table-row table:style-name="ro1">
          <table:table-cell office:value-type="float" office:value="54100" calcext:value-type="float">
            <text:p>54100</text:p>
          </table:table-cell>
          <table:table-cell office:value-type="float" office:value="9354.43" calcext:value-type="float">
            <text:p>9354.43</text:p>
          </table:table-cell>
          <table:table-cell table:number-columns-repeated="1022"/>
        </table:table-row>
        <table:table-row table:style-name="ro1">
          <table:table-cell office:value-type="float" office:value="54200" calcext:value-type="float">
            <text:p>54200</text:p>
          </table:table-cell>
          <table:table-cell office:value-type="float" office:value="9935.07" calcext:value-type="float">
            <text:p>9935.07</text:p>
          </table:table-cell>
          <table:table-cell table:number-columns-repeated="1022"/>
        </table:table-row>
        <table:table-row table:style-name="ro1">
          <table:table-cell office:value-type="float" office:value="54300" calcext:value-type="float">
            <text:p>54300</text:p>
          </table:table-cell>
          <table:table-cell office:value-type="float" office:value="9914.31" calcext:value-type="float">
            <text:p>9914.31</text:p>
          </table:table-cell>
          <table:table-cell table:number-columns-repeated="1022"/>
        </table:table-row>
        <table:table-row table:style-name="ro1">
          <table:table-cell office:value-type="float" office:value="54400" calcext:value-type="float">
            <text:p>54400</text:p>
          </table:table-cell>
          <table:table-cell office:value-type="float" office:value="9980.89" calcext:value-type="float">
            <text:p>9980.89</text:p>
          </table:table-cell>
          <table:table-cell table:number-columns-repeated="1022"/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9457.45" calcext:value-type="float">
            <text:p>9457.45</text:p>
          </table:table-cell>
          <table:table-cell table:number-columns-repeated="1022"/>
        </table:table-row>
        <table:table-row table:style-name="ro1">
          <table:table-cell office:value-type="float" office:value="54600" calcext:value-type="float">
            <text:p>54600</text:p>
          </table:table-cell>
          <table:table-cell office:value-type="float" office:value="9548.43" calcext:value-type="float">
            <text:p>9548.43</text:p>
          </table:table-cell>
          <table:table-cell table:number-columns-repeated="1022"/>
        </table:table-row>
        <table:table-row table:style-name="ro1">
          <table:table-cell office:value-type="float" office:value="54700" calcext:value-type="float">
            <text:p>54700</text:p>
          </table:table-cell>
          <table:table-cell office:value-type="float" office:value="10132.3" calcext:value-type="float">
            <text:p>10132.3</text:p>
          </table:table-cell>
          <table:table-cell table:number-columns-repeated="1022"/>
        </table:table-row>
        <table:table-row table:style-name="ro1">
          <table:table-cell office:value-type="float" office:value="54800" calcext:value-type="float">
            <text:p>54800</text:p>
          </table:table-cell>
          <table:table-cell office:value-type="float" office:value="10143.6" calcext:value-type="float">
            <text:p>10143.6</text:p>
          </table:table-cell>
          <table:table-cell table:number-columns-repeated="1022"/>
        </table:table-row>
        <table:table-row table:style-name="ro1">
          <table:table-cell office:value-type="float" office:value="54900" calcext:value-type="float">
            <text:p>54900</text:p>
          </table:table-cell>
          <table:table-cell office:value-type="float" office:value="10044.3" calcext:value-type="float">
            <text:p>10044.3</text:p>
          </table:table-cell>
          <table:table-cell table:number-columns-repeated="1022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0617" calcext:value-type="float">
            <text:p>10617</text:p>
          </table:table-cell>
          <table:table-cell table:number-columns-repeated="1022"/>
        </table:table-row>
        <table:table-row table:style-name="ro1">
          <table:table-cell office:value-type="float" office:value="55100" calcext:value-type="float">
            <text:p>55100</text:p>
          </table:table-cell>
          <table:table-cell office:value-type="float" office:value="9745.6" calcext:value-type="float">
            <text:p>9745.6</text:p>
          </table:table-cell>
          <table:table-cell table:number-columns-repeated="1022"/>
        </table:table-row>
        <table:table-row table:style-name="ro1">
          <table:table-cell office:value-type="float" office:value="55200" calcext:value-type="float">
            <text:p>55200</text:p>
          </table:table-cell>
          <table:table-cell office:value-type="float" office:value="10773.4" calcext:value-type="float">
            <text:p>10773.4</text:p>
          </table:table-cell>
          <table:table-cell table:number-columns-repeated="1022"/>
        </table:table-row>
        <table:table-row table:style-name="ro1">
          <table:table-cell office:value-type="float" office:value="55300" calcext:value-type="float">
            <text:p>55300</text:p>
          </table:table-cell>
          <table:table-cell office:value-type="float" office:value="10295.2" calcext:value-type="float">
            <text:p>10295.2</text:p>
          </table:table-cell>
          <table:table-cell table:number-columns-repeated="1022"/>
        </table:table-row>
        <table:table-row table:style-name="ro1">
          <table:table-cell office:value-type="float" office:value="55400" calcext:value-type="float">
            <text:p>55400</text:p>
          </table:table-cell>
          <table:table-cell office:value-type="float" office:value="10221.7" calcext:value-type="float">
            <text:p>10221.7</text:p>
          </table:table-cell>
          <table:table-cell table:number-columns-repeated="1022"/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10626.5" calcext:value-type="float">
            <text:p>10626.5</text:p>
          </table:table-cell>
          <table:table-cell table:number-columns-repeated="1022"/>
        </table:table-row>
        <table:table-row table:style-name="ro1">
          <table:table-cell office:value-type="float" office:value="55600" calcext:value-type="float">
            <text:p>55600</text:p>
          </table:table-cell>
          <table:table-cell office:value-type="float" office:value="10035.1" calcext:value-type="float">
            <text:p>10035.1</text:p>
          </table:table-cell>
          <table:table-cell table:number-columns-repeated="1022"/>
        </table:table-row>
        <table:table-row table:style-name="ro1">
          <table:table-cell office:value-type="float" office:value="55700" calcext:value-type="float">
            <text:p>55700</text:p>
          </table:table-cell>
          <table:table-cell office:value-type="float" office:value="11104.3" calcext:value-type="float">
            <text:p>11104.3</text:p>
          </table:table-cell>
          <table:table-cell table:number-columns-repeated="1022"/>
        </table:table-row>
        <table:table-row table:style-name="ro1">
          <table:table-cell office:value-type="float" office:value="55800" calcext:value-type="float">
            <text:p>55800</text:p>
          </table:table-cell>
          <table:table-cell office:value-type="float" office:value="10465.9" calcext:value-type="float">
            <text:p>10465.9</text:p>
          </table:table-cell>
          <table:table-cell table:number-columns-repeated="1022"/>
        </table:table-row>
        <table:table-row table:style-name="ro1">
          <table:table-cell office:value-type="float" office:value="55900" calcext:value-type="float">
            <text:p>55900</text:p>
          </table:table-cell>
          <table:table-cell office:value-type="float" office:value="10630.8" calcext:value-type="float">
            <text:p>10630.8</text:p>
          </table:table-cell>
          <table:table-cell table:number-columns-repeated="1022"/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10831.6" calcext:value-type="float">
            <text:p>10831.6</text:p>
          </table:table-cell>
          <table:table-cell table:number-columns-repeated="1022"/>
        </table:table-row>
        <table:table-row table:style-name="ro1">
          <table:table-cell office:value-type="float" office:value="56100" calcext:value-type="float">
            <text:p>56100</text:p>
          </table:table-cell>
          <table:table-cell office:value-type="float" office:value="10079.5" calcext:value-type="float">
            <text:p>10079.5</text:p>
          </table:table-cell>
          <table:table-cell table:number-columns-repeated="1022"/>
        </table:table-row>
        <table:table-row table:style-name="ro1">
          <table:table-cell office:value-type="float" office:value="56200" calcext:value-type="float">
            <text:p>56200</text:p>
          </table:table-cell>
          <table:table-cell office:value-type="float" office:value="12866" calcext:value-type="float">
            <text:p>12866</text:p>
          </table:table-cell>
          <table:table-cell table:number-columns-repeated="1022"/>
        </table:table-row>
        <table:table-row table:style-name="ro1">
          <table:table-cell office:value-type="float" office:value="56300" calcext:value-type="float">
            <text:p>56300</text:p>
          </table:table-cell>
          <table:table-cell office:value-type="float" office:value="10625.9" calcext:value-type="float">
            <text:p>10625.9</text:p>
          </table:table-cell>
          <table:table-cell table:number-columns-repeated="1022"/>
        </table:table-row>
        <table:table-row table:style-name="ro1">
          <table:table-cell office:value-type="float" office:value="56400" calcext:value-type="float">
            <text:p>56400</text:p>
          </table:table-cell>
          <table:table-cell office:value-type="float" office:value="10643.6" calcext:value-type="float">
            <text:p>10643.6</text:p>
          </table:table-cell>
          <table:table-cell table:number-columns-repeated="1022"/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float" office:value="11051.3" calcext:value-type="float">
            <text:p>11051.3</text:p>
          </table:table-cell>
          <table:table-cell table:number-columns-repeated="1022"/>
        </table:table-row>
        <table:table-row table:style-name="ro1">
          <table:table-cell office:value-type="float" office:value="56600" calcext:value-type="float">
            <text:p>56600</text:p>
          </table:table-cell>
          <table:table-cell office:value-type="float" office:value="10304.5" calcext:value-type="float">
            <text:p>10304.5</text:p>
          </table:table-cell>
          <table:table-cell table:number-columns-repeated="1022"/>
        </table:table-row>
        <table:table-row table:style-name="ro1">
          <table:table-cell office:value-type="float" office:value="56700" calcext:value-type="float">
            <text:p>56700</text:p>
          </table:table-cell>
          <table:table-cell office:value-type="float" office:value="10752.1" calcext:value-type="float">
            <text:p>10752.1</text:p>
          </table:table-cell>
          <table:table-cell table:number-columns-repeated="1022"/>
        </table:table-row>
        <table:table-row table:style-name="ro1">
          <table:table-cell office:value-type="float" office:value="56800" calcext:value-type="float">
            <text:p>56800</text:p>
          </table:table-cell>
          <table:table-cell office:value-type="float" office:value="10733.9" calcext:value-type="float">
            <text:p>10733.9</text:p>
          </table:table-cell>
          <table:table-cell table:number-columns-repeated="1022"/>
        </table:table-row>
        <table:table-row table:style-name="ro1">
          <table:table-cell office:value-type="float" office:value="56900" calcext:value-type="float">
            <text:p>56900</text:p>
          </table:table-cell>
          <table:table-cell office:value-type="float" office:value="10722.9" calcext:value-type="float">
            <text:p>10722.9</text:p>
          </table:table-cell>
          <table:table-cell table:number-columns-repeated="1022"/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11192.4" calcext:value-type="float">
            <text:p>11192.4</text:p>
          </table:table-cell>
          <table:table-cell table:number-columns-repeated="1022"/>
        </table:table-row>
        <table:table-row table:style-name="ro1">
          <table:table-cell office:value-type="float" office:value="57100" calcext:value-type="float">
            <text:p>57100</text:p>
          </table:table-cell>
          <table:table-cell office:value-type="float" office:value="10565.9" calcext:value-type="float">
            <text:p>10565.9</text:p>
          </table:table-cell>
          <table:table-cell table:number-columns-repeated="1022"/>
        </table:table-row>
        <table:table-row table:style-name="ro1">
          <table:table-cell office:value-type="float" office:value="57200" calcext:value-type="float">
            <text:p>57200</text:p>
          </table:table-cell>
          <table:table-cell office:value-type="float" office:value="11596" calcext:value-type="float">
            <text:p>11596</text:p>
          </table:table-cell>
          <table:table-cell table:number-columns-repeated="1022"/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float" office:value="11120.3" calcext:value-type="float">
            <text:p>11120.3</text:p>
          </table:table-cell>
          <table:table-cell table:number-columns-repeated="1022"/>
        </table:table-row>
        <table:table-row table:style-name="ro1">
          <table:table-cell office:value-type="float" office:value="57400" calcext:value-type="float">
            <text:p>57400</text:p>
          </table:table-cell>
          <table:table-cell office:value-type="float" office:value="10920.5" calcext:value-type="float">
            <text:p>10920.5</text:p>
          </table:table-cell>
          <table:table-cell table:number-columns-repeated="1022"/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11513.3" calcext:value-type="float">
            <text:p>11513.3</text:p>
          </table:table-cell>
          <table:table-cell table:number-columns-repeated="1022"/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0738.9" calcext:value-type="float">
            <text:p>10738.9</text:p>
          </table:table-cell>
          <table:table-cell table:number-columns-repeated="102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11532.7" calcext:value-type="float">
            <text:p>11532.7</text:p>
          </table:table-cell>
          <table:table-cell table:number-columns-repeated="1022"/>
        </table:table-row>
        <table:table-row table:style-name="ro1">
          <table:table-cell office:value-type="float" office:value="57800" calcext:value-type="float">
            <text:p>57800</text:p>
          </table:table-cell>
          <table:table-cell office:value-type="float" office:value="11100.7" calcext:value-type="float">
            <text:p>11100.7</text:p>
          </table:table-cell>
          <table:table-cell table:number-columns-repeated="1022"/>
        </table:table-row>
        <table:table-row table:style-name="ro1">
          <table:table-cell office:value-type="float" office:value="57900" calcext:value-type="float">
            <text:p>57900</text:p>
          </table:table-cell>
          <table:table-cell office:value-type="float" office:value="11189.4" calcext:value-type="float">
            <text:p>11189.4</text:p>
          </table:table-cell>
          <table:table-cell table:number-columns-repeated="1022"/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11430.4" calcext:value-type="float">
            <text:p>11430.4</text:p>
          </table:table-cell>
          <table:table-cell table:number-columns-repeated="1022"/>
        </table:table-row>
        <table:table-row table:style-name="ro1">
          <table:table-cell office:value-type="float" office:value="58100" calcext:value-type="float">
            <text:p>58100</text:p>
          </table:table-cell>
          <table:table-cell office:value-type="float" office:value="10891.9" calcext:value-type="float">
            <text:p>10891.9</text:p>
          </table:table-cell>
          <table:table-cell table:number-columns-repeated="1022"/>
        </table:table-row>
        <table:table-row table:style-name="ro1">
          <table:table-cell office:value-type="float" office:value="58200" calcext:value-type="float">
            <text:p>58200</text:p>
          </table:table-cell>
          <table:table-cell office:value-type="float" office:value="12022.8" calcext:value-type="float">
            <text:p>12022.8</text:p>
          </table:table-cell>
          <table:table-cell table:number-columns-repeated="1022"/>
        </table:table-row>
        <table:table-row table:style-name="ro1">
          <table:table-cell office:value-type="float" office:value="58300" calcext:value-type="float">
            <text:p>58300</text:p>
          </table:table-cell>
          <table:table-cell office:value-type="float" office:value="11313.7" calcext:value-type="float">
            <text:p>11313.7</text:p>
          </table:table-cell>
          <table:table-cell table:number-columns-repeated="1022"/>
        </table:table-row>
        <table:table-row table:style-name="ro1">
          <table:table-cell office:value-type="float" office:value="58400" calcext:value-type="float">
            <text:p>58400</text:p>
          </table:table-cell>
          <table:table-cell office:value-type="float" office:value="11435.7" calcext:value-type="float">
            <text:p>11435.7</text:p>
          </table:table-cell>
          <table:table-cell table:number-columns-repeated="1022"/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11198.2" calcext:value-type="float">
            <text:p>11198.2</text:p>
          </table:table-cell>
          <table:table-cell table:number-columns-repeated="1022"/>
        </table:table-row>
        <table:table-row table:style-name="ro1">
          <table:table-cell office:value-type="float" office:value="58600" calcext:value-type="float">
            <text:p>58600</text:p>
          </table:table-cell>
          <table:table-cell office:value-type="float" office:value="11011.1" calcext:value-type="float">
            <text:p>11011.1</text:p>
          </table:table-cell>
          <table:table-cell table:number-columns-repeated="1022"/>
        </table:table-row>
        <table:table-row table:style-name="ro1">
          <table:table-cell office:value-type="float" office:value="58700" calcext:value-type="float">
            <text:p>58700</text:p>
          </table:table-cell>
          <table:table-cell office:value-type="float" office:value="12292.4" calcext:value-type="float">
            <text:p>12292.4</text:p>
          </table:table-cell>
          <table:table-cell table:number-columns-repeated="1022"/>
        </table:table-row>
        <table:table-row table:style-name="ro1">
          <table:table-cell office:value-type="float" office:value="58800" calcext:value-type="float">
            <text:p>58800</text:p>
          </table:table-cell>
          <table:table-cell office:value-type="float" office:value="11591.3" calcext:value-type="float">
            <text:p>11591.3</text:p>
          </table:table-cell>
          <table:table-cell table:number-columns-repeated="1022"/>
        </table:table-row>
        <table:table-row table:style-name="ro1">
          <table:table-cell office:value-type="float" office:value="58900" calcext:value-type="float">
            <text:p>58900</text:p>
          </table:table-cell>
          <table:table-cell office:value-type="float" office:value="11703.8" calcext:value-type="float">
            <text:p>11703.8</text:p>
          </table:table-cell>
          <table:table-cell table:number-columns-repeated="1022"/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11444.8" calcext:value-type="float">
            <text:p>11444.8</text:p>
          </table:table-cell>
          <table:table-cell table:number-columns-repeated="1022"/>
        </table:table-row>
        <table:table-row table:style-name="ro1">
          <table:table-cell office:value-type="float" office:value="59100" calcext:value-type="float">
            <text:p>59100</text:p>
          </table:table-cell>
          <table:table-cell office:value-type="float" office:value="11231.4" calcext:value-type="float">
            <text:p>11231.4</text:p>
          </table:table-cell>
          <table:table-cell table:number-columns-repeated="1022"/>
        </table:table-row>
        <table:table-row table:style-name="ro1">
          <table:table-cell office:value-type="float" office:value="59200" calcext:value-type="float">
            <text:p>59200</text:p>
          </table:table-cell>
          <table:table-cell office:value-type="float" office:value="13334.6" calcext:value-type="float">
            <text:p>13334.6</text:p>
          </table:table-cell>
          <table:table-cell table:number-columns-repeated="1022"/>
        </table:table-row>
        <table:table-row table:style-name="ro1">
          <table:table-cell office:value-type="float" office:value="59300" calcext:value-type="float">
            <text:p>59300</text:p>
          </table:table-cell>
          <table:table-cell office:value-type="float" office:value="11727.9" calcext:value-type="float">
            <text:p>11727.9</text:p>
          </table:table-cell>
          <table:table-cell table:number-columns-repeated="1022"/>
        </table:table-row>
        <table:table-row table:style-name="ro1">
          <table:table-cell office:value-type="float" office:value="59400" calcext:value-type="float">
            <text:p>59400</text:p>
          </table:table-cell>
          <table:table-cell office:value-type="float" office:value="11848.7" calcext:value-type="float">
            <text:p>11848.7</text:p>
          </table:table-cell>
          <table:table-cell table:number-columns-repeated="1022"/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float" office:value="11791.8" calcext:value-type="float">
            <text:p>11791.8</text:p>
          </table:table-cell>
          <table:table-cell table:number-columns-repeated="1022"/>
        </table:table-row>
        <table:table-row table:style-name="ro1">
          <table:table-cell office:value-type="float" office:value="59600" calcext:value-type="float">
            <text:p>59600</text:p>
          </table:table-cell>
          <table:table-cell office:value-type="float" office:value="11406.1" calcext:value-type="float">
            <text:p>11406.1</text:p>
          </table:table-cell>
          <table:table-cell table:number-columns-repeated="1022"/>
        </table:table-row>
        <table:table-row table:style-name="ro1">
          <table:table-cell office:value-type="float" office:value="59700" calcext:value-type="float">
            <text:p>59700</text:p>
          </table:table-cell>
          <table:table-cell office:value-type="float" office:value="15273.4" calcext:value-type="float">
            <text:p>15273.4</text:p>
          </table:table-cell>
          <table:table-cell table:number-columns-repeated="1022"/>
        </table:table-row>
        <table:table-row table:style-name="ro1">
          <table:table-cell office:value-type="float" office:value="59800" calcext:value-type="float">
            <text:p>59800</text:p>
          </table:table-cell>
          <table:table-cell office:value-type="float" office:value="12051.3" calcext:value-type="float">
            <text:p>12051.3</text:p>
          </table:table-cell>
          <table:table-cell table:number-columns-repeated="1022"/>
        </table:table-row>
        <table:table-row table:style-name="ro1">
          <table:table-cell office:value-type="float" office:value="59900" calcext:value-type="float">
            <text:p>59900</text:p>
          </table:table-cell>
          <table:table-cell office:value-type="float" office:value="12045.1" calcext:value-type="float">
            <text:p>12045.1</text:p>
          </table:table-cell>
          <table:table-cell table:number-columns-repeated="102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1895" calcext:value-type="float">
            <text:p>11895</text:p>
          </table:table-cell>
          <table:table-cell table:number-columns-repeated="1022"/>
        </table:table-row>
        <table:table-row table:style-name="ro1">
          <table:table-cell office:value-type="float" office:value="60100" calcext:value-type="float">
            <text:p>60100</text:p>
          </table:table-cell>
          <table:table-cell office:value-type="float" office:value="11605.6" calcext:value-type="float">
            <text:p>11605.6</text:p>
          </table:table-cell>
          <table:table-cell table:number-columns-repeated="1022"/>
        </table:table-row>
        <table:table-row table:style-name="ro1">
          <table:table-cell office:value-type="float" office:value="60200" calcext:value-type="float">
            <text:p>60200</text:p>
          </table:table-cell>
          <table:table-cell office:value-type="float" office:value="16840.8" calcext:value-type="float">
            <text:p>16840.8</text:p>
          </table:table-cell>
          <table:table-cell table:number-columns-repeated="1022"/>
        </table:table-row>
        <table:table-row table:style-name="ro1">
          <table:table-cell office:value-type="float" office:value="60300" calcext:value-type="float">
            <text:p>60300</text:p>
          </table:table-cell>
          <table:table-cell office:value-type="float" office:value="12269.5" calcext:value-type="float">
            <text:p>12269.5</text:p>
          </table:table-cell>
          <table:table-cell table:number-columns-repeated="1022"/>
        </table:table-row>
        <table:table-row table:style-name="ro1">
          <table:table-cell office:value-type="float" office:value="60400" calcext:value-type="float">
            <text:p>60400</text:p>
          </table:table-cell>
          <table:table-cell office:value-type="float" office:value="12282.5" calcext:value-type="float">
            <text:p>12282.5</text:p>
          </table:table-cell>
          <table:table-cell table:number-columns-repeated="1022"/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12317.8" calcext:value-type="float">
            <text:p>12317.8</text:p>
          </table:table-cell>
          <table:table-cell table:number-columns-repeated="1022"/>
        </table:table-row>
        <table:table-row table:style-name="ro1">
          <table:table-cell office:value-type="float" office:value="60600" calcext:value-type="float">
            <text:p>60600</text:p>
          </table:table-cell>
          <table:table-cell office:value-type="float" office:value="11782.1" calcext:value-type="float">
            <text:p>11782.1</text:p>
          </table:table-cell>
          <table:table-cell table:number-columns-repeated="1022"/>
        </table:table-row>
        <table:table-row table:style-name="ro1">
          <table:table-cell office:value-type="float" office:value="60700" calcext:value-type="float">
            <text:p>60700</text:p>
          </table:table-cell>
          <table:table-cell office:value-type="float" office:value="18603.5" calcext:value-type="float">
            <text:p>18603.5</text:p>
          </table:table-cell>
          <table:table-cell table:number-columns-repeated="1022"/>
        </table:table-row>
        <table:table-row table:style-name="ro1">
          <table:table-cell office:value-type="float" office:value="60800" calcext:value-type="float">
            <text:p>60800</text:p>
          </table:table-cell>
          <table:table-cell office:value-type="float" office:value="12414.4" calcext:value-type="float">
            <text:p>12414.4</text:p>
          </table:table-cell>
          <table:table-cell table:number-columns-repeated="1022"/>
        </table:table-row>
        <table:table-row table:style-name="ro1">
          <table:table-cell office:value-type="float" office:value="60900" calcext:value-type="float">
            <text:p>60900</text:p>
          </table:table-cell>
          <table:table-cell office:value-type="float" office:value="12575.9" calcext:value-type="float">
            <text:p>12575.9</text:p>
          </table:table-cell>
          <table:table-cell table:number-columns-repeated="1022"/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12338.8" calcext:value-type="float">
            <text:p>12338.8</text:p>
          </table:table-cell>
          <table:table-cell table:number-columns-repeated="1022"/>
        </table:table-row>
        <table:table-row table:style-name="ro1">
          <table:table-cell office:value-type="float" office:value="61100" calcext:value-type="float">
            <text:p>61100</text:p>
          </table:table-cell>
          <table:table-cell office:value-type="float" office:value="12018.9" calcext:value-type="float">
            <text:p>12018.9</text:p>
          </table:table-cell>
          <table:table-cell table:number-columns-repeated="1022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17414.2" calcext:value-type="float">
            <text:p>17414.2</text:p>
          </table:table-cell>
          <table:table-cell table:number-columns-repeated="1022"/>
        </table:table-row>
        <table:table-row table:style-name="ro1">
          <table:table-cell office:value-type="float" office:value="61300" calcext:value-type="float">
            <text:p>61300</text:p>
          </table:table-cell>
          <table:table-cell office:value-type="float" office:value="12679.5" calcext:value-type="float">
            <text:p>12679.5</text:p>
          </table:table-cell>
          <table:table-cell table:number-columns-repeated="1022"/>
        </table:table-row>
        <table:table-row table:style-name="ro1">
          <table:table-cell office:value-type="float" office:value="61400" calcext:value-type="float">
            <text:p>61400</text:p>
          </table:table-cell>
          <table:table-cell office:value-type="float" office:value="12728.1" calcext:value-type="float">
            <text:p>12728.1</text:p>
          </table:table-cell>
          <table:table-cell table:number-columns-repeated="1022"/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12484.8" calcext:value-type="float">
            <text:p>12484.8</text:p>
          </table:table-cell>
          <table:table-cell table:number-columns-repeated="1022"/>
        </table:table-row>
        <table:table-row table:style-name="ro1">
          <table:table-cell office:value-type="float" office:value="61600" calcext:value-type="float">
            <text:p>61600</text:p>
          </table:table-cell>
          <table:table-cell office:value-type="float" office:value="12195.4" calcext:value-type="float">
            <text:p>12195.4</text:p>
          </table:table-cell>
          <table:table-cell table:number-columns-repeated="1022"/>
        </table:table-row>
        <table:table-row table:style-name="ro1">
          <table:table-cell office:value-type="float" office:value="61700" calcext:value-type="float">
            <text:p>61700</text:p>
          </table:table-cell>
          <table:table-cell office:value-type="float" office:value="16188.3" calcext:value-type="float">
            <text:p>16188.3</text:p>
          </table:table-cell>
          <table:table-cell table:number-columns-repeated="1022"/>
        </table:table-row>
        <table:table-row table:style-name="ro1">
          <table:table-cell office:value-type="float" office:value="61800" calcext:value-type="float">
            <text:p>61800</text:p>
          </table:table-cell>
          <table:table-cell office:value-type="float" office:value="12957" calcext:value-type="float">
            <text:p>12957</text:p>
          </table:table-cell>
          <table:table-cell table:number-columns-repeated="1022"/>
        </table:table-row>
        <table:table-row table:style-name="ro1">
          <table:table-cell office:value-type="float" office:value="61900" calcext:value-type="float">
            <text:p>61900</text:p>
          </table:table-cell>
          <table:table-cell office:value-type="float" office:value="12905.7" calcext:value-type="float">
            <text:p>12905.7</text:p>
          </table:table-cell>
          <table:table-cell table:number-columns-repeated="1022"/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12961.2" calcext:value-type="float">
            <text:p>12961.2</text:p>
          </table:table-cell>
          <table:table-cell table:number-columns-repeated="1022"/>
        </table:table-row>
        <table:table-row table:style-name="ro1">
          <table:table-cell office:value-type="float" office:value="62100" calcext:value-type="float">
            <text:p>62100</text:p>
          </table:table-cell>
          <table:table-cell office:value-type="float" office:value="12410.5" calcext:value-type="float">
            <text:p>12410.5</text:p>
          </table:table-cell>
          <table:table-cell table:number-columns-repeated="1022"/>
        </table:table-row>
        <table:table-row table:style-name="ro1">
          <table:table-cell office:value-type="float" office:value="62200" calcext:value-type="float">
            <text:p>62200</text:p>
          </table:table-cell>
          <table:table-cell office:value-type="float" office:value="14661.4" calcext:value-type="float">
            <text:p>14661.4</text:p>
          </table:table-cell>
          <table:table-cell table:number-columns-repeated="1022"/>
        </table:table-row>
        <table:table-row table:style-name="ro1">
          <table:table-cell office:value-type="float" office:value="62300" calcext:value-type="float">
            <text:p>62300</text:p>
          </table:table-cell>
          <table:table-cell office:value-type="float" office:value="13144.9" calcext:value-type="float">
            <text:p>13144.9</text:p>
          </table:table-cell>
          <table:table-cell table:number-columns-repeated="1022"/>
        </table:table-row>
        <table:table-row table:style-name="ro1">
          <table:table-cell office:value-type="float" office:value="62400" calcext:value-type="float">
            <text:p>62400</text:p>
          </table:table-cell>
          <table:table-cell office:value-type="float" office:value="13154.1" calcext:value-type="float">
            <text:p>13154.1</text:p>
          </table:table-cell>
          <table:table-cell table:number-columns-repeated="1022"/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13045.6" calcext:value-type="float">
            <text:p>13045.6</text:p>
          </table:table-cell>
          <table:table-cell table:number-columns-repeated="1022"/>
        </table:table-row>
        <table:table-row table:style-name="ro1">
          <table:table-cell office:value-type="float" office:value="62600" calcext:value-type="float">
            <text:p>62600</text:p>
          </table:table-cell>
          <table:table-cell office:value-type="float" office:value="12564.2" calcext:value-type="float">
            <text:p>12564.2</text:p>
          </table:table-cell>
          <table:table-cell table:number-columns-repeated="1022"/>
        </table:table-row>
        <table:table-row table:style-name="ro1">
          <table:table-cell office:value-type="float" office:value="62700" calcext:value-type="float">
            <text:p>62700</text:p>
          </table:table-cell>
          <table:table-cell office:value-type="float" office:value="14767.4" calcext:value-type="float">
            <text:p>14767.4</text:p>
          </table:table-cell>
          <table:table-cell table:number-columns-repeated="1022"/>
        </table:table-row>
        <table:table-row table:style-name="ro1">
          <table:table-cell office:value-type="float" office:value="62800" calcext:value-type="float">
            <text:p>62800</text:p>
          </table:table-cell>
          <table:table-cell office:value-type="float" office:value="13297.1" calcext:value-type="float">
            <text:p>13297.1</text:p>
          </table:table-cell>
          <table:table-cell table:number-columns-repeated="1022"/>
        </table:table-row>
        <table:table-row table:style-name="ro1">
          <table:table-cell office:value-type="float" office:value="62900" calcext:value-type="float">
            <text:p>62900</text:p>
          </table:table-cell>
          <table:table-cell office:value-type="float" office:value="13242.5" calcext:value-type="float">
            <text:p>13242.5</text:p>
          </table:table-cell>
          <table:table-cell table:number-columns-repeated="1022"/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13215.8" calcext:value-type="float">
            <text:p>13215.8</text:p>
          </table:table-cell>
          <table:table-cell table:number-columns-repeated="1022"/>
        </table:table-row>
        <table:table-row table:style-name="ro1">
          <table:table-cell office:value-type="float" office:value="63100" calcext:value-type="float">
            <text:p>63100</text:p>
          </table:table-cell>
          <table:table-cell office:value-type="float" office:value="12805.9" calcext:value-type="float">
            <text:p>12805.9</text:p>
          </table:table-cell>
          <table:table-cell table:number-columns-repeated="1022"/>
        </table:table-row>
        <table:table-row table:style-name="ro1">
          <table:table-cell office:value-type="float" office:value="63200" calcext:value-type="float">
            <text:p>63200</text:p>
          </table:table-cell>
          <table:table-cell office:value-type="float" office:value="14949.9" calcext:value-type="float">
            <text:p>14949.9</text:p>
          </table:table-cell>
          <table:table-cell table:number-columns-repeated="1022"/>
        </table:table-row>
        <table:table-row table:style-name="ro1">
          <table:table-cell office:value-type="float" office:value="63300" calcext:value-type="float">
            <text:p>63300</text:p>
          </table:table-cell>
          <table:table-cell office:value-type="float" office:value="13592.6" calcext:value-type="float">
            <text:p>13592.6</text:p>
          </table:table-cell>
          <table:table-cell table:number-columns-repeated="1022"/>
        </table:table-row>
        <table:table-row table:style-name="ro1">
          <table:table-cell office:value-type="float" office:value="63400" calcext:value-type="float">
            <text:p>63400</text:p>
          </table:table-cell>
          <table:table-cell office:value-type="float" office:value="13417.4" calcext:value-type="float">
            <text:p>13417.4</text:p>
          </table:table-cell>
          <table:table-cell table:number-columns-repeated="1022"/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float" office:value="13619.9" calcext:value-type="float">
            <text:p>13619.9</text:p>
          </table:table-cell>
          <table:table-cell table:number-columns-repeated="1022"/>
        </table:table-row>
        <table:table-row table:style-name="ro1">
          <table:table-cell office:value-type="float" office:value="63600" calcext:value-type="float">
            <text:p>63600</text:p>
          </table:table-cell>
          <table:table-cell office:value-type="float" office:value="13071" calcext:value-type="float">
            <text:p>13071</text:p>
          </table:table-cell>
          <table:table-cell table:number-columns-repeated="1022"/>
        </table:table-row>
        <table:table-row table:style-name="ro1">
          <table:table-cell office:value-type="float" office:value="63700" calcext:value-type="float">
            <text:p>63700</text:p>
          </table:table-cell>
          <table:table-cell office:value-type="float" office:value="14407.6" calcext:value-type="float">
            <text:p>14407.6</text:p>
          </table:table-cell>
          <table:table-cell table:number-columns-repeated="1022"/>
        </table:table-row>
        <table:table-row table:style-name="ro1">
          <table:table-cell office:value-type="float" office:value="63800" calcext:value-type="float">
            <text:p>63800</text:p>
          </table:table-cell>
          <table:table-cell office:value-type="float" office:value="13680" calcext:value-type="float">
            <text:p>13680</text:p>
          </table:table-cell>
          <table:table-cell table:number-columns-repeated="1022"/>
        </table:table-row>
        <table:table-row table:style-name="ro1">
          <table:table-cell office:value-type="float" office:value="63900" calcext:value-type="float">
            <text:p>63900</text:p>
          </table:table-cell>
          <table:table-cell office:value-type="float" office:value="13818.7" calcext:value-type="float">
            <text:p>13818.7</text:p>
          </table:table-cell>
          <table:table-cell table:number-columns-repeated="1022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3636" calcext:value-type="float">
            <text:p>13636</text:p>
          </table:table-cell>
          <table:table-cell table:number-columns-repeated="1022"/>
        </table:table-row>
        <table:table-row table:style-name="ro1">
          <table:table-cell office:value-type="float" office:value="64100" calcext:value-type="float">
            <text:p>64100</text:p>
          </table:table-cell>
          <table:table-cell office:value-type="float" office:value="13197.4" calcext:value-type="float">
            <text:p>13197.4</text:p>
          </table:table-cell>
          <table:table-cell table:number-columns-repeated="1022"/>
        </table:table-row>
        <table:table-row table:style-name="ro1">
          <table:table-cell office:value-type="float" office:value="64200" calcext:value-type="float">
            <text:p>64200</text:p>
          </table:table-cell>
          <table:table-cell office:value-type="float" office:value="16092.8" calcext:value-type="float">
            <text:p>16092.8</text:p>
          </table:table-cell>
          <table:table-cell table:number-columns-repeated="1022"/>
        </table:table-row>
        <table:table-row table:style-name="ro1">
          <table:table-cell office:value-type="float" office:value="64300" calcext:value-type="float">
            <text:p>64300</text:p>
          </table:table-cell>
          <table:table-cell office:value-type="float" office:value="13815.1" calcext:value-type="float">
            <text:p>13815.1</text:p>
          </table:table-cell>
          <table:table-cell table:number-columns-repeated="1022"/>
        </table:table-row>
        <table:table-row table:style-name="ro1">
          <table:table-cell office:value-type="float" office:value="64400" calcext:value-type="float">
            <text:p>64400</text:p>
          </table:table-cell>
          <table:table-cell office:value-type="float" office:value="13987.8" calcext:value-type="float">
            <text:p>13987.8</text:p>
          </table:table-cell>
          <table:table-cell table:number-columns-repeated="1022"/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float" office:value="13764.5" calcext:value-type="float">
            <text:p>13764.5</text:p>
          </table:table-cell>
          <table:table-cell table:number-columns-repeated="1022"/>
        </table:table-row>
        <table:table-row table:style-name="ro1">
          <table:table-cell office:value-type="float" office:value="64600" calcext:value-type="float">
            <text:p>64600</text:p>
          </table:table-cell>
          <table:table-cell office:value-type="float" office:value="13429.9" calcext:value-type="float">
            <text:p>13429.9</text:p>
          </table:table-cell>
          <table:table-cell table:number-columns-repeated="1022"/>
        </table:table-row>
        <table:table-row table:style-name="ro1">
          <table:table-cell office:value-type="float" office:value="64700" calcext:value-type="float">
            <text:p>64700</text:p>
          </table:table-cell>
          <table:table-cell office:value-type="float" office:value="16798.2" calcext:value-type="float">
            <text:p>16798.2</text:p>
          </table:table-cell>
          <table:table-cell table:number-columns-repeated="1022"/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14206.7" calcext:value-type="float">
            <text:p>14206.7</text:p>
          </table:table-cell>
          <table:table-cell table:number-columns-repeated="1022"/>
        </table:table-row>
        <table:table-row table:style-name="ro1">
          <table:table-cell office:value-type="float" office:value="64900" calcext:value-type="float">
            <text:p>64900</text:p>
          </table:table-cell>
          <table:table-cell office:value-type="float" office:value="14183.5" calcext:value-type="float">
            <text:p>14183.5</text:p>
          </table:table-cell>
          <table:table-cell table:number-columns-repeated="1022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4079.6" calcext:value-type="float">
            <text:p>14079.6</text:p>
          </table:table-cell>
          <table:table-cell table:number-columns-repeated="1022"/>
        </table:table-row>
        <table:table-row table:style-name="ro1">
          <table:table-cell office:value-type="float" office:value="65100" calcext:value-type="float">
            <text:p>65100</text:p>
          </table:table-cell>
          <table:table-cell office:value-type="float" office:value="13632.3" calcext:value-type="float">
            <text:p>13632.3</text:p>
          </table:table-cell>
          <table:table-cell table:number-columns-repeated="1022"/>
        </table:table-row>
        <table:table-row table:style-name="ro1">
          <table:table-cell office:value-type="float" office:value="65200" calcext:value-type="float">
            <text:p>65200</text:p>
          </table:table-cell>
          <table:table-cell office:value-type="float" office:value="15974.1" calcext:value-type="float">
            <text:p>15974.1</text:p>
          </table:table-cell>
          <table:table-cell table:number-columns-repeated="1022"/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float" office:value="14334.2" calcext:value-type="float">
            <text:p>14334.2</text:p>
          </table:table-cell>
          <table:table-cell table:number-columns-repeated="1022"/>
        </table:table-row>
        <table:table-row table:style-name="ro1">
          <table:table-cell office:value-type="float" office:value="65400" calcext:value-type="float">
            <text:p>65400</text:p>
          </table:table-cell>
          <table:table-cell office:value-type="float" office:value="14345.7" calcext:value-type="float">
            <text:p>14345.7</text:p>
          </table:table-cell>
          <table:table-cell table:number-columns-repeated="1022"/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float" office:value="14182.9" calcext:value-type="float">
            <text:p>14182.9</text:p>
          </table:table-cell>
          <table:table-cell table:number-columns-repeated="1022"/>
        </table:table-row>
        <table:table-row table:style-name="ro1">
          <table:table-cell office:value-type="float" office:value="65600" calcext:value-type="float">
            <text:p>65600</text:p>
          </table:table-cell>
          <table:table-cell office:value-type="float" office:value="13978.4" calcext:value-type="float">
            <text:p>13978.4</text:p>
          </table:table-cell>
          <table:table-cell table:number-columns-repeated="1022"/>
        </table:table-row>
        <table:table-row table:style-name="ro1">
          <table:table-cell office:value-type="float" office:value="65700" calcext:value-type="float">
            <text:p>65700</text:p>
          </table:table-cell>
          <table:table-cell office:value-type="float" office:value="16215" calcext:value-type="float">
            <text:p>16215</text:p>
          </table:table-cell>
          <table:table-cell table:number-columns-repeated="1022"/>
        </table:table-row>
        <table:table-row table:style-name="ro1">
          <table:table-cell office:value-type="float" office:value="65800" calcext:value-type="float">
            <text:p>65800</text:p>
          </table:table-cell>
          <table:table-cell office:value-type="float" office:value="14501.2" calcext:value-type="float">
            <text:p>14501.2</text:p>
          </table:table-cell>
          <table:table-cell table:number-columns-repeated="1022"/>
        </table:table-row>
        <table:table-row table:style-name="ro1">
          <table:table-cell office:value-type="float" office:value="65900" calcext:value-type="float">
            <text:p>65900</text:p>
          </table:table-cell>
          <table:table-cell office:value-type="float" office:value="14628.5" calcext:value-type="float">
            <text:p>14628.5</text:p>
          </table:table-cell>
          <table:table-cell table:number-columns-repeated="1022"/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14575" calcext:value-type="float">
            <text:p>14575</text:p>
          </table:table-cell>
          <table:table-cell table:number-columns-repeated="1022"/>
        </table:table-row>
        <table:table-row table:style-name="ro1">
          <table:table-cell office:value-type="float" office:value="66100" calcext:value-type="float">
            <text:p>66100</text:p>
          </table:table-cell>
          <table:table-cell office:value-type="float" office:value="14099.8" calcext:value-type="float">
            <text:p>14099.8</text:p>
          </table:table-cell>
          <table:table-cell table:number-columns-repeated="1022"/>
        </table:table-row>
        <table:table-row table:style-name="ro1">
          <table:table-cell office:value-type="float" office:value="66200" calcext:value-type="float">
            <text:p>66200</text:p>
          </table:table-cell>
          <table:table-cell office:value-type="float" office:value="17206.9" calcext:value-type="float">
            <text:p>17206.9</text:p>
          </table:table-cell>
          <table:table-cell table:number-columns-repeated="1022"/>
        </table:table-row>
        <table:table-row table:style-name="ro1">
          <table:table-cell office:value-type="float" office:value="66300" calcext:value-type="float">
            <text:p>66300</text:p>
          </table:table-cell>
          <table:table-cell office:value-type="float" office:value="14811.4" calcext:value-type="float">
            <text:p>14811.4</text:p>
          </table:table-cell>
          <table:table-cell table:number-columns-repeated="1022"/>
        </table:table-row>
        <table:table-row table:style-name="ro1">
          <table:table-cell office:value-type="float" office:value="66400" calcext:value-type="float">
            <text:p>66400</text:p>
          </table:table-cell>
          <table:table-cell office:value-type="float" office:value="14817.7" calcext:value-type="float">
            <text:p>14817.7</text:p>
          </table:table-cell>
          <table:table-cell table:number-columns-repeated="1022"/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float" office:value="14743.9" calcext:value-type="float">
            <text:p>14743.9</text:p>
          </table:table-cell>
          <table:table-cell table:number-columns-repeated="1022"/>
        </table:table-row>
        <table:table-row table:style-name="ro1">
          <table:table-cell office:value-type="float" office:value="66600" calcext:value-type="float">
            <text:p>66600</text:p>
          </table:table-cell>
          <table:table-cell office:value-type="float" office:value="14265.4" calcext:value-type="float">
            <text:p>14265.4</text:p>
          </table:table-cell>
          <table:table-cell table:number-columns-repeated="1022"/>
        </table:table-row>
        <table:table-row table:style-name="ro1">
          <table:table-cell office:value-type="float" office:value="66700" calcext:value-type="float">
            <text:p>66700</text:p>
          </table:table-cell>
          <table:table-cell office:value-type="float" office:value="16938.7" calcext:value-type="float">
            <text:p>16938.7</text:p>
          </table:table-cell>
          <table:table-cell table:number-columns-repeated="1022"/>
        </table:table-row>
        <table:table-row table:style-name="ro1">
          <table:table-cell office:value-type="float" office:value="66800" calcext:value-type="float">
            <text:p>66800</text:p>
          </table:table-cell>
          <table:table-cell office:value-type="float" office:value="15055.9" calcext:value-type="float">
            <text:p>15055.9</text:p>
          </table:table-cell>
          <table:table-cell table:number-columns-repeated="1022"/>
        </table:table-row>
        <table:table-row table:style-name="ro1">
          <table:table-cell office:value-type="float" office:value="66900" calcext:value-type="float">
            <text:p>66900</text:p>
          </table:table-cell>
          <table:table-cell office:value-type="float" office:value="15096.3" calcext:value-type="float">
            <text:p>15096.3</text:p>
          </table:table-cell>
          <table:table-cell table:number-columns-repeated="1022"/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15036.2" calcext:value-type="float">
            <text:p>15036.2</text:p>
          </table:table-cell>
          <table:table-cell table:number-columns-repeated="1022"/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14517.2" calcext:value-type="float">
            <text:p>14517.2</text:p>
          </table:table-cell>
          <table:table-cell table:number-columns-repeated="1022"/>
        </table:table-row>
        <table:table-row table:style-name="ro1">
          <table:table-cell office:value-type="float" office:value="67200" calcext:value-type="float">
            <text:p>67200</text:p>
          </table:table-cell>
          <table:table-cell office:value-type="float" office:value="16028.4" calcext:value-type="float">
            <text:p>16028.4</text:p>
          </table:table-cell>
          <table:table-cell table:number-columns-repeated="1022"/>
        </table:table-row>
        <table:table-row table:style-name="ro1">
          <table:table-cell office:value-type="float" office:value="67300" calcext:value-type="float">
            <text:p>67300</text:p>
          </table:table-cell>
          <table:table-cell office:value-type="float" office:value="15237.8" calcext:value-type="float">
            <text:p>15237.8</text:p>
          </table:table-cell>
          <table:table-cell table:number-columns-repeated="1022"/>
        </table:table-row>
        <table:table-row table:style-name="ro1">
          <table:table-cell office:value-type="float" office:value="67400" calcext:value-type="float">
            <text:p>67400</text:p>
          </table:table-cell>
          <table:table-cell office:value-type="float" office:value="15351.5" calcext:value-type="float">
            <text:p>15351.5</text:p>
          </table:table-cell>
          <table:table-cell table:number-columns-repeated="1022"/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14722.2" calcext:value-type="float">
            <text:p>14722.2</text:p>
          </table:table-cell>
          <table:table-cell table:number-columns-repeated="1022"/>
        </table:table-row>
        <table:table-row table:style-name="ro1">
          <table:table-cell office:value-type="float" office:value="67600" calcext:value-type="float">
            <text:p>67600</text:p>
          </table:table-cell>
          <table:table-cell office:value-type="float" office:value="14762.6" calcext:value-type="float">
            <text:p>14762.6</text:p>
          </table:table-cell>
          <table:table-cell table:number-columns-repeated="1022"/>
        </table:table-row>
        <table:table-row table:style-name="ro1">
          <table:table-cell office:value-type="float" office:value="67700" calcext:value-type="float">
            <text:p>67700</text:p>
          </table:table-cell>
          <table:table-cell office:value-type="float" office:value="17884" calcext:value-type="float">
            <text:p>17884</text:p>
          </table:table-cell>
          <table:table-cell table:number-columns-repeated="1022"/>
        </table:table-row>
        <table:table-row table:style-name="ro1">
          <table:table-cell office:value-type="float" office:value="67800" calcext:value-type="float">
            <text:p>67800</text:p>
          </table:table-cell>
          <table:table-cell office:value-type="float" office:value="15390.8" calcext:value-type="float">
            <text:p>15390.8</text:p>
          </table:table-cell>
          <table:table-cell table:number-columns-repeated="1022"/>
        </table:table-row>
        <table:table-row table:style-name="ro1">
          <table:table-cell office:value-type="float" office:value="67900" calcext:value-type="float">
            <text:p>67900</text:p>
          </table:table-cell>
          <table:table-cell office:value-type="float" office:value="15602.3" calcext:value-type="float">
            <text:p>15602.3</text:p>
          </table:table-cell>
          <table:table-cell table:number-columns-repeated="1022"/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14890.3" calcext:value-type="float">
            <text:p>14890.3</text:p>
          </table:table-cell>
          <table:table-cell table:number-columns-repeated="1022"/>
        </table:table-row>
        <table:table-row table:style-name="ro1">
          <table:table-cell office:value-type="float" office:value="68100" calcext:value-type="float">
            <text:p>68100</text:p>
          </table:table-cell>
          <table:table-cell office:value-type="float" office:value="14910.1" calcext:value-type="float">
            <text:p>14910.1</text:p>
          </table:table-cell>
          <table:table-cell table:number-columns-repeated="1022"/>
        </table:table-row>
        <table:table-row table:style-name="ro1">
          <table:table-cell office:value-type="float" office:value="68200" calcext:value-type="float">
            <text:p>68200</text:p>
          </table:table-cell>
          <table:table-cell office:value-type="float" office:value="24084" calcext:value-type="float">
            <text:p>24084</text:p>
          </table:table-cell>
          <table:table-cell table:number-columns-repeated="1022"/>
        </table:table-row>
        <table:table-row table:style-name="ro1">
          <table:table-cell office:value-type="float" office:value="68300" calcext:value-type="float">
            <text:p>68300</text:p>
          </table:table-cell>
          <table:table-cell office:value-type="float" office:value="15794.7" calcext:value-type="float">
            <text:p>15794.7</text:p>
          </table:table-cell>
          <table:table-cell table:number-columns-repeated="1022"/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15826.8" calcext:value-type="float">
            <text:p>15826.8</text:p>
          </table:table-cell>
          <table:table-cell table:number-columns-repeated="1022"/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float" office:value="15044.2" calcext:value-type="float">
            <text:p>15044.2</text:p>
          </table:table-cell>
          <table:table-cell table:number-columns-repeated="1022"/>
        </table:table-row>
        <table:table-row table:style-name="ro1">
          <table:table-cell office:value-type="float" office:value="68600" calcext:value-type="float">
            <text:p>68600</text:p>
          </table:table-cell>
          <table:table-cell office:value-type="float" office:value="15170" calcext:value-type="float">
            <text:p>15170</text:p>
          </table:table-cell>
          <table:table-cell table:number-columns-repeated="1022"/>
        </table:table-row>
        <table:table-row table:style-name="ro1">
          <table:table-cell office:value-type="float" office:value="68700" calcext:value-type="float">
            <text:p>68700</text:p>
          </table:table-cell>
          <table:table-cell office:value-type="float" office:value="22379.4" calcext:value-type="float">
            <text:p>22379.4</text:p>
          </table:table-cell>
          <table:table-cell table:number-columns-repeated="1022"/>
        </table:table-row>
        <table:table-row table:style-name="ro1">
          <table:table-cell office:value-type="float" office:value="68800" calcext:value-type="float">
            <text:p>68800</text:p>
          </table:table-cell>
          <table:table-cell office:value-type="float" office:value="16051.9" calcext:value-type="float">
            <text:p>16051.9</text:p>
          </table:table-cell>
          <table:table-cell table:number-columns-repeated="1022"/>
        </table:table-row>
        <table:table-row table:style-name="ro1">
          <table:table-cell office:value-type="float" office:value="68900" calcext:value-type="float">
            <text:p>68900</text:p>
          </table:table-cell>
          <table:table-cell office:value-type="float" office:value="15979.5" calcext:value-type="float">
            <text:p>15979.5</text:p>
          </table:table-cell>
          <table:table-cell table:number-columns-repeated="1022"/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15288" calcext:value-type="float">
            <text:p>15288</text:p>
          </table:table-cell>
          <table:table-cell table:number-columns-repeated="1022"/>
        </table:table-row>
        <table:table-row table:style-name="ro1">
          <table:table-cell office:value-type="float" office:value="69100" calcext:value-type="float">
            <text:p>69100</text:p>
          </table:table-cell>
          <table:table-cell office:value-type="float" office:value="15425" calcext:value-type="float">
            <text:p>15425</text:p>
          </table:table-cell>
          <table:table-cell table:number-columns-repeated="1022"/>
        </table:table-row>
        <table:table-row table:style-name="ro1">
          <table:table-cell office:value-type="float" office:value="69200" calcext:value-type="float">
            <text:p>69200</text:p>
          </table:table-cell>
          <table:table-cell office:value-type="float" office:value="22181.6" calcext:value-type="float">
            <text:p>22181.6</text:p>
          </table:table-cell>
          <table:table-cell table:number-columns-repeated="1022"/>
        </table:table-row>
        <table:table-row table:style-name="ro1">
          <table:table-cell office:value-type="float" office:value="69300" calcext:value-type="float">
            <text:p>69300</text:p>
          </table:table-cell>
          <table:table-cell office:value-type="float" office:value="16283.2" calcext:value-type="float">
            <text:p>16283.2</text:p>
          </table:table-cell>
          <table:table-cell table:number-columns-repeated="1022"/>
        </table:table-row>
        <table:table-row table:style-name="ro1">
          <table:table-cell office:value-type="float" office:value="69400" calcext:value-type="float">
            <text:p>69400</text:p>
          </table:table-cell>
          <table:table-cell office:value-type="float" office:value="16182.4" calcext:value-type="float">
            <text:p>16182.4</text:p>
          </table:table-cell>
          <table:table-cell table:number-columns-repeated="1022"/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float" office:value="15478.8" calcext:value-type="float">
            <text:p>15478.8</text:p>
          </table:table-cell>
          <table:table-cell table:number-columns-repeated="1022"/>
        </table:table-row>
        <table:table-row table:style-name="ro1">
          <table:table-cell office:value-type="float" office:value="69600" calcext:value-type="float">
            <text:p>69600</text:p>
          </table:table-cell>
          <table:table-cell office:value-type="float" office:value="15664.6" calcext:value-type="float">
            <text:p>15664.6</text:p>
          </table:table-cell>
          <table:table-cell table:number-columns-repeated="1022"/>
        </table:table-row>
        <table:table-row table:style-name="ro1">
          <table:table-cell office:value-type="float" office:value="69700" calcext:value-type="float">
            <text:p>69700</text:p>
          </table:table-cell>
          <table:table-cell office:value-type="float" office:value="24071.5" calcext:value-type="float">
            <text:p>24071.5</text:p>
          </table:table-cell>
          <table:table-cell table:number-columns-repeated="1022"/>
        </table:table-row>
        <table:table-row table:style-name="ro1">
          <table:table-cell office:value-type="float" office:value="69800" calcext:value-type="float">
            <text:p>69800</text:p>
          </table:table-cell>
          <table:table-cell office:value-type="float" office:value="16440.5" calcext:value-type="float">
            <text:p>16440.5</text:p>
          </table:table-cell>
          <table:table-cell table:number-columns-repeated="1022"/>
        </table:table-row>
        <table:table-row table:style-name="ro1">
          <table:table-cell office:value-type="float" office:value="69900" calcext:value-type="float">
            <text:p>69900</text:p>
          </table:table-cell>
          <table:table-cell office:value-type="float" office:value="16456.5" calcext:value-type="float">
            <text:p>16456.5</text:p>
          </table:table-cell>
          <table:table-cell table:number-columns-repeated="102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5762.4" calcext:value-type="float">
            <text:p>15762.4</text:p>
          </table:table-cell>
          <table:table-cell table:number-columns-repeated="1022"/>
        </table:table-row>
        <table:table-row table:style-name="ro1">
          <table:table-cell office:value-type="float" office:value="70100" calcext:value-type="float">
            <text:p>70100</text:p>
          </table:table-cell>
          <table:table-cell office:value-type="float" office:value="15854.6" calcext:value-type="float">
            <text:p>15854.6</text:p>
          </table:table-cell>
          <table:table-cell table:number-columns-repeated="1022"/>
        </table:table-row>
        <table:table-row table:style-name="ro1">
          <table:table-cell office:value-type="float" office:value="70200" calcext:value-type="float">
            <text:p>70200</text:p>
          </table:table-cell>
          <table:table-cell office:value-type="float" office:value="22353.5" calcext:value-type="float">
            <text:p>22353.5</text:p>
          </table:table-cell>
          <table:table-cell table:number-columns-repeated="1022"/>
        </table:table-row>
        <table:table-row table:style-name="ro1">
          <table:table-cell office:value-type="float" office:value="70300" calcext:value-type="float">
            <text:p>70300</text:p>
          </table:table-cell>
          <table:table-cell office:value-type="float" office:value="16660.7" calcext:value-type="float">
            <text:p>16660.7</text:p>
          </table:table-cell>
          <table:table-cell table:number-columns-repeated="1022"/>
        </table:table-row>
        <table:table-row table:style-name="ro1">
          <table:table-cell office:value-type="float" office:value="70400" calcext:value-type="float">
            <text:p>70400</text:p>
          </table:table-cell>
          <table:table-cell office:value-type="float" office:value="16667.3" calcext:value-type="float">
            <text:p>16667.3</text:p>
          </table:table-cell>
          <table:table-cell table:number-columns-repeated="1022"/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float" office:value="15961.4" calcext:value-type="float">
            <text:p>15961.4</text:p>
          </table:table-cell>
          <table:table-cell table:number-columns-repeated="1022"/>
        </table:table-row>
        <table:table-row table:style-name="ro1">
          <table:table-cell office:value-type="float" office:value="70600" calcext:value-type="float">
            <text:p>70600</text:p>
          </table:table-cell>
          <table:table-cell office:value-type="float" office:value="16000" calcext:value-type="float">
            <text:p>16000</text:p>
          </table:table-cell>
          <table:table-cell table:number-columns-repeated="1022"/>
        </table:table-row>
        <table:table-row table:style-name="ro1">
          <table:table-cell office:value-type="float" office:value="70700" calcext:value-type="float">
            <text:p>70700</text:p>
          </table:table-cell>
          <table:table-cell office:value-type="float" office:value="20131.6" calcext:value-type="float">
            <text:p>20131.6</text:p>
          </table:table-cell>
          <table:table-cell table:number-columns-repeated="1022"/>
        </table:table-row>
        <table:table-row table:style-name="ro1">
          <table:table-cell office:value-type="float" office:value="70800" calcext:value-type="float">
            <text:p>70800</text:p>
          </table:table-cell>
          <table:table-cell office:value-type="float" office:value="16854.2" calcext:value-type="float">
            <text:p>16854.2</text:p>
          </table:table-cell>
          <table:table-cell table:number-columns-repeated="1022"/>
        </table:table-row>
        <table:table-row table:style-name="ro1">
          <table:table-cell office:value-type="float" office:value="70900" calcext:value-type="float">
            <text:p>70900</text:p>
          </table:table-cell>
          <table:table-cell office:value-type="float" office:value="17024.6" calcext:value-type="float">
            <text:p>17024.6</text:p>
          </table:table-cell>
          <table:table-cell table:number-columns-repeated="1022"/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16147" calcext:value-type="float">
            <text:p>16147</text:p>
          </table:table-cell>
          <table:table-cell table:number-columns-repeated="1022"/>
        </table:table-row>
        <table:table-row table:style-name="ro1">
          <table:table-cell office:value-type="float" office:value="71100" calcext:value-type="float">
            <text:p>71100</text:p>
          </table:table-cell>
          <table:table-cell office:value-type="float" office:value="16290.2" calcext:value-type="float">
            <text:p>16290.2</text:p>
          </table:table-cell>
          <table:table-cell table:number-columns-repeated="1022"/>
        </table:table-row>
        <table:table-row table:style-name="ro1">
          <table:table-cell office:value-type="float" office:value="71200" calcext:value-type="float">
            <text:p>71200</text:p>
          </table:table-cell>
          <table:table-cell office:value-type="float" office:value="20661" calcext:value-type="float">
            <text:p>20661</text:p>
          </table:table-cell>
          <table:table-cell table:number-columns-repeated="1022"/>
        </table:table-row>
        <table:table-row table:style-name="ro1">
          <table:table-cell office:value-type="float" office:value="71300" calcext:value-type="float">
            <text:p>71300</text:p>
          </table:table-cell>
          <table:table-cell office:value-type="float" office:value="17258" calcext:value-type="float">
            <text:p>17258</text:p>
          </table:table-cell>
          <table:table-cell table:number-columns-repeated="1022"/>
        </table:table-row>
        <table:table-row table:style-name="ro1">
          <table:table-cell office:value-type="float" office:value="71400" calcext:value-type="float">
            <text:p>71400</text:p>
          </table:table-cell>
          <table:table-cell office:value-type="float" office:value="17236.5" calcext:value-type="float">
            <text:p>17236.5</text:p>
          </table:table-cell>
          <table:table-cell table:number-columns-repeated="1022"/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float" office:value="16400.2" calcext:value-type="float">
            <text:p>16400.2</text:p>
          </table:table-cell>
          <table:table-cell table:number-columns-repeated="1022"/>
        </table:table-row>
        <table:table-row table:style-name="ro1">
          <table:table-cell office:value-type="float" office:value="71600" calcext:value-type="float">
            <text:p>71600</text:p>
          </table:table-cell>
          <table:table-cell office:value-type="float" office:value="16560.2" calcext:value-type="float">
            <text:p>16560.2</text:p>
          </table:table-cell>
          <table:table-cell table:number-columns-repeated="1022"/>
        </table:table-row>
        <table:table-row table:style-name="ro1">
          <table:table-cell office:value-type="float" office:value="71700" calcext:value-type="float">
            <text:p>71700</text:p>
          </table:table-cell>
          <table:table-cell office:value-type="float" office:value="19868.9" calcext:value-type="float">
            <text:p>19868.9</text:p>
          </table:table-cell>
          <table:table-cell table:number-columns-repeated="1022"/>
        </table:table-row>
        <table:table-row table:style-name="ro1">
          <table:table-cell office:value-type="float" office:value="71800" calcext:value-type="float">
            <text:p>71800</text:p>
          </table:table-cell>
          <table:table-cell office:value-type="float" office:value="17424.2" calcext:value-type="float">
            <text:p>17424.2</text:p>
          </table:table-cell>
          <table:table-cell table:number-columns-repeated="1022"/>
        </table:table-row>
        <table:table-row table:style-name="ro1">
          <table:table-cell office:value-type="float" office:value="71900" calcext:value-type="float">
            <text:p>71900</text:p>
          </table:table-cell>
          <table:table-cell office:value-type="float" office:value="17616" calcext:value-type="float">
            <text:p>17616</text:p>
          </table:table-cell>
          <table:table-cell table:number-columns-repeated="102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6647.1" calcext:value-type="float">
            <text:p>16647.1</text:p>
          </table:table-cell>
          <table:table-cell table:number-columns-repeated="1022"/>
        </table:table-row>
        <table:table-row table:style-name="ro1">
          <table:table-cell office:value-type="float" office:value="72100" calcext:value-type="float">
            <text:p>72100</text:p>
          </table:table-cell>
          <table:table-cell office:value-type="float" office:value="16755.3" calcext:value-type="float">
            <text:p>16755.3</text:p>
          </table:table-cell>
          <table:table-cell table:number-columns-repeated="1022"/>
        </table:table-row>
        <table:table-row table:style-name="ro1">
          <table:table-cell office:value-type="float" office:value="72200" calcext:value-type="float">
            <text:p>72200</text:p>
          </table:table-cell>
          <table:table-cell office:value-type="float" office:value="19850.9" calcext:value-type="float">
            <text:p>19850.9</text:p>
          </table:table-cell>
          <table:table-cell table:number-columns-repeated="1022"/>
        </table:table-row>
        <table:table-row table:style-name="ro1">
          <table:table-cell office:value-type="float" office:value="72300" calcext:value-type="float">
            <text:p>72300</text:p>
          </table:table-cell>
          <table:table-cell office:value-type="float" office:value="17753.6" calcext:value-type="float">
            <text:p>17753.6</text:p>
          </table:table-cell>
          <table:table-cell table:number-columns-repeated="1022"/>
        </table:table-row>
        <table:table-row table:style-name="ro1">
          <table:table-cell office:value-type="float" office:value="72400" calcext:value-type="float">
            <text:p>72400</text:p>
          </table:table-cell>
          <table:table-cell office:value-type="float" office:value="17623.7" calcext:value-type="float">
            <text:p>17623.7</text:p>
          </table:table-cell>
          <table:table-cell table:number-columns-repeated="1022"/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16902.2" calcext:value-type="float">
            <text:p>16902.2</text:p>
          </table:table-cell>
          <table:table-cell table:number-columns-repeated="1022"/>
        </table:table-row>
        <table:table-row table:style-name="ro1">
          <table:table-cell office:value-type="float" office:value="72600" calcext:value-type="float">
            <text:p>72600</text:p>
          </table:table-cell>
          <table:table-cell office:value-type="float" office:value="16959.2" calcext:value-type="float">
            <text:p>16959.2</text:p>
          </table:table-cell>
          <table:table-cell table:number-columns-repeated="1022"/>
        </table:table-row>
        <table:table-row table:style-name="ro1">
          <table:table-cell office:value-type="float" office:value="72700" calcext:value-type="float">
            <text:p>72700</text:p>
          </table:table-cell>
          <table:table-cell office:value-type="float" office:value="21331.9" calcext:value-type="float">
            <text:p>21331.9</text:p>
          </table:table-cell>
          <table:table-cell table:number-columns-repeated="1022"/>
        </table:table-row>
        <table:table-row table:style-name="ro1">
          <table:table-cell office:value-type="float" office:value="72800" calcext:value-type="float">
            <text:p>72800</text:p>
          </table:table-cell>
          <table:table-cell office:value-type="float" office:value="17996.5" calcext:value-type="float">
            <text:p>17996.5</text:p>
          </table:table-cell>
          <table:table-cell table:number-columns-repeated="1022"/>
        </table:table-row>
        <table:table-row table:style-name="ro1">
          <table:table-cell office:value-type="float" office:value="72900" calcext:value-type="float">
            <text:p>72900</text:p>
          </table:table-cell>
          <table:table-cell office:value-type="float" office:value="17962.2" calcext:value-type="float">
            <text:p>17962.2</text:p>
          </table:table-cell>
          <table:table-cell table:number-columns-repeated="1022"/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17093.5" calcext:value-type="float">
            <text:p>17093.5</text:p>
          </table:table-cell>
          <table:table-cell table:number-columns-repeated="1022"/>
        </table:table-row>
        <table:table-row table:style-name="ro1">
          <table:table-cell office:value-type="float" office:value="73100" calcext:value-type="float">
            <text:p>73100</text:p>
          </table:table-cell>
          <table:table-cell office:value-type="float" office:value="17186.4" calcext:value-type="float">
            <text:p>17186.4</text:p>
          </table:table-cell>
          <table:table-cell table:number-columns-repeated="1022"/>
        </table:table-row>
        <table:table-row table:style-name="ro1">
          <table:table-cell office:value-type="float" office:value="73200" calcext:value-type="float">
            <text:p>73200</text:p>
          </table:table-cell>
          <table:table-cell office:value-type="float" office:value="22193.8" calcext:value-type="float">
            <text:p>22193.8</text:p>
          </table:table-cell>
          <table:table-cell table:number-columns-repeated="1022"/>
        </table:table-row>
        <table:table-row table:style-name="ro1">
          <table:table-cell office:value-type="float" office:value="73300" calcext:value-type="float">
            <text:p>73300</text:p>
          </table:table-cell>
          <table:table-cell office:value-type="float" office:value="18135" calcext:value-type="float">
            <text:p>18135</text:p>
          </table:table-cell>
          <table:table-cell table:number-columns-repeated="1022"/>
        </table:table-row>
        <table:table-row table:style-name="ro1">
          <table:table-cell office:value-type="float" office:value="73400" calcext:value-type="float">
            <text:p>73400</text:p>
          </table:table-cell>
          <table:table-cell office:value-type="float" office:value="18265" calcext:value-type="float">
            <text:p>18265</text:p>
          </table:table-cell>
          <table:table-cell table:number-columns-repeated="1022"/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float" office:value="17367.1" calcext:value-type="float">
            <text:p>17367.1</text:p>
          </table:table-cell>
          <table:table-cell table:number-columns-repeated="1022"/>
        </table:table-row>
        <table:table-row table:style-name="ro1">
          <table:table-cell office:value-type="float" office:value="73600" calcext:value-type="float">
            <text:p>73600</text:p>
          </table:table-cell>
          <table:table-cell office:value-type="float" office:value="17474.3" calcext:value-type="float">
            <text:p>17474.3</text:p>
          </table:table-cell>
          <table:table-cell table:number-columns-repeated="1022"/>
        </table:table-row>
        <table:table-row table:style-name="ro1">
          <table:table-cell office:value-type="float" office:value="73700" calcext:value-type="float">
            <text:p>73700</text:p>
          </table:table-cell>
          <table:table-cell office:value-type="float" office:value="22030.9" calcext:value-type="float">
            <text:p>22030.9</text:p>
          </table:table-cell>
          <table:table-cell table:number-columns-repeated="1022"/>
        </table:table-row>
        <table:table-row table:style-name="ro1">
          <table:table-cell office:value-type="float" office:value="73800" calcext:value-type="float">
            <text:p>73800</text:p>
          </table:table-cell>
          <table:table-cell office:value-type="float" office:value="18493.5" calcext:value-type="float">
            <text:p>18493.5</text:p>
          </table:table-cell>
          <table:table-cell table:number-columns-repeated="1022"/>
        </table:table-row>
        <table:table-row table:style-name="ro1">
          <table:table-cell office:value-type="float" office:value="73900" calcext:value-type="float">
            <text:p>73900</text:p>
          </table:table-cell>
          <table:table-cell office:value-type="float" office:value="18430.5" calcext:value-type="float">
            <text:p>18430.5</text:p>
          </table:table-cell>
          <table:table-cell table:number-columns-repeated="1022"/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17524.2" calcext:value-type="float">
            <text:p>17524.2</text:p>
          </table:table-cell>
          <table:table-cell table:number-columns-repeated="1022"/>
        </table:table-row>
        <table:table-row table:style-name="ro1">
          <table:table-cell office:value-type="float" office:value="74100" calcext:value-type="float">
            <text:p>74100</text:p>
          </table:table-cell>
          <table:table-cell office:value-type="float" office:value="17727" calcext:value-type="float">
            <text:p>17727</text:p>
          </table:table-cell>
          <table:table-cell table:number-columns-repeated="1022"/>
        </table:table-row>
        <table:table-row table:style-name="ro1">
          <table:table-cell office:value-type="float" office:value="74200" calcext:value-type="float">
            <text:p>74200</text:p>
          </table:table-cell>
          <table:table-cell office:value-type="float" office:value="27631.8" calcext:value-type="float">
            <text:p>27631.8</text:p>
          </table:table-cell>
          <table:table-cell table:number-columns-repeated="1022"/>
        </table:table-row>
        <table:table-row table:style-name="ro1">
          <table:table-cell office:value-type="float" office:value="74300" calcext:value-type="float">
            <text:p>74300</text:p>
          </table:table-cell>
          <table:table-cell office:value-type="float" office:value="18627.8" calcext:value-type="float">
            <text:p>18627.8</text:p>
          </table:table-cell>
          <table:table-cell table:number-columns-repeated="1022"/>
        </table:table-row>
        <table:table-row table:style-name="ro1">
          <table:table-cell office:value-type="float" office:value="74400" calcext:value-type="float">
            <text:p>74400</text:p>
          </table:table-cell>
          <table:table-cell office:value-type="float" office:value="18755.6" calcext:value-type="float">
            <text:p>18755.6</text:p>
          </table:table-cell>
          <table:table-cell table:number-columns-repeated="1022"/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float" office:value="17871.1" calcext:value-type="float">
            <text:p>17871.1</text:p>
          </table:table-cell>
          <table:table-cell table:number-columns-repeated="1022"/>
        </table:table-row>
        <table:table-row table:style-name="ro1">
          <table:table-cell office:value-type="float" office:value="74600" calcext:value-type="float">
            <text:p>74600</text:p>
          </table:table-cell>
          <table:table-cell office:value-type="float" office:value="18137.9" calcext:value-type="float">
            <text:p>18137.9</text:p>
          </table:table-cell>
          <table:table-cell table:number-columns-repeated="1022"/>
        </table:table-row>
        <table:table-row table:style-name="ro1">
          <table:table-cell office:value-type="float" office:value="74700" calcext:value-type="float">
            <text:p>74700</text:p>
          </table:table-cell>
          <table:table-cell office:value-type="float" office:value="27528.8" calcext:value-type="float">
            <text:p>27528.8</text:p>
          </table:table-cell>
          <table:table-cell table:number-columns-repeated="1022"/>
        </table:table-row>
        <table:table-row table:style-name="ro1">
          <table:table-cell office:value-type="float" office:value="74800" calcext:value-type="float">
            <text:p>74800</text:p>
          </table:table-cell>
          <table:table-cell office:value-type="float" office:value="18881.2" calcext:value-type="float">
            <text:p>18881.2</text:p>
          </table:table-cell>
          <table:table-cell table:number-columns-repeated="1022"/>
        </table:table-row>
        <table:table-row table:style-name="ro1">
          <table:table-cell office:value-type="float" office:value="74900" calcext:value-type="float">
            <text:p>74900</text:p>
          </table:table-cell>
          <table:table-cell office:value-type="float" office:value="18912.3" calcext:value-type="float">
            <text:p>18912.3</text:p>
          </table:table-cell>
          <table:table-cell table:number-columns-repeated="1022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8042.4" calcext:value-type="float">
            <text:p>18042.4</text:p>
          </table:table-cell>
          <table:table-cell table:number-columns-repeated="1022"/>
        </table:table-row>
        <table:table-row table:style-name="ro1">
          <table:table-cell office:value-type="float" office:value="75100" calcext:value-type="float">
            <text:p>75100</text:p>
          </table:table-cell>
          <table:table-cell office:value-type="float" office:value="18294.5" calcext:value-type="float">
            <text:p>18294.5</text:p>
          </table:table-cell>
          <table:table-cell table:number-columns-repeated="1022"/>
        </table:table-row>
        <table:table-row table:style-name="ro1">
          <table:table-cell office:value-type="float" office:value="75200" calcext:value-type="float">
            <text:p>75200</text:p>
          </table:table-cell>
          <table:table-cell office:value-type="float" office:value="27014.7" calcext:value-type="float">
            <text:p>27014.7</text:p>
          </table:table-cell>
          <table:table-cell table:number-columns-repeated="1022"/>
        </table:table-row>
        <table:table-row table:style-name="ro1">
          <table:table-cell office:value-type="float" office:value="75300" calcext:value-type="float">
            <text:p>75300</text:p>
          </table:table-cell>
          <table:table-cell office:value-type="float" office:value="19087.8" calcext:value-type="float">
            <text:p>19087.8</text:p>
          </table:table-cell>
          <table:table-cell table:number-columns-repeated="1022"/>
        </table:table-row>
        <table:table-row table:style-name="ro1">
          <table:table-cell office:value-type="float" office:value="75400" calcext:value-type="float">
            <text:p>75400</text:p>
          </table:table-cell>
          <table:table-cell office:value-type="float" office:value="19334.6" calcext:value-type="float">
            <text:p>19334.6</text:p>
          </table:table-cell>
          <table:table-cell table:number-columns-repeated="1022"/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float" office:value="18366.1" calcext:value-type="float">
            <text:p>18366.1</text:p>
          </table:table-cell>
          <table:table-cell table:number-columns-repeated="1022"/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18745.5" calcext:value-type="float">
            <text:p>18745.5</text:p>
          </table:table-cell>
          <table:table-cell table:number-columns-repeated="1022"/>
        </table:table-row>
        <table:table-row table:style-name="ro1">
          <table:table-cell office:value-type="float" office:value="75700" calcext:value-type="float">
            <text:p>75700</text:p>
          </table:table-cell>
          <table:table-cell office:value-type="float" office:value="28978.4" calcext:value-type="float">
            <text:p>28978.4</text:p>
          </table:table-cell>
          <table:table-cell table:number-columns-repeated="1022"/>
        </table:table-row>
        <table:table-row table:style-name="ro1">
          <table:table-cell office:value-type="float" office:value="75800" calcext:value-type="float">
            <text:p>75800</text:p>
          </table:table-cell>
          <table:table-cell office:value-type="float" office:value="19464.2" calcext:value-type="float">
            <text:p>19464.2</text:p>
          </table:table-cell>
          <table:table-cell table:number-columns-repeated="1022"/>
        </table:table-row>
        <table:table-row table:style-name="ro1">
          <table:table-cell office:value-type="float" office:value="75900" calcext:value-type="float">
            <text:p>75900</text:p>
          </table:table-cell>
          <table:table-cell office:value-type="float" office:value="19612.2" calcext:value-type="float">
            <text:p>19612.2</text:p>
          </table:table-cell>
          <table:table-cell table:number-columns-repeated="1022"/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18567.9" calcext:value-type="float">
            <text:p>18567.9</text:p>
          </table:table-cell>
          <table:table-cell table:number-columns-repeated="1022"/>
        </table:table-row>
        <table:table-row table:style-name="ro1">
          <table:table-cell office:value-type="float" office:value="76100" calcext:value-type="float">
            <text:p>76100</text:p>
          </table:table-cell>
          <table:table-cell office:value-type="float" office:value="19439.4" calcext:value-type="float">
            <text:p>19439.4</text:p>
          </table:table-cell>
          <table:table-cell table:number-columns-repeated="1022"/>
        </table:table-row>
        <table:table-row table:style-name="ro1">
          <table:table-cell office:value-type="float" office:value="76200" calcext:value-type="float">
            <text:p>76200</text:p>
          </table:table-cell>
          <table:table-cell office:value-type="float" office:value="25685.5" calcext:value-type="float">
            <text:p>25685.5</text:p>
          </table:table-cell>
          <table:table-cell table:number-columns-repeated="1022"/>
        </table:table-row>
        <table:table-row table:style-name="ro1">
          <table:table-cell office:value-type="float" office:value="76300" calcext:value-type="float">
            <text:p>76300</text:p>
          </table:table-cell>
          <table:table-cell office:value-type="float" office:value="19730.4" calcext:value-type="float">
            <text:p>19730.4</text:p>
          </table:table-cell>
          <table:table-cell table:number-columns-repeated="1022"/>
        </table:table-row>
        <table:table-row table:style-name="ro1">
          <table:table-cell office:value-type="float" office:value="76400" calcext:value-type="float">
            <text:p>76400</text:p>
          </table:table-cell>
          <table:table-cell office:value-type="float" office:value="19691.2" calcext:value-type="float">
            <text:p>19691.2</text:p>
          </table:table-cell>
          <table:table-cell table:number-columns-repeated="1022"/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float" office:value="18778.3" calcext:value-type="float">
            <text:p>18778.3</text:p>
          </table:table-cell>
          <table:table-cell table:number-columns-repeated="1022"/>
        </table:table-row>
        <table:table-row table:style-name="ro1">
          <table:table-cell office:value-type="float" office:value="76600" calcext:value-type="float">
            <text:p>76600</text:p>
          </table:table-cell>
          <table:table-cell office:value-type="float" office:value="19185.9" calcext:value-type="float">
            <text:p>19185.9</text:p>
          </table:table-cell>
          <table:table-cell table:number-columns-repeated="1022"/>
        </table:table-row>
        <table:table-row table:style-name="ro1">
          <table:table-cell office:value-type="float" office:value="76700" calcext:value-type="float">
            <text:p>76700</text:p>
          </table:table-cell>
          <table:table-cell office:value-type="float" office:value="23123" calcext:value-type="float">
            <text:p>23123</text:p>
          </table:table-cell>
          <table:table-cell table:number-columns-repeated="1022"/>
        </table:table-row>
        <table:table-row table:style-name="ro1">
          <table:table-cell office:value-type="float" office:value="76800" calcext:value-type="float">
            <text:p>76800</text:p>
          </table:table-cell>
          <table:table-cell office:value-type="float" office:value="19941.9" calcext:value-type="float">
            <text:p>19941.9</text:p>
          </table:table-cell>
          <table:table-cell table:number-columns-repeated="1022"/>
        </table:table-row>
        <table:table-row table:style-name="ro1">
          <table:table-cell office:value-type="float" office:value="76900" calcext:value-type="float">
            <text:p>76900</text:p>
          </table:table-cell>
          <table:table-cell office:value-type="float" office:value="19889.3" calcext:value-type="float">
            <text:p>19889.3</text:p>
          </table:table-cell>
          <table:table-cell table:number-columns-repeated="1022"/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19054.7" calcext:value-type="float">
            <text:p>19054.7</text:p>
          </table:table-cell>
          <table:table-cell table:number-columns-repeated="1022"/>
        </table:table-row>
        <table:table-row table:style-name="ro1">
          <table:table-cell office:value-type="float" office:value="77100" calcext:value-type="float">
            <text:p>77100</text:p>
          </table:table-cell>
          <table:table-cell office:value-type="float" office:value="19156.9" calcext:value-type="float">
            <text:p>19156.9</text:p>
          </table:table-cell>
          <table:table-cell table:number-columns-repeated="1022"/>
        </table:table-row>
        <table:table-row table:style-name="ro1">
          <table:table-cell office:value-type="float" office:value="77200" calcext:value-type="float">
            <text:p>77200</text:p>
          </table:table-cell>
          <table:table-cell office:value-type="float" office:value="23253.1" calcext:value-type="float">
            <text:p>23253.1</text:p>
          </table:table-cell>
          <table:table-cell table:number-columns-repeated="1022"/>
        </table:table-row>
        <table:table-row table:style-name="ro1">
          <table:table-cell office:value-type="float" office:value="77300" calcext:value-type="float">
            <text:p>77300</text:p>
          </table:table-cell>
          <table:table-cell office:value-type="float" office:value="20223.5" calcext:value-type="float">
            <text:p>20223.5</text:p>
          </table:table-cell>
          <table:table-cell table:number-columns-repeated="1022"/>
        </table:table-row>
        <table:table-row table:style-name="ro1">
          <table:table-cell office:value-type="float" office:value="77400" calcext:value-type="float">
            <text:p>77400</text:p>
          </table:table-cell>
          <table:table-cell office:value-type="float" office:value="20294.8" calcext:value-type="float">
            <text:p>20294.8</text:p>
          </table:table-cell>
          <table:table-cell table:number-columns-repeated="1022"/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19327.9" calcext:value-type="float">
            <text:p>19327.9</text:p>
          </table:table-cell>
          <table:table-cell table:number-columns-repeated="1022"/>
        </table:table-row>
        <table:table-row table:style-name="ro1">
          <table:table-cell office:value-type="float" office:value="77600" calcext:value-type="float">
            <text:p>77600</text:p>
          </table:table-cell>
          <table:table-cell office:value-type="float" office:value="19362" calcext:value-type="float">
            <text:p>19362</text:p>
          </table:table-cell>
          <table:table-cell table:number-columns-repeated="1022"/>
        </table:table-row>
        <table:table-row table:style-name="ro1">
          <table:table-cell office:value-type="float" office:value="77700" calcext:value-type="float">
            <text:p>77700</text:p>
          </table:table-cell>
          <table:table-cell office:value-type="float" office:value="24374.8" calcext:value-type="float">
            <text:p>24374.8</text:p>
          </table:table-cell>
          <table:table-cell table:number-columns-repeated="1022"/>
        </table:table-row>
        <table:table-row table:style-name="ro1">
          <table:table-cell office:value-type="float" office:value="77800" calcext:value-type="float">
            <text:p>77800</text:p>
          </table:table-cell>
          <table:table-cell office:value-type="float" office:value="20469.8" calcext:value-type="float">
            <text:p>20469.8</text:p>
          </table:table-cell>
          <table:table-cell table:number-columns-repeated="1022"/>
        </table:table-row>
        <table:table-row table:style-name="ro1">
          <table:table-cell office:value-type="float" office:value="77900" calcext:value-type="float">
            <text:p>77900</text:p>
          </table:table-cell>
          <table:table-cell office:value-type="float" office:value="20520.2" calcext:value-type="float">
            <text:p>20520.2</text:p>
          </table:table-cell>
          <table:table-cell table:number-columns-repeated="1022"/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19616.3" calcext:value-type="float">
            <text:p>19616.3</text:p>
          </table:table-cell>
          <table:table-cell table:number-columns-repeated="1022"/>
        </table:table-row>
        <table:table-row table:style-name="ro1">
          <table:table-cell office:value-type="float" office:value="78100" calcext:value-type="float">
            <text:p>78100</text:p>
          </table:table-cell>
          <table:table-cell office:value-type="float" office:value="19743.2" calcext:value-type="float">
            <text:p>19743.2</text:p>
          </table:table-cell>
          <table:table-cell table:number-columns-repeated="1022"/>
        </table:table-row>
        <table:table-row table:style-name="ro1">
          <table:table-cell office:value-type="float" office:value="78200" calcext:value-type="float">
            <text:p>78200</text:p>
          </table:table-cell>
          <table:table-cell office:value-type="float" office:value="20962" calcext:value-type="float">
            <text:p>20962</text:p>
          </table:table-cell>
          <table:table-cell table:number-columns-repeated="1022"/>
        </table:table-row>
        <table:table-row table:style-name="ro1">
          <table:table-cell office:value-type="float" office:value="78300" calcext:value-type="float">
            <text:p>78300</text:p>
          </table:table-cell>
          <table:table-cell office:value-type="float" office:value="20789.7" calcext:value-type="float">
            <text:p>20789.7</text:p>
          </table:table-cell>
          <table:table-cell table:number-columns-repeated="1022"/>
        </table:table-row>
        <table:table-row table:style-name="ro1">
          <table:table-cell office:value-type="float" office:value="78400" calcext:value-type="float">
            <text:p>78400</text:p>
          </table:table-cell>
          <table:table-cell office:value-type="float" office:value="20872.8" calcext:value-type="float">
            <text:p>20872.8</text:p>
          </table:table-cell>
          <table:table-cell table:number-columns-repeated="1022"/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float" office:value="20522.8" calcext:value-type="float">
            <text:p>20522.8</text:p>
          </table:table-cell>
          <table:table-cell table:number-columns-repeated="1022"/>
        </table:table-row>
        <table:table-row table:style-name="ro1">
          <table:table-cell office:value-type="float" office:value="78600" calcext:value-type="float">
            <text:p>78600</text:p>
          </table:table-cell>
          <table:table-cell office:value-type="float" office:value="19871" calcext:value-type="float">
            <text:p>19871</text:p>
          </table:table-cell>
          <table:table-cell table:number-columns-repeated="1022"/>
        </table:table-row>
        <table:table-row table:style-name="ro1">
          <table:table-cell office:value-type="float" office:value="78700" calcext:value-type="float">
            <text:p>78700</text:p>
          </table:table-cell>
          <table:table-cell office:value-type="float" office:value="21119.4" calcext:value-type="float">
            <text:p>21119.4</text:p>
          </table:table-cell>
          <table:table-cell table:number-columns-repeated="1022"/>
        </table:table-row>
        <table:table-row table:style-name="ro1">
          <table:table-cell office:value-type="float" office:value="78800" calcext:value-type="float">
            <text:p>78800</text:p>
          </table:table-cell>
          <table:table-cell office:value-type="float" office:value="21000.3" calcext:value-type="float">
            <text:p>21000.3</text:p>
          </table:table-cell>
          <table:table-cell table:number-columns-repeated="1022"/>
        </table:table-row>
        <table:table-row table:style-name="ro1">
          <table:table-cell office:value-type="float" office:value="78900" calcext:value-type="float">
            <text:p>78900</text:p>
          </table:table-cell>
          <table:table-cell office:value-type="float" office:value="21180.2" calcext:value-type="float">
            <text:p>21180.2</text:p>
          </table:table-cell>
          <table:table-cell table:number-columns-repeated="1022"/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20781.8" calcext:value-type="float">
            <text:p>20781.8</text:p>
          </table:table-cell>
          <table:table-cell table:number-columns-repeated="1022"/>
        </table:table-row>
        <table:table-row table:style-name="ro1">
          <table:table-cell office:value-type="float" office:value="79100" calcext:value-type="float">
            <text:p>79100</text:p>
          </table:table-cell>
          <table:table-cell office:value-type="float" office:value="20264" calcext:value-type="float">
            <text:p>20264</text:p>
          </table:table-cell>
          <table:table-cell table:number-columns-repeated="1022"/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21527.3" calcext:value-type="float">
            <text:p>21527.3</text:p>
          </table:table-cell>
          <table:table-cell table:number-columns-repeated="1022"/>
        </table:table-row>
        <table:table-row table:style-name="ro1">
          <table:table-cell office:value-type="float" office:value="79300" calcext:value-type="float">
            <text:p>79300</text:p>
          </table:table-cell>
          <table:table-cell office:value-type="float" office:value="21483.5" calcext:value-type="float">
            <text:p>21483.5</text:p>
          </table:table-cell>
          <table:table-cell table:number-columns-repeated="1022"/>
        </table:table-row>
        <table:table-row table:style-name="ro1">
          <table:table-cell office:value-type="float" office:value="79400" calcext:value-type="float">
            <text:p>79400</text:p>
          </table:table-cell>
          <table:table-cell office:value-type="float" office:value="21283.6" calcext:value-type="float">
            <text:p>21283.6</text:p>
          </table:table-cell>
          <table:table-cell table:number-columns-repeated="1022"/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float" office:value="21772.8" calcext:value-type="float">
            <text:p>21772.8</text:p>
          </table:table-cell>
          <table:table-cell table:number-columns-repeated="1022"/>
        </table:table-row>
        <table:table-row table:style-name="ro1">
          <table:table-cell office:value-type="float" office:value="79600" calcext:value-type="float">
            <text:p>79600</text:p>
          </table:table-cell>
          <table:table-cell office:value-type="float" office:value="20534.5" calcext:value-type="float">
            <text:p>20534.5</text:p>
          </table:table-cell>
          <table:table-cell table:number-columns-repeated="1022"/>
        </table:table-row>
        <table:table-row table:style-name="ro1">
          <table:table-cell office:value-type="float" office:value="79700" calcext:value-type="float">
            <text:p>79700</text:p>
          </table:table-cell>
          <table:table-cell office:value-type="float" office:value="21770.5" calcext:value-type="float">
            <text:p>21770.5</text:p>
          </table:table-cell>
          <table:table-cell table:number-columns-repeated="1022"/>
        </table:table-row>
        <table:table-row table:style-name="ro1">
          <table:table-cell office:value-type="float" office:value="79800" calcext:value-type="float">
            <text:p>79800</text:p>
          </table:table-cell>
          <table:table-cell office:value-type="float" office:value="21537.3" calcext:value-type="float">
            <text:p>21537.3</text:p>
          </table:table-cell>
          <table:table-cell table:number-columns-repeated="1022"/>
        </table:table-row>
        <table:table-row table:style-name="ro1">
          <table:table-cell office:value-type="float" office:value="79900" calcext:value-type="float">
            <text:p>79900</text:p>
          </table:table-cell>
          <table:table-cell office:value-type="float" office:value="21699.8" calcext:value-type="float">
            <text:p>21699.8</text:p>
          </table:table-cell>
          <table:table-cell table:number-columns-repeated="102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0886.7" calcext:value-type="float">
            <text:p>20886.7</text:p>
          </table:table-cell>
          <table:table-cell table:number-columns-repeated="1022"/>
        </table:table-row>
        <table:table-row table:style-name="ro1">
          <table:table-cell office:value-type="float" office:value="80100" calcext:value-type="float">
            <text:p>80100</text:p>
          </table:table-cell>
          <table:table-cell office:value-type="float" office:value="20792.7" calcext:value-type="float">
            <text:p>20792.7</text:p>
          </table:table-cell>
          <table:table-cell table:number-columns-repeated="1022"/>
        </table:table-row>
        <table:table-row table:style-name="ro1">
          <table:table-cell office:value-type="float" office:value="80200" calcext:value-type="float">
            <text:p>80200</text:p>
          </table:table-cell>
          <table:table-cell office:value-type="float" office:value="22205.8" calcext:value-type="float">
            <text:p>22205.8</text:p>
          </table:table-cell>
          <table:table-cell table:number-columns-repeated="1022"/>
        </table:table-row>
        <table:table-row table:style-name="ro1">
          <table:table-cell office:value-type="float" office:value="80300" calcext:value-type="float">
            <text:p>80300</text:p>
          </table:table-cell>
          <table:table-cell office:value-type="float" office:value="21840.1" calcext:value-type="float">
            <text:p>21840.1</text:p>
          </table:table-cell>
          <table:table-cell table:number-columns-repeated="1022"/>
        </table:table-row>
        <table:table-row table:style-name="ro1">
          <table:table-cell office:value-type="float" office:value="80400" calcext:value-type="float">
            <text:p>80400</text:p>
          </table:table-cell>
          <table:table-cell office:value-type="float" office:value="22006" calcext:value-type="float">
            <text:p>22006</text:p>
          </table:table-cell>
          <table:table-cell table:number-columns-repeated="1022"/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21519.2" calcext:value-type="float">
            <text:p>21519.2</text:p>
          </table:table-cell>
          <table:table-cell table:number-columns-repeated="1022"/>
        </table:table-row>
        <table:table-row table:style-name="ro1">
          <table:table-cell office:value-type="float" office:value="80600" calcext:value-type="float">
            <text:p>80600</text:p>
          </table:table-cell>
          <table:table-cell office:value-type="float" office:value="20985.6" calcext:value-type="float">
            <text:p>20985.6</text:p>
          </table:table-cell>
          <table:table-cell table:number-columns-repeated="1022"/>
        </table:table-row>
        <table:table-row table:style-name="ro1">
          <table:table-cell office:value-type="float" office:value="80700" calcext:value-type="float">
            <text:p>80700</text:p>
          </table:table-cell>
          <table:table-cell office:value-type="float" office:value="26094.4" calcext:value-type="float">
            <text:p>26094.4</text:p>
          </table:table-cell>
          <table:table-cell table:number-columns-repeated="1022"/>
        </table:table-row>
        <table:table-row table:style-name="ro1">
          <table:table-cell office:value-type="float" office:value="80800" calcext:value-type="float">
            <text:p>80800</text:p>
          </table:table-cell>
          <table:table-cell office:value-type="float" office:value="22221.9" calcext:value-type="float">
            <text:p>22221.9</text:p>
          </table:table-cell>
          <table:table-cell table:number-columns-repeated="1022"/>
        </table:table-row>
        <table:table-row table:style-name="ro1">
          <table:table-cell office:value-type="float" office:value="80900" calcext:value-type="float">
            <text:p>80900</text:p>
          </table:table-cell>
          <table:table-cell office:value-type="float" office:value="22287.9" calcext:value-type="float">
            <text:p>22287.9</text:p>
          </table:table-cell>
          <table:table-cell table:number-columns-repeated="1022"/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21962.9" calcext:value-type="float">
            <text:p>21962.9</text:p>
          </table:table-cell>
          <table:table-cell table:number-columns-repeated="1022"/>
        </table:table-row>
        <table:table-row table:style-name="ro1">
          <table:table-cell office:value-type="float" office:value="81100" calcext:value-type="float">
            <text:p>81100</text:p>
          </table:table-cell>
          <table:table-cell office:value-type="float" office:value="21233.4" calcext:value-type="float">
            <text:p>21233.4</text:p>
          </table:table-cell>
          <table:table-cell table:number-columns-repeated="1022"/>
        </table:table-row>
        <table:table-row table:style-name="ro1">
          <table:table-cell office:value-type="float" office:value="81200" calcext:value-type="float">
            <text:p>81200</text:p>
          </table:table-cell>
          <table:table-cell office:value-type="float" office:value="26186.5" calcext:value-type="float">
            <text:p>26186.5</text:p>
          </table:table-cell>
          <table:table-cell table:number-columns-repeated="1022"/>
        </table:table-row>
        <table:table-row table:style-name="ro1">
          <table:table-cell office:value-type="float" office:value="81300" calcext:value-type="float">
            <text:p>81300</text:p>
          </table:table-cell>
          <table:table-cell office:value-type="float" office:value="22525.1" calcext:value-type="float">
            <text:p>22525.1</text:p>
          </table:table-cell>
          <table:table-cell table:number-columns-repeated="1022"/>
        </table:table-row>
        <table:table-row table:style-name="ro1">
          <table:table-cell office:value-type="float" office:value="81400" calcext:value-type="float">
            <text:p>81400</text:p>
          </table:table-cell>
          <table:table-cell office:value-type="float" office:value="22458.2" calcext:value-type="float">
            <text:p>22458.2</text:p>
          </table:table-cell>
          <table:table-cell table:number-columns-repeated="1022"/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float" office:value="24315.2" calcext:value-type="float">
            <text:p>24315.2</text:p>
          </table:table-cell>
          <table:table-cell table:number-columns-repeated="1022"/>
        </table:table-row>
        <table:table-row table:style-name="ro1">
          <table:table-cell office:value-type="float" office:value="81600" calcext:value-type="float">
            <text:p>81600</text:p>
          </table:table-cell>
          <table:table-cell office:value-type="float" office:value="21450.2" calcext:value-type="float">
            <text:p>21450.2</text:p>
          </table:table-cell>
          <table:table-cell table:number-columns-repeated="1022"/>
        </table:table-row>
        <table:table-row table:style-name="ro1">
          <table:table-cell office:value-type="float" office:value="81700" calcext:value-type="float">
            <text:p>81700</text:p>
          </table:table-cell>
          <table:table-cell office:value-type="float" office:value="25508.9" calcext:value-type="float">
            <text:p>25508.9</text:p>
          </table:table-cell>
          <table:table-cell table:number-columns-repeated="1022"/>
        </table:table-row>
        <table:table-row table:style-name="ro1">
          <table:table-cell office:value-type="float" office:value="81800" calcext:value-type="float">
            <text:p>81800</text:p>
          </table:table-cell>
          <table:table-cell office:value-type="float" office:value="22772.4" calcext:value-type="float">
            <text:p>22772.4</text:p>
          </table:table-cell>
          <table:table-cell table:number-columns-repeated="1022"/>
        </table:table-row>
        <table:table-row table:style-name="ro1">
          <table:table-cell office:value-type="float" office:value="81900" calcext:value-type="float">
            <text:p>81900</text:p>
          </table:table-cell>
          <table:table-cell office:value-type="float" office:value="22711.7" calcext:value-type="float">
            <text:p>22711.7</text:p>
          </table:table-cell>
          <table:table-cell table:number-columns-repeated="1022"/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22387.2" calcext:value-type="float">
            <text:p>22387.2</text:p>
          </table:table-cell>
          <table:table-cell table:number-columns-repeated="1022"/>
        </table:table-row>
        <table:table-row table:style-name="ro1">
          <table:table-cell office:value-type="float" office:value="82100" calcext:value-type="float">
            <text:p>82100</text:p>
          </table:table-cell>
          <table:table-cell office:value-type="float" office:value="21790.7" calcext:value-type="float">
            <text:p>21790.7</text:p>
          </table:table-cell>
          <table:table-cell table:number-columns-repeated="1022"/>
        </table:table-row>
        <table:table-row table:style-name="ro1">
          <table:table-cell office:value-type="float" office:value="82200" calcext:value-type="float">
            <text:p>82200</text:p>
          </table:table-cell>
          <table:table-cell office:value-type="float" office:value="25519.7" calcext:value-type="float">
            <text:p>25519.7</text:p>
          </table:table-cell>
          <table:table-cell table:number-columns-repeated="1022"/>
        </table:table-row>
        <table:table-row table:style-name="ro1">
          <table:table-cell office:value-type="float" office:value="82300" calcext:value-type="float">
            <text:p>82300</text:p>
          </table:table-cell>
          <table:table-cell office:value-type="float" office:value="22923.1" calcext:value-type="float">
            <text:p>22923.1</text:p>
          </table:table-cell>
          <table:table-cell table:number-columns-repeated="1022"/>
        </table:table-row>
        <table:table-row table:style-name="ro1">
          <table:table-cell office:value-type="float" office:value="82400" calcext:value-type="float">
            <text:p>82400</text:p>
          </table:table-cell>
          <table:table-cell office:value-type="float" office:value="22959.4" calcext:value-type="float">
            <text:p>22959.4</text:p>
          </table:table-cell>
          <table:table-cell table:number-columns-repeated="1022"/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23341.7" calcext:value-type="float">
            <text:p>23341.7</text:p>
          </table:table-cell>
          <table:table-cell table:number-columns-repeated="1022"/>
        </table:table-row>
        <table:table-row table:style-name="ro1">
          <table:table-cell office:value-type="float" office:value="82600" calcext:value-type="float">
            <text:p>82600</text:p>
          </table:table-cell>
          <table:table-cell office:value-type="float" office:value="22069.6" calcext:value-type="float">
            <text:p>22069.6</text:p>
          </table:table-cell>
          <table:table-cell table:number-columns-repeated="1022"/>
        </table:table-row>
        <table:table-row table:style-name="ro1">
          <table:table-cell office:value-type="float" office:value="82700" calcext:value-type="float">
            <text:p>82700</text:p>
          </table:table-cell>
          <table:table-cell office:value-type="float" office:value="26767.1" calcext:value-type="float">
            <text:p>26767.1</text:p>
          </table:table-cell>
          <table:table-cell table:number-columns-repeated="1022"/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23187.1" calcext:value-type="float">
            <text:p>23187.1</text:p>
          </table:table-cell>
          <table:table-cell table:number-columns-repeated="1022"/>
        </table:table-row>
        <table:table-row table:style-name="ro1">
          <table:table-cell office:value-type="float" office:value="82900" calcext:value-type="float">
            <text:p>82900</text:p>
          </table:table-cell>
          <table:table-cell office:value-type="float" office:value="23330.9" calcext:value-type="float">
            <text:p>23330.9</text:p>
          </table:table-cell>
          <table:table-cell table:number-columns-repeated="1022"/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23246.8" calcext:value-type="float">
            <text:p>23246.8</text:p>
          </table:table-cell>
          <table:table-cell table:number-columns-repeated="1022"/>
        </table:table-row>
        <table:table-row table:style-name="ro1">
          <table:table-cell office:value-type="float" office:value="83100" calcext:value-type="float">
            <text:p>83100</text:p>
          </table:table-cell>
          <table:table-cell office:value-type="float" office:value="22362.9" calcext:value-type="float">
            <text:p>22362.9</text:p>
          </table:table-cell>
          <table:table-cell table:number-columns-repeated="1022"/>
        </table:table-row>
        <table:table-row table:style-name="ro1">
          <table:table-cell office:value-type="float" office:value="83200" calcext:value-type="float">
            <text:p>83200</text:p>
          </table:table-cell>
          <table:table-cell office:value-type="float" office:value="27016.7" calcext:value-type="float">
            <text:p>27016.7</text:p>
          </table:table-cell>
          <table:table-cell table:number-columns-repeated="1022"/>
        </table:table-row>
        <table:table-row table:style-name="ro1">
          <table:table-cell office:value-type="float" office:value="83300" calcext:value-type="float">
            <text:p>83300</text:p>
          </table:table-cell>
          <table:table-cell office:value-type="float" office:value="23503.9" calcext:value-type="float">
            <text:p>23503.9</text:p>
          </table:table-cell>
          <table:table-cell table:number-columns-repeated="1022"/>
        </table:table-row>
        <table:table-row table:style-name="ro1">
          <table:table-cell office:value-type="float" office:value="83400" calcext:value-type="float">
            <text:p>83400</text:p>
          </table:table-cell>
          <table:table-cell office:value-type="float" office:value="23521.1" calcext:value-type="float">
            <text:p>23521.1</text:p>
          </table:table-cell>
          <table:table-cell table:number-columns-repeated="1022"/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float" office:value="23277.5" calcext:value-type="float">
            <text:p>23277.5</text:p>
          </table:table-cell>
          <table:table-cell table:number-columns-repeated="1022"/>
        </table:table-row>
        <table:table-row table:style-name="ro1">
          <table:table-cell office:value-type="float" office:value="83600" calcext:value-type="float">
            <text:p>83600</text:p>
          </table:table-cell>
          <table:table-cell office:value-type="float" office:value="22716.7" calcext:value-type="float">
            <text:p>22716.7</text:p>
          </table:table-cell>
          <table:table-cell table:number-columns-repeated="1022"/>
        </table:table-row>
        <table:table-row table:style-name="ro1">
          <table:table-cell office:value-type="float" office:value="83700" calcext:value-type="float">
            <text:p>83700</text:p>
          </table:table-cell>
          <table:table-cell office:value-type="float" office:value="26032.1" calcext:value-type="float">
            <text:p>26032.1</text:p>
          </table:table-cell>
          <table:table-cell table:number-columns-repeated="1022"/>
        </table:table-row>
        <table:table-row table:style-name="ro1">
          <table:table-cell office:value-type="float" office:value="83800" calcext:value-type="float">
            <text:p>83800</text:p>
          </table:table-cell>
          <table:table-cell office:value-type="float" office:value="23871.2" calcext:value-type="float">
            <text:p>23871.2</text:p>
          </table:table-cell>
          <table:table-cell table:number-columns-repeated="1022"/>
        </table:table-row>
        <table:table-row table:style-name="ro1">
          <table:table-cell office:value-type="float" office:value="83900" calcext:value-type="float">
            <text:p>83900</text:p>
          </table:table-cell>
          <table:table-cell office:value-type="float" office:value="23897.3" calcext:value-type="float">
            <text:p>23897.3</text:p>
          </table:table-cell>
          <table:table-cell table:number-columns-repeated="1022"/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24202.6" calcext:value-type="float">
            <text:p>24202.6</text:p>
          </table:table-cell>
          <table:table-cell table:number-columns-repeated="1022"/>
        </table:table-row>
        <table:table-row table:style-name="ro1">
          <table:table-cell office:value-type="float" office:value="84100" calcext:value-type="float">
            <text:p>84100</text:p>
          </table:table-cell>
          <table:table-cell office:value-type="float" office:value="22959.3" calcext:value-type="float">
            <text:p>22959.3</text:p>
          </table:table-cell>
          <table:table-cell table:number-columns-repeated="1022"/>
        </table:table-row>
        <table:table-row table:style-name="ro1">
          <table:table-cell office:value-type="float" office:value="84200" calcext:value-type="float">
            <text:p>84200</text:p>
          </table:table-cell>
          <table:table-cell office:value-type="float" office:value="27464.8" calcext:value-type="float">
            <text:p>27464.8</text:p>
          </table:table-cell>
          <table:table-cell table:number-columns-repeated="1022"/>
        </table:table-row>
        <table:table-row table:style-name="ro1">
          <table:table-cell office:value-type="float" office:value="84300" calcext:value-type="float">
            <text:p>84300</text:p>
          </table:table-cell>
          <table:table-cell office:value-type="float" office:value="24102.8" calcext:value-type="float">
            <text:p>24102.8</text:p>
          </table:table-cell>
          <table:table-cell table:number-columns-repeated="1022"/>
        </table:table-row>
        <table:table-row table:style-name="ro1">
          <table:table-cell office:value-type="float" office:value="84400" calcext:value-type="float">
            <text:p>84400</text:p>
          </table:table-cell>
          <table:table-cell office:value-type="float" office:value="24266" calcext:value-type="float">
            <text:p>24266</text:p>
          </table:table-cell>
          <table:table-cell table:number-columns-repeated="1022"/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float" office:value="24620.5" calcext:value-type="float">
            <text:p>24620.5</text:p>
          </table:table-cell>
          <table:table-cell table:number-columns-repeated="1022"/>
        </table:table-row>
        <table:table-row table:style-name="ro1">
          <table:table-cell office:value-type="float" office:value="84600" calcext:value-type="float">
            <text:p>84600</text:p>
          </table:table-cell>
          <table:table-cell office:value-type="float" office:value="23175" calcext:value-type="float">
            <text:p>23175</text:p>
          </table:table-cell>
          <table:table-cell table:number-columns-repeated="1022"/>
        </table:table-row>
        <table:table-row table:style-name="ro1">
          <table:table-cell office:value-type="float" office:value="84700" calcext:value-type="float">
            <text:p>84700</text:p>
          </table:table-cell>
          <table:table-cell office:value-type="float" office:value="27027.7" calcext:value-type="float">
            <text:p>27027.7</text:p>
          </table:table-cell>
          <table:table-cell table:number-columns-repeated="1022"/>
        </table:table-row>
        <table:table-row table:style-name="ro1">
          <table:table-cell office:value-type="float" office:value="84800" calcext:value-type="float">
            <text:p>84800</text:p>
          </table:table-cell>
          <table:table-cell office:value-type="float" office:value="24569.5" calcext:value-type="float">
            <text:p>24569.5</text:p>
          </table:table-cell>
          <table:table-cell table:number-columns-repeated="1022"/>
        </table:table-row>
        <table:table-row table:style-name="ro1">
          <table:table-cell office:value-type="float" office:value="84900" calcext:value-type="float">
            <text:p>84900</text:p>
          </table:table-cell>
          <table:table-cell office:value-type="float" office:value="24448.5" calcext:value-type="float">
            <text:p>24448.5</text:p>
          </table:table-cell>
          <table:table-cell table:number-columns-repeated="1022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24808.2" calcext:value-type="float">
            <text:p>24808.2</text:p>
          </table:table-cell>
          <table:table-cell table:number-columns-repeated="1022"/>
        </table:table-row>
        <table:table-row table:style-name="ro1">
          <table:table-cell office:value-type="float" office:value="85100" calcext:value-type="float">
            <text:p>85100</text:p>
          </table:table-cell>
          <table:table-cell office:value-type="float" office:value="23487.5" calcext:value-type="float">
            <text:p>23487.5</text:p>
          </table:table-cell>
          <table:table-cell table:number-columns-repeated="1022"/>
        </table:table-row>
        <table:table-row table:style-name="ro1">
          <table:table-cell office:value-type="float" office:value="85200" calcext:value-type="float">
            <text:p>85200</text:p>
          </table:table-cell>
          <table:table-cell office:value-type="float" office:value="27758.8" calcext:value-type="float">
            <text:p>27758.8</text:p>
          </table:table-cell>
          <table:table-cell table:number-columns-repeated="1022"/>
        </table:table-row>
        <table:table-row table:style-name="ro1">
          <table:table-cell office:value-type="float" office:value="85300" calcext:value-type="float">
            <text:p>85300</text:p>
          </table:table-cell>
          <table:table-cell office:value-type="float" office:value="24599.2" calcext:value-type="float">
            <text:p>24599.2</text:p>
          </table:table-cell>
          <table:table-cell table:number-columns-repeated="1022"/>
        </table:table-row>
        <table:table-row table:style-name="ro1">
          <table:table-cell office:value-type="float" office:value="85400" calcext:value-type="float">
            <text:p>85400</text:p>
          </table:table-cell>
          <table:table-cell office:value-type="float" office:value="24709.6" calcext:value-type="float">
            <text:p>24709.6</text:p>
          </table:table-cell>
          <table:table-cell table:number-columns-repeated="1022"/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float" office:value="25043.3" calcext:value-type="float">
            <text:p>25043.3</text:p>
          </table:table-cell>
          <table:table-cell table:number-columns-repeated="1022"/>
        </table:table-row>
        <table:table-row table:style-name="ro1">
          <table:table-cell office:value-type="float" office:value="85600" calcext:value-type="float">
            <text:p>85600</text:p>
          </table:table-cell>
          <table:table-cell office:value-type="float" office:value="23680.6" calcext:value-type="float">
            <text:p>23680.6</text:p>
          </table:table-cell>
          <table:table-cell table:number-columns-repeated="1022"/>
        </table:table-row>
        <table:table-row table:style-name="ro1">
          <table:table-cell office:value-type="float" office:value="85700" calcext:value-type="float">
            <text:p>85700</text:p>
          </table:table-cell>
          <table:table-cell office:value-type="float" office:value="27932.8" calcext:value-type="float">
            <text:p>27932.8</text:p>
          </table:table-cell>
          <table:table-cell table:number-columns-repeated="1022"/>
        </table:table-row>
        <table:table-row table:style-name="ro1">
          <table:table-cell office:value-type="float" office:value="85800" calcext:value-type="float">
            <text:p>85800</text:p>
          </table:table-cell>
          <table:table-cell office:value-type="float" office:value="24998.7" calcext:value-type="float">
            <text:p>24998.7</text:p>
          </table:table-cell>
          <table:table-cell table:number-columns-repeated="1022"/>
        </table:table-row>
        <table:table-row table:style-name="ro1">
          <table:table-cell office:value-type="float" office:value="85900" calcext:value-type="float">
            <text:p>85900</text:p>
          </table:table-cell>
          <table:table-cell office:value-type="float" office:value="25155.6" calcext:value-type="float">
            <text:p>25155.6</text:p>
          </table:table-cell>
          <table:table-cell table:number-columns-repeated="1022"/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24104" calcext:value-type="float">
            <text:p>24104</text:p>
          </table:table-cell>
          <table:table-cell table:number-columns-repeated="1022"/>
        </table:table-row>
        <table:table-row table:style-name="ro1">
          <table:table-cell office:value-type="float" office:value="86100" calcext:value-type="float">
            <text:p>86100</text:p>
          </table:table-cell>
          <table:table-cell office:value-type="float" office:value="24164.7" calcext:value-type="float">
            <text:p>24164.7</text:p>
          </table:table-cell>
          <table:table-cell table:number-columns-repeated="1022"/>
        </table:table-row>
        <table:table-row table:style-name="ro1">
          <table:table-cell office:value-type="float" office:value="86200" calcext:value-type="float">
            <text:p>86200</text:p>
          </table:table-cell>
          <table:table-cell office:value-type="float" office:value="27460.2" calcext:value-type="float">
            <text:p>27460.2</text:p>
          </table:table-cell>
          <table:table-cell table:number-columns-repeated="1022"/>
        </table:table-row>
        <table:table-row table:style-name="ro1">
          <table:table-cell office:value-type="float" office:value="86300" calcext:value-type="float">
            <text:p>86300</text:p>
          </table:table-cell>
          <table:table-cell office:value-type="float" office:value="25347.9" calcext:value-type="float">
            <text:p>25347.9</text:p>
          </table:table-cell>
          <table:table-cell table:number-columns-repeated="1022"/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25379.7" calcext:value-type="float">
            <text:p>25379.7</text:p>
          </table:table-cell>
          <table:table-cell table:number-columns-repeated="1022"/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float" office:value="24488.7" calcext:value-type="float">
            <text:p>24488.7</text:p>
          </table:table-cell>
          <table:table-cell table:number-columns-repeated="1022"/>
        </table:table-row>
        <table:table-row table:style-name="ro1">
          <table:table-cell office:value-type="float" office:value="86600" calcext:value-type="float">
            <text:p>86600</text:p>
          </table:table-cell>
          <table:table-cell office:value-type="float" office:value="24306.8" calcext:value-type="float">
            <text:p>24306.8</text:p>
          </table:table-cell>
          <table:table-cell table:number-columns-repeated="1022"/>
        </table:table-row>
        <table:table-row table:style-name="ro1">
          <table:table-cell office:value-type="float" office:value="86700" calcext:value-type="float">
            <text:p>86700</text:p>
          </table:table-cell>
          <table:table-cell office:value-type="float" office:value="52493.8" calcext:value-type="float">
            <text:p>52493.8</text:p>
          </table:table-cell>
          <table:table-cell table:number-columns-repeated="1022"/>
        </table:table-row>
        <table:table-row table:style-name="ro1">
          <table:table-cell office:value-type="float" office:value="86800" calcext:value-type="float">
            <text:p>86800</text:p>
          </table:table-cell>
          <table:table-cell office:value-type="float" office:value="25668.1" calcext:value-type="float">
            <text:p>25668.1</text:p>
          </table:table-cell>
          <table:table-cell table:number-columns-repeated="1022"/>
        </table:table-row>
        <table:table-row table:style-name="ro1">
          <table:table-cell office:value-type="float" office:value="86900" calcext:value-type="float">
            <text:p>86900</text:p>
          </table:table-cell>
          <table:table-cell office:value-type="float" office:value="25540.8" calcext:value-type="float">
            <text:p>25540.8</text:p>
          </table:table-cell>
          <table:table-cell table:number-columns-repeated="1022"/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25208.3" calcext:value-type="float">
            <text:p>25208.3</text:p>
          </table:table-cell>
          <table:table-cell table:number-columns-repeated="1022"/>
        </table:table-row>
        <table:table-row table:style-name="ro1">
          <table:table-cell office:value-type="float" office:value="87100" calcext:value-type="float">
            <text:p>87100</text:p>
          </table:table-cell>
          <table:table-cell office:value-type="float" office:value="24760.6" calcext:value-type="float">
            <text:p>24760.6</text:p>
          </table:table-cell>
          <table:table-cell table:number-columns-repeated="1022"/>
        </table:table-row>
        <table:table-row table:style-name="ro1">
          <table:table-cell office:value-type="float" office:value="87200" calcext:value-type="float">
            <text:p>87200</text:p>
          </table:table-cell>
          <table:table-cell office:value-type="float" office:value="48595.6" calcext:value-type="float">
            <text:p>48595.6</text:p>
          </table:table-cell>
          <table:table-cell table:number-columns-repeated="1022"/>
        </table:table-row>
        <table:table-row table:style-name="ro1">
          <table:table-cell office:value-type="float" office:value="87300" calcext:value-type="float">
            <text:p>87300</text:p>
          </table:table-cell>
          <table:table-cell office:value-type="float" office:value="25867.9" calcext:value-type="float">
            <text:p>25867.9</text:p>
          </table:table-cell>
          <table:table-cell table:number-columns-repeated="1022"/>
        </table:table-row>
        <table:table-row table:style-name="ro1">
          <table:table-cell office:value-type="float" office:value="87400" calcext:value-type="float">
            <text:p>87400</text:p>
          </table:table-cell>
          <table:table-cell office:value-type="float" office:value="25907.6" calcext:value-type="float">
            <text:p>25907.6</text:p>
          </table:table-cell>
          <table:table-cell table:number-columns-repeated="1022"/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25190.4" calcext:value-type="float">
            <text:p>25190.4</text:p>
          </table:table-cell>
          <table:table-cell table:number-columns-repeated="1022"/>
        </table:table-row>
        <table:table-row table:style-name="ro1">
          <table:table-cell office:value-type="float" office:value="87600" calcext:value-type="float">
            <text:p>87600</text:p>
          </table:table-cell>
          <table:table-cell office:value-type="float" office:value="24846.4" calcext:value-type="float">
            <text:p>24846.4</text:p>
          </table:table-cell>
          <table:table-cell table:number-columns-repeated="1022"/>
        </table:table-row>
        <table:table-row table:style-name="ro1">
          <table:table-cell office:value-type="float" office:value="87700" calcext:value-type="float">
            <text:p>87700</text:p>
          </table:table-cell>
          <table:table-cell office:value-type="float" office:value="47662.3" calcext:value-type="float">
            <text:p>47662.3</text:p>
          </table:table-cell>
          <table:table-cell table:number-columns-repeated="1022"/>
        </table:table-row>
        <table:table-row table:style-name="ro1">
          <table:table-cell office:value-type="float" office:value="87800" calcext:value-type="float">
            <text:p>87800</text:p>
          </table:table-cell>
          <table:table-cell office:value-type="float" office:value="26287.5" calcext:value-type="float">
            <text:p>26287.5</text:p>
          </table:table-cell>
          <table:table-cell table:number-columns-repeated="1022"/>
        </table:table-row>
        <table:table-row table:style-name="ro1">
          <table:table-cell office:value-type="float" office:value="87900" calcext:value-type="float">
            <text:p>87900</text:p>
          </table:table-cell>
          <table:table-cell office:value-type="float" office:value="26275.4" calcext:value-type="float">
            <text:p>26275.4</text:p>
          </table:table-cell>
          <table:table-cell table:number-columns-repeated="1022"/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25503.7" calcext:value-type="float">
            <text:p>25503.7</text:p>
          </table:table-cell>
          <table:table-cell table:number-columns-repeated="1022"/>
        </table:table-row>
        <table:table-row table:style-name="ro1">
          <table:table-cell office:value-type="float" office:value="88100" calcext:value-type="float">
            <text:p>88100</text:p>
          </table:table-cell>
          <table:table-cell office:value-type="float" office:value="25188.6" calcext:value-type="float">
            <text:p>25188.6</text:p>
          </table:table-cell>
          <table:table-cell table:number-columns-repeated="1022"/>
        </table:table-row>
        <table:table-row table:style-name="ro1">
          <table:table-cell office:value-type="float" office:value="88200" calcext:value-type="float">
            <text:p>88200</text:p>
          </table:table-cell>
          <table:table-cell office:value-type="float" office:value="47059.2" calcext:value-type="float">
            <text:p>47059.2</text:p>
          </table:table-cell>
          <table:table-cell table:number-columns-repeated="1022"/>
        </table:table-row>
        <table:table-row table:style-name="ro1">
          <table:table-cell office:value-type="float" office:value="88300" calcext:value-type="float">
            <text:p>88300</text:p>
          </table:table-cell>
          <table:table-cell office:value-type="float" office:value="26445.6" calcext:value-type="float">
            <text:p>26445.6</text:p>
          </table:table-cell>
          <table:table-cell table:number-columns-repeated="1022"/>
        </table:table-row>
        <table:table-row table:style-name="ro1">
          <table:table-cell office:value-type="float" office:value="88400" calcext:value-type="float">
            <text:p>88400</text:p>
          </table:table-cell>
          <table:table-cell office:value-type="float" office:value="26456.7" calcext:value-type="float">
            <text:p>26456.7</text:p>
          </table:table-cell>
          <table:table-cell table:number-columns-repeated="1022"/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float" office:value="25521.1" calcext:value-type="float">
            <text:p>25521.1</text:p>
          </table:table-cell>
          <table:table-cell table:number-columns-repeated="1022"/>
        </table:table-row>
        <table:table-row table:style-name="ro1">
          <table:table-cell office:value-type="float" office:value="88600" calcext:value-type="float">
            <text:p>88600</text:p>
          </table:table-cell>
          <table:table-cell office:value-type="float" office:value="25529.8" calcext:value-type="float">
            <text:p>25529.8</text:p>
          </table:table-cell>
          <table:table-cell table:number-columns-repeated="1022"/>
        </table:table-row>
        <table:table-row table:style-name="ro1">
          <table:table-cell office:value-type="float" office:value="88700" calcext:value-type="float">
            <text:p>88700</text:p>
          </table:table-cell>
          <table:table-cell office:value-type="float" office:value="48362.6" calcext:value-type="float">
            <text:p>48362.6</text:p>
          </table:table-cell>
          <table:table-cell table:number-columns-repeated="1022"/>
        </table:table-row>
        <table:table-row table:style-name="ro1">
          <table:table-cell office:value-type="float" office:value="88800" calcext:value-type="float">
            <text:p>88800</text:p>
          </table:table-cell>
          <table:table-cell office:value-type="float" office:value="26785.3" calcext:value-type="float">
            <text:p>26785.3</text:p>
          </table:table-cell>
          <table:table-cell table:number-columns-repeated="1022"/>
        </table:table-row>
        <table:table-row table:style-name="ro1">
          <table:table-cell office:value-type="float" office:value="88900" calcext:value-type="float">
            <text:p>88900</text:p>
          </table:table-cell>
          <table:table-cell office:value-type="float" office:value="26734.6" calcext:value-type="float">
            <text:p>26734.6</text:p>
          </table:table-cell>
          <table:table-cell table:number-columns-repeated="1022"/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25684" calcext:value-type="float">
            <text:p>25684</text:p>
          </table:table-cell>
          <table:table-cell table:number-columns-repeated="1022"/>
        </table:table-row>
        <table:table-row table:style-name="ro1">
          <table:table-cell office:value-type="float" office:value="89100" calcext:value-type="float">
            <text:p>89100</text:p>
          </table:table-cell>
          <table:table-cell office:value-type="float" office:value="25765.1" calcext:value-type="float">
            <text:p>25765.1</text:p>
          </table:table-cell>
          <table:table-cell table:number-columns-repeated="1022"/>
        </table:table-row>
        <table:table-row table:style-name="ro1">
          <table:table-cell office:value-type="float" office:value="89200" calcext:value-type="float">
            <text:p>89200</text:p>
          </table:table-cell>
          <table:table-cell office:value-type="float" office:value="40010.4" calcext:value-type="float">
            <text:p>40010.4</text:p>
          </table:table-cell>
          <table:table-cell table:number-columns-repeated="1022"/>
        </table:table-row>
        <table:table-row table:style-name="ro1">
          <table:table-cell office:value-type="float" office:value="89300" calcext:value-type="float">
            <text:p>89300</text:p>
          </table:table-cell>
          <table:table-cell office:value-type="float" office:value="26990.2" calcext:value-type="float">
            <text:p>26990.2</text:p>
          </table:table-cell>
          <table:table-cell table:number-columns-repeated="1022"/>
        </table:table-row>
        <table:table-row table:style-name="ro1">
          <table:table-cell office:value-type="float" office:value="89400" calcext:value-type="float">
            <text:p>89400</text:p>
          </table:table-cell>
          <table:table-cell office:value-type="float" office:value="27049" calcext:value-type="float">
            <text:p>27049</text:p>
          </table:table-cell>
          <table:table-cell table:number-columns-repeated="1022"/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float" office:value="25991.8" calcext:value-type="float">
            <text:p>25991.8</text:p>
          </table:table-cell>
          <table:table-cell table:number-columns-repeated="1022"/>
        </table:table-row>
        <table:table-row table:style-name="ro1">
          <table:table-cell office:value-type="float" office:value="89600" calcext:value-type="float">
            <text:p>89600</text:p>
          </table:table-cell>
          <table:table-cell office:value-type="float" office:value="25982.4" calcext:value-type="float">
            <text:p>25982.4</text:p>
          </table:table-cell>
          <table:table-cell table:number-columns-repeated="1022"/>
        </table:table-row>
        <table:table-row table:style-name="ro1">
          <table:table-cell office:value-type="float" office:value="89700" calcext:value-type="float">
            <text:p>89700</text:p>
          </table:table-cell>
          <table:table-cell office:value-type="float" office:value="51626.5" calcext:value-type="float">
            <text:p>51626.5</text:p>
          </table:table-cell>
          <table:table-cell table:number-columns-repeated="1022"/>
        </table:table-row>
        <table:table-row table:style-name="ro1">
          <table:table-cell office:value-type="float" office:value="89800" calcext:value-type="float">
            <text:p>89800</text:p>
          </table:table-cell>
          <table:table-cell office:value-type="float" office:value="27337.3" calcext:value-type="float">
            <text:p>27337.3</text:p>
          </table:table-cell>
          <table:table-cell table:number-columns-repeated="1022"/>
        </table:table-row>
        <table:table-row table:style-name="ro1">
          <table:table-cell office:value-type="float" office:value="89900" calcext:value-type="float">
            <text:p>89900</text:p>
          </table:table-cell>
          <table:table-cell office:value-type="float" office:value="27233" calcext:value-type="float">
            <text:p>27233</text:p>
          </table:table-cell>
          <table:table-cell table:number-columns-repeated="1022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6319.6" calcext:value-type="float">
            <text:p>26319.6</text:p>
          </table:table-cell>
          <table:table-cell table:number-columns-repeated="1022"/>
        </table:table-row>
        <table:table-row table:style-name="ro1">
          <table:table-cell office:value-type="float" office:value="90100" calcext:value-type="float">
            <text:p>90100</text:p>
          </table:table-cell>
          <table:table-cell office:value-type="float" office:value="26357.2" calcext:value-type="float">
            <text:p>26357.2</text:p>
          </table:table-cell>
          <table:table-cell table:number-columns-repeated="1022"/>
        </table:table-row>
        <table:table-row table:style-name="ro1">
          <table:table-cell office:value-type="float" office:value="90200" calcext:value-type="float">
            <text:p>90200</text:p>
          </table:table-cell>
          <table:table-cell office:value-type="float" office:value="46563.6" calcext:value-type="float">
            <text:p>46563.6</text:p>
          </table:table-cell>
          <table:table-cell table:number-columns-repeated="1022"/>
        </table:table-row>
        <table:table-row table:style-name="ro1">
          <table:table-cell office:value-type="float" office:value="90300" calcext:value-type="float">
            <text:p>90300</text:p>
          </table:table-cell>
          <table:table-cell office:value-type="float" office:value="27589.7" calcext:value-type="float">
            <text:p>27589.7</text:p>
          </table:table-cell>
          <table:table-cell table:number-columns-repeated="1022"/>
        </table:table-row>
        <table:table-row table:style-name="ro1">
          <table:table-cell office:value-type="float" office:value="90400" calcext:value-type="float">
            <text:p>90400</text:p>
          </table:table-cell>
          <table:table-cell office:value-type="float" office:value="27713.4" calcext:value-type="float">
            <text:p>27713.4</text:p>
          </table:table-cell>
          <table:table-cell table:number-columns-repeated="1022"/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float" office:value="26612.2" calcext:value-type="float">
            <text:p>26612.2</text:p>
          </table:table-cell>
          <table:table-cell table:number-columns-repeated="1022"/>
        </table:table-row>
        <table:table-row table:style-name="ro1">
          <table:table-cell office:value-type="float" office:value="90600" calcext:value-type="float">
            <text:p>90600</text:p>
          </table:table-cell>
          <table:table-cell office:value-type="float" office:value="26645.2" calcext:value-type="float">
            <text:p>26645.2</text:p>
          </table:table-cell>
          <table:table-cell table:number-columns-repeated="1022"/>
        </table:table-row>
        <table:table-row table:style-name="ro1">
          <table:table-cell office:value-type="float" office:value="90700" calcext:value-type="float">
            <text:p>90700</text:p>
          </table:table-cell>
          <table:table-cell office:value-type="float" office:value="42159.2" calcext:value-type="float">
            <text:p>42159.2</text:p>
          </table:table-cell>
          <table:table-cell table:number-columns-repeated="1022"/>
        </table:table-row>
        <table:table-row table:style-name="ro1">
          <table:table-cell office:value-type="float" office:value="90800" calcext:value-type="float">
            <text:p>90800</text:p>
          </table:table-cell>
          <table:table-cell office:value-type="float" office:value="27967.1" calcext:value-type="float">
            <text:p>27967.1</text:p>
          </table:table-cell>
          <table:table-cell table:number-columns-repeated="1022"/>
        </table:table-row>
        <table:table-row table:style-name="ro1">
          <table:table-cell office:value-type="float" office:value="90900" calcext:value-type="float">
            <text:p>90900</text:p>
          </table:table-cell>
          <table:table-cell office:value-type="float" office:value="28199.3" calcext:value-type="float">
            <text:p>28199.3</text:p>
          </table:table-cell>
          <table:table-cell table:number-columns-repeated="1022"/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26865.7" calcext:value-type="float">
            <text:p>26865.7</text:p>
          </table:table-cell>
          <table:table-cell table:number-columns-repeated="1022"/>
        </table:table-row>
        <table:table-row table:style-name="ro1">
          <table:table-cell office:value-type="float" office:value="91100" calcext:value-type="float">
            <text:p>91100</text:p>
          </table:table-cell>
          <table:table-cell office:value-type="float" office:value="26961.9" calcext:value-type="float">
            <text:p>26961.9</text:p>
          </table:table-cell>
          <table:table-cell table:number-columns-repeated="1022"/>
        </table:table-row>
        <table:table-row table:style-name="ro1">
          <table:table-cell office:value-type="float" office:value="91200" calcext:value-type="float">
            <text:p>91200</text:p>
          </table:table-cell>
          <table:table-cell office:value-type="float" office:value="36879" calcext:value-type="float">
            <text:p>36879</text:p>
          </table:table-cell>
          <table:table-cell table:number-columns-repeated="1022"/>
        </table:table-row>
        <table:table-row table:style-name="ro1">
          <table:table-cell office:value-type="float" office:value="91300" calcext:value-type="float">
            <text:p>91300</text:p>
          </table:table-cell>
          <table:table-cell office:value-type="float" office:value="28428.8" calcext:value-type="float">
            <text:p>28428.8</text:p>
          </table:table-cell>
          <table:table-cell table:number-columns-repeated="1022"/>
        </table:table-row>
        <table:table-row table:style-name="ro1">
          <table:table-cell office:value-type="float" office:value="91400" calcext:value-type="float">
            <text:p>91400</text:p>
          </table:table-cell>
          <table:table-cell office:value-type="float" office:value="28439.3" calcext:value-type="float">
            <text:p>28439.3</text:p>
          </table:table-cell>
          <table:table-cell table:number-columns-repeated="1022"/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float" office:value="27180.6" calcext:value-type="float">
            <text:p>27180.6</text:p>
          </table:table-cell>
          <table:table-cell table:number-columns-repeated="1022"/>
        </table:table-row>
        <table:table-row table:style-name="ro1">
          <table:table-cell office:value-type="float" office:value="91600" calcext:value-type="float">
            <text:p>91600</text:p>
          </table:table-cell>
          <table:table-cell office:value-type="float" office:value="27287" calcext:value-type="float">
            <text:p>27287</text:p>
          </table:table-cell>
          <table:table-cell table:number-columns-repeated="1022"/>
        </table:table-row>
        <table:table-row table:style-name="ro1">
          <table:table-cell office:value-type="float" office:value="91700" calcext:value-type="float">
            <text:p>91700</text:p>
          </table:table-cell>
          <table:table-cell office:value-type="float" office:value="37628.7" calcext:value-type="float">
            <text:p>37628.7</text:p>
          </table:table-cell>
          <table:table-cell table:number-columns-repeated="1022"/>
        </table:table-row>
        <table:table-row table:style-name="ro1">
          <table:table-cell office:value-type="float" office:value="91800" calcext:value-type="float">
            <text:p>91800</text:p>
          </table:table-cell>
          <table:table-cell office:value-type="float" office:value="28556.5" calcext:value-type="float">
            <text:p>28556.5</text:p>
          </table:table-cell>
          <table:table-cell table:number-columns-repeated="1022"/>
        </table:table-row>
        <table:table-row table:style-name="ro1">
          <table:table-cell office:value-type="float" office:value="91900" calcext:value-type="float">
            <text:p>91900</text:p>
          </table:table-cell>
          <table:table-cell office:value-type="float" office:value="28613.3" calcext:value-type="float">
            <text:p>28613.3</text:p>
          </table:table-cell>
          <table:table-cell table:number-columns-repeated="1022"/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27492" calcext:value-type="float">
            <text:p>27492</text:p>
          </table:table-cell>
          <table:table-cell table:number-columns-repeated="1022"/>
        </table:table-row>
        <table:table-row table:style-name="ro1">
          <table:table-cell office:value-type="float" office:value="92100" calcext:value-type="float">
            <text:p>92100</text:p>
          </table:table-cell>
          <table:table-cell office:value-type="float" office:value="28043.7" calcext:value-type="float">
            <text:p>28043.7</text:p>
          </table:table-cell>
          <table:table-cell table:number-columns-repeated="1022"/>
        </table:table-row>
        <table:table-row table:style-name="ro1">
          <table:table-cell office:value-type="float" office:value="92200" calcext:value-type="float">
            <text:p>92200</text:p>
          </table:table-cell>
          <table:table-cell office:value-type="float" office:value="54569.9" calcext:value-type="float">
            <text:p>54569.9</text:p>
          </table:table-cell>
          <table:table-cell table:number-columns-repeated="1022"/>
        </table:table-row>
        <table:table-row table:style-name="ro1">
          <table:table-cell office:value-type="float" office:value="92300" calcext:value-type="float">
            <text:p>92300</text:p>
          </table:table-cell>
          <table:table-cell office:value-type="float" office:value="28874.5" calcext:value-type="float">
            <text:p>28874.5</text:p>
          </table:table-cell>
          <table:table-cell table:number-columns-repeated="1022"/>
        </table:table-row>
        <table:table-row table:style-name="ro1">
          <table:table-cell office:value-type="float" office:value="92400" calcext:value-type="float">
            <text:p>92400</text:p>
          </table:table-cell>
          <table:table-cell office:value-type="float" office:value="28991.3" calcext:value-type="float">
            <text:p>28991.3</text:p>
          </table:table-cell>
          <table:table-cell table:number-columns-repeated="1022"/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27779.5" calcext:value-type="float">
            <text:p>27779.5</text:p>
          </table:table-cell>
          <table:table-cell table:number-columns-repeated="1022"/>
        </table:table-row>
        <table:table-row table:style-name="ro1">
          <table:table-cell office:value-type="float" office:value="92600" calcext:value-type="float">
            <text:p>92600</text:p>
          </table:table-cell>
          <table:table-cell office:value-type="float" office:value="28125.4" calcext:value-type="float">
            <text:p>28125.4</text:p>
          </table:table-cell>
          <table:table-cell table:number-columns-repeated="1022"/>
        </table:table-row>
        <table:table-row table:style-name="ro1">
          <table:table-cell office:value-type="float" office:value="92700" calcext:value-type="float">
            <text:p>92700</text:p>
          </table:table-cell>
          <table:table-cell office:value-type="float" office:value="51761.8" calcext:value-type="float">
            <text:p>51761.8</text:p>
          </table:table-cell>
          <table:table-cell table:number-columns-repeated="1022"/>
        </table:table-row>
        <table:table-row table:style-name="ro1">
          <table:table-cell office:value-type="float" office:value="92800" calcext:value-type="float">
            <text:p>92800</text:p>
          </table:table-cell>
          <table:table-cell office:value-type="float" office:value="29105.4" calcext:value-type="float">
            <text:p>29105.4</text:p>
          </table:table-cell>
          <table:table-cell table:number-columns-repeated="1022"/>
        </table:table-row>
        <table:table-row table:style-name="ro1">
          <table:table-cell office:value-type="float" office:value="92900" calcext:value-type="float">
            <text:p>92900</text:p>
          </table:table-cell>
          <table:table-cell office:value-type="float" office:value="29228.4" calcext:value-type="float">
            <text:p>29228.4</text:p>
          </table:table-cell>
          <table:table-cell table:number-columns-repeated="1022"/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28031.1" calcext:value-type="float">
            <text:p>28031.1</text:p>
          </table:table-cell>
          <table:table-cell table:number-columns-repeated="1022"/>
        </table:table-row>
        <table:table-row table:style-name="ro1">
          <table:table-cell office:value-type="float" office:value="93100" calcext:value-type="float">
            <text:p>93100</text:p>
          </table:table-cell>
          <table:table-cell office:value-type="float" office:value="28557.4" calcext:value-type="float">
            <text:p>28557.4</text:p>
          </table:table-cell>
          <table:table-cell table:number-columns-repeated="1022"/>
        </table:table-row>
        <table:table-row table:style-name="ro1">
          <table:table-cell office:value-type="float" office:value="93200" calcext:value-type="float">
            <text:p>93200</text:p>
          </table:table-cell>
          <table:table-cell office:value-type="float" office:value="54617.7" calcext:value-type="float">
            <text:p>54617.7</text:p>
          </table:table-cell>
          <table:table-cell table:number-columns-repeated="1022"/>
        </table:table-row>
        <table:table-row table:style-name="ro1">
          <table:table-cell office:value-type="float" office:value="93300" calcext:value-type="float">
            <text:p>93300</text:p>
          </table:table-cell>
          <table:table-cell office:value-type="float" office:value="29603.5" calcext:value-type="float">
            <text:p>29603.5</text:p>
          </table:table-cell>
          <table:table-cell table:number-columns-repeated="1022"/>
        </table:table-row>
        <table:table-row table:style-name="ro1">
          <table:table-cell office:value-type="float" office:value="93400" calcext:value-type="float">
            <text:p>93400</text:p>
          </table:table-cell>
          <table:table-cell office:value-type="float" office:value="29583" calcext:value-type="float">
            <text:p>29583</text:p>
          </table:table-cell>
          <table:table-cell table:number-columns-repeated="1022"/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float" office:value="28397.5" calcext:value-type="float">
            <text:p>28397.5</text:p>
          </table:table-cell>
          <table:table-cell table:number-columns-repeated="1022"/>
        </table:table-row>
        <table:table-row table:style-name="ro1">
          <table:table-cell office:value-type="float" office:value="93600" calcext:value-type="float">
            <text:p>93600</text:p>
          </table:table-cell>
          <table:table-cell office:value-type="float" office:value="28753.3" calcext:value-type="float">
            <text:p>28753.3</text:p>
          </table:table-cell>
          <table:table-cell table:number-columns-repeated="1022"/>
        </table:table-row>
        <table:table-row table:style-name="ro1">
          <table:table-cell office:value-type="float" office:value="93700" calcext:value-type="float">
            <text:p>93700</text:p>
          </table:table-cell>
          <table:table-cell office:value-type="float" office:value="34938.9" calcext:value-type="float">
            <text:p>34938.9</text:p>
          </table:table-cell>
          <table:table-cell table:number-columns-repeated="1022"/>
        </table:table-row>
        <table:table-row table:style-name="ro1">
          <table:table-cell office:value-type="float" office:value="93800" calcext:value-type="float">
            <text:p>93800</text:p>
          </table:table-cell>
          <table:table-cell office:value-type="float" office:value="29831.3" calcext:value-type="float">
            <text:p>29831.3</text:p>
          </table:table-cell>
          <table:table-cell table:number-columns-repeated="1022"/>
        </table:table-row>
        <table:table-row table:style-name="ro1">
          <table:table-cell office:value-type="float" office:value="93900" calcext:value-type="float">
            <text:p>93900</text:p>
          </table:table-cell>
          <table:table-cell office:value-type="float" office:value="29863.6" calcext:value-type="float">
            <text:p>29863.6</text:p>
          </table:table-cell>
          <table:table-cell table:number-columns-repeated="1022"/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28710.7" calcext:value-type="float">
            <text:p>28710.7</text:p>
          </table:table-cell>
          <table:table-cell table:number-columns-repeated="1022"/>
        </table:table-row>
        <table:table-row table:style-name="ro1">
          <table:table-cell office:value-type="float" office:value="94100" calcext:value-type="float">
            <text:p>94100</text:p>
          </table:table-cell>
          <table:table-cell office:value-type="float" office:value="28690.8" calcext:value-type="float">
            <text:p>28690.8</text:p>
          </table:table-cell>
          <table:table-cell table:number-columns-repeated="1022"/>
        </table:table-row>
        <table:table-row table:style-name="ro1">
          <table:table-cell office:value-type="float" office:value="94200" calcext:value-type="float">
            <text:p>94200</text:p>
          </table:table-cell>
          <table:table-cell office:value-type="float" office:value="31888" calcext:value-type="float">
            <text:p>31888</text:p>
          </table:table-cell>
          <table:table-cell table:number-columns-repeated="1022"/>
        </table:table-row>
        <table:table-row table:style-name="ro1">
          <table:table-cell office:value-type="float" office:value="94300" calcext:value-type="float">
            <text:p>94300</text:p>
          </table:table-cell>
          <table:table-cell office:value-type="float" office:value="30049.6" calcext:value-type="float">
            <text:p>30049.6</text:p>
          </table:table-cell>
          <table:table-cell table:number-columns-repeated="1022"/>
        </table:table-row>
        <table:table-row table:style-name="ro1">
          <table:table-cell office:value-type="float" office:value="94400" calcext:value-type="float">
            <text:p>94400</text:p>
          </table:table-cell>
          <table:table-cell office:value-type="float" office:value="30228.2" calcext:value-type="float">
            <text:p>30228.2</text:p>
          </table:table-cell>
          <table:table-cell table:number-columns-repeated="1022"/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float" office:value="28953.2" calcext:value-type="float">
            <text:p>28953.2</text:p>
          </table:table-cell>
          <table:table-cell table:number-columns-repeated="1022"/>
        </table:table-row>
        <table:table-row table:style-name="ro1">
          <table:table-cell office:value-type="float" office:value="94600" calcext:value-type="float">
            <text:p>94600</text:p>
          </table:table-cell>
          <table:table-cell office:value-type="float" office:value="29078.6" calcext:value-type="float">
            <text:p>29078.6</text:p>
          </table:table-cell>
          <table:table-cell table:number-columns-repeated="1022"/>
        </table:table-row>
        <table:table-row table:style-name="ro1">
          <table:table-cell office:value-type="float" office:value="94700" calcext:value-type="float">
            <text:p>94700</text:p>
          </table:table-cell>
          <table:table-cell office:value-type="float" office:value="33289.2" calcext:value-type="float">
            <text:p>33289.2</text:p>
          </table:table-cell>
          <table:table-cell table:number-columns-repeated="1022"/>
        </table:table-row>
        <table:table-row table:style-name="ro1">
          <table:table-cell office:value-type="float" office:value="94800" calcext:value-type="float">
            <text:p>94800</text:p>
          </table:table-cell>
          <table:table-cell office:value-type="float" office:value="30411.9" calcext:value-type="float">
            <text:p>30411.9</text:p>
          </table:table-cell>
          <table:table-cell table:number-columns-repeated="1022"/>
        </table:table-row>
        <table:table-row table:style-name="ro1">
          <table:table-cell office:value-type="float" office:value="94900" calcext:value-type="float">
            <text:p>94900</text:p>
          </table:table-cell>
          <table:table-cell office:value-type="float" office:value="30376.5" calcext:value-type="float">
            <text:p>30376.5</text:p>
          </table:table-cell>
          <table:table-cell table:number-columns-repeated="1022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9487.2" calcext:value-type="float">
            <text:p>29487.2</text:p>
          </table:table-cell>
          <table:table-cell table:number-columns-repeated="1022"/>
        </table:table-row>
        <table:table-row table:style-name="ro1">
          <table:table-cell office:value-type="float" office:value="95100" calcext:value-type="float">
            <text:p>95100</text:p>
          </table:table-cell>
          <table:table-cell office:value-type="float" office:value="29373.1" calcext:value-type="float">
            <text:p>29373.1</text:p>
          </table:table-cell>
          <table:table-cell table:number-columns-repeated="1022"/>
        </table:table-row>
        <table:table-row table:style-name="ro1">
          <table:table-cell office:value-type="float" office:value="95200" calcext:value-type="float">
            <text:p>95200</text:p>
          </table:table-cell>
          <table:table-cell office:value-type="float" office:value="33501.6" calcext:value-type="float">
            <text:p>33501.6</text:p>
          </table:table-cell>
          <table:table-cell table:number-columns-repeated="1022"/>
        </table:table-row>
        <table:table-row table:style-name="ro1">
          <table:table-cell office:value-type="float" office:value="95300" calcext:value-type="float">
            <text:p>95300</text:p>
          </table:table-cell>
          <table:table-cell office:value-type="float" office:value="30694.2" calcext:value-type="float">
            <text:p>30694.2</text:p>
          </table:table-cell>
          <table:table-cell table:number-columns-repeated="1022"/>
        </table:table-row>
        <table:table-row table:style-name="ro1">
          <table:table-cell office:value-type="float" office:value="95400" calcext:value-type="float">
            <text:p>95400</text:p>
          </table:table-cell>
          <table:table-cell office:value-type="float" office:value="30715.6" calcext:value-type="float">
            <text:p>30715.6</text:p>
          </table:table-cell>
          <table:table-cell table:number-columns-repeated="1022"/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float" office:value="29640.1" calcext:value-type="float">
            <text:p>29640.1</text:p>
          </table:table-cell>
          <table:table-cell table:number-columns-repeated="1022"/>
        </table:table-row>
        <table:table-row table:style-name="ro1">
          <table:table-cell office:value-type="float" office:value="95600" calcext:value-type="float">
            <text:p>95600</text:p>
          </table:table-cell>
          <table:table-cell office:value-type="float" office:value="29737.7" calcext:value-type="float">
            <text:p>29737.7</text:p>
          </table:table-cell>
          <table:table-cell table:number-columns-repeated="1022"/>
        </table:table-row>
        <table:table-row table:style-name="ro1">
          <table:table-cell office:value-type="float" office:value="95700" calcext:value-type="float">
            <text:p>95700</text:p>
          </table:table-cell>
          <table:table-cell office:value-type="float" office:value="34532.3" calcext:value-type="float">
            <text:p>34532.3</text:p>
          </table:table-cell>
          <table:table-cell table:number-columns-repeated="1022"/>
        </table:table-row>
        <table:table-row table:style-name="ro1">
          <table:table-cell office:value-type="float" office:value="95800" calcext:value-type="float">
            <text:p>95800</text:p>
          </table:table-cell>
          <table:table-cell office:value-type="float" office:value="31075.3" calcext:value-type="float">
            <text:p>31075.3</text:p>
          </table:table-cell>
          <table:table-cell table:number-columns-repeated="1022"/>
        </table:table-row>
        <table:table-row table:style-name="ro1">
          <table:table-cell office:value-type="float" office:value="95900" calcext:value-type="float">
            <text:p>95900</text:p>
          </table:table-cell>
          <table:table-cell office:value-type="float" office:value="31082.1" calcext:value-type="float">
            <text:p>31082.1</text:p>
          </table:table-cell>
          <table:table-cell table:number-columns-repeated="1022"/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29915" calcext:value-type="float">
            <text:p>29915</text:p>
          </table:table-cell>
          <table:table-cell table:number-columns-repeated="1022"/>
        </table:table-row>
        <table:table-row table:style-name="ro1">
          <table:table-cell office:value-type="float" office:value="96100" calcext:value-type="float">
            <text:p>96100</text:p>
          </table:table-cell>
          <table:table-cell office:value-type="float" office:value="29998.6" calcext:value-type="float">
            <text:p>29998.6</text:p>
          </table:table-cell>
          <table:table-cell table:number-columns-repeated="1022"/>
        </table:table-row>
        <table:table-row table:style-name="ro1">
          <table:table-cell office:value-type="float" office:value="96200" calcext:value-type="float">
            <text:p>96200</text:p>
          </table:table-cell>
          <table:table-cell office:value-type="float" office:value="38323.6" calcext:value-type="float">
            <text:p>38323.6</text:p>
          </table:table-cell>
          <table:table-cell table:number-columns-repeated="1022"/>
        </table:table-row>
        <table:table-row table:style-name="ro1">
          <table:table-cell office:value-type="float" office:value="96300" calcext:value-type="float">
            <text:p>96300</text:p>
          </table:table-cell>
          <table:table-cell office:value-type="float" office:value="31451.9" calcext:value-type="float">
            <text:p>31451.9</text:p>
          </table:table-cell>
          <table:table-cell table:number-columns-repeated="1022"/>
        </table:table-row>
        <table:table-row table:style-name="ro1">
          <table:table-cell office:value-type="float" office:value="96400" calcext:value-type="float">
            <text:p>96400</text:p>
          </table:table-cell>
          <table:table-cell office:value-type="float" office:value="31511.1" calcext:value-type="float">
            <text:p>31511.1</text:p>
          </table:table-cell>
          <table:table-cell table:number-columns-repeated="1022"/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float" office:value="30284.1" calcext:value-type="float">
            <text:p>30284.1</text:p>
          </table:table-cell>
          <table:table-cell table:number-columns-repeated="1022"/>
        </table:table-row>
        <table:table-row table:style-name="ro1">
          <table:table-cell office:value-type="float" office:value="96600" calcext:value-type="float">
            <text:p>96600</text:p>
          </table:table-cell>
          <table:table-cell office:value-type="float" office:value="30552.5" calcext:value-type="float">
            <text:p>30552.5</text:p>
          </table:table-cell>
          <table:table-cell table:number-columns-repeated="1022"/>
        </table:table-row>
        <table:table-row table:style-name="ro1">
          <table:table-cell office:value-type="float" office:value="96700" calcext:value-type="float">
            <text:p>96700</text:p>
          </table:table-cell>
          <table:table-cell office:value-type="float" office:value="46266.7" calcext:value-type="float">
            <text:p>46266.7</text:p>
          </table:table-cell>
          <table:table-cell table:number-columns-repeated="1022"/>
        </table:table-row>
        <table:table-row table:style-name="ro1">
          <table:table-cell office:value-type="float" office:value="96800" calcext:value-type="float">
            <text:p>96800</text:p>
          </table:table-cell>
          <table:table-cell office:value-type="float" office:value="31804.7" calcext:value-type="float">
            <text:p>31804.7</text:p>
          </table:table-cell>
          <table:table-cell table:number-columns-repeated="1022"/>
        </table:table-row>
        <table:table-row table:style-name="ro1">
          <table:table-cell office:value-type="float" office:value="96900" calcext:value-type="float">
            <text:p>96900</text:p>
          </table:table-cell>
          <table:table-cell office:value-type="float" office:value="31778.1" calcext:value-type="float">
            <text:p>31778.1</text:p>
          </table:table-cell>
          <table:table-cell table:number-columns-repeated="1022"/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30564.4" calcext:value-type="float">
            <text:p>30564.4</text:p>
          </table:table-cell>
          <table:table-cell table:number-columns-repeated="1022"/>
        </table:table-row>
        <table:table-row table:style-name="ro1">
          <table:table-cell office:value-type="float" office:value="97100" calcext:value-type="float">
            <text:p>97100</text:p>
          </table:table-cell>
          <table:table-cell office:value-type="float" office:value="30675.8" calcext:value-type="float">
            <text:p>30675.8</text:p>
          </table:table-cell>
          <table:table-cell table:number-columns-repeated="1022"/>
        </table:table-row>
        <table:table-row table:style-name="ro1">
          <table:table-cell office:value-type="float" office:value="97200" calcext:value-type="float">
            <text:p>97200</text:p>
          </table:table-cell>
          <table:table-cell office:value-type="float" office:value="51078.7" calcext:value-type="float">
            <text:p>51078.7</text:p>
          </table:table-cell>
          <table:table-cell table:number-columns-repeated="1022"/>
        </table:table-row>
        <table:table-row table:style-name="ro1">
          <table:table-cell office:value-type="float" office:value="97300" calcext:value-type="float">
            <text:p>97300</text:p>
          </table:table-cell>
          <table:table-cell office:value-type="float" office:value="32043.3" calcext:value-type="float">
            <text:p>32043.3</text:p>
          </table:table-cell>
          <table:table-cell table:number-columns-repeated="1022"/>
        </table:table-row>
        <table:table-row table:style-name="ro1">
          <table:table-cell office:value-type="float" office:value="97400" calcext:value-type="float">
            <text:p>97400</text:p>
          </table:table-cell>
          <table:table-cell office:value-type="float" office:value="32184.6" calcext:value-type="float">
            <text:p>32184.6</text:p>
          </table:table-cell>
          <table:table-cell table:number-columns-repeated="1022"/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30915.6" calcext:value-type="float">
            <text:p>30915.6</text:p>
          </table:table-cell>
          <table:table-cell table:number-columns-repeated="1022"/>
        </table:table-row>
        <table:table-row table:style-name="ro1">
          <table:table-cell office:value-type="float" office:value="97600" calcext:value-type="float">
            <text:p>97600</text:p>
          </table:table-cell>
          <table:table-cell office:value-type="float" office:value="31036.7" calcext:value-type="float">
            <text:p>31036.7</text:p>
          </table:table-cell>
          <table:table-cell table:number-columns-repeated="1022"/>
        </table:table-row>
        <table:table-row table:style-name="ro1">
          <table:table-cell office:value-type="float" office:value="97700" calcext:value-type="float">
            <text:p>97700</text:p>
          </table:table-cell>
          <table:table-cell office:value-type="float" office:value="49257.3" calcext:value-type="float">
            <text:p>49257.3</text:p>
          </table:table-cell>
          <table:table-cell table:number-columns-repeated="1022"/>
        </table:table-row>
        <table:table-row table:style-name="ro1">
          <table:table-cell office:value-type="float" office:value="97800" calcext:value-type="float">
            <text:p>97800</text:p>
          </table:table-cell>
          <table:table-cell office:value-type="float" office:value="32426.3" calcext:value-type="float">
            <text:p>32426.3</text:p>
          </table:table-cell>
          <table:table-cell table:number-columns-repeated="1022"/>
        </table:table-row>
        <table:table-row table:style-name="ro1">
          <table:table-cell office:value-type="float" office:value="97900" calcext:value-type="float">
            <text:p>97900</text:p>
          </table:table-cell>
          <table:table-cell office:value-type="float" office:value="32363.9" calcext:value-type="float">
            <text:p>32363.9</text:p>
          </table:table-cell>
          <table:table-cell table:number-columns-repeated="1022"/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31198" calcext:value-type="float">
            <text:p>31198</text:p>
          </table:table-cell>
          <table:table-cell table:number-columns-repeated="1022"/>
        </table:table-row>
        <table:table-row table:style-name="ro1">
          <table:table-cell office:value-type="float" office:value="98100" calcext:value-type="float">
            <text:p>98100</text:p>
          </table:table-cell>
          <table:table-cell office:value-type="float" office:value="31257.3" calcext:value-type="float">
            <text:p>31257.3</text:p>
          </table:table-cell>
          <table:table-cell table:number-columns-repeated="1022"/>
        </table:table-row>
        <table:table-row table:style-name="ro1">
          <table:table-cell office:value-type="float" office:value="98200" calcext:value-type="float">
            <text:p>98200</text:p>
          </table:table-cell>
          <table:table-cell office:value-type="float" office:value="47471.5" calcext:value-type="float">
            <text:p>47471.5</text:p>
          </table:table-cell>
          <table:table-cell table:number-columns-repeated="1022"/>
        </table:table-row>
        <table:table-row table:style-name="ro1">
          <table:table-cell office:value-type="float" office:value="98300" calcext:value-type="float">
            <text:p>98300</text:p>
          </table:table-cell>
          <table:table-cell office:value-type="float" office:value="32514.1" calcext:value-type="float">
            <text:p>32514.1</text:p>
          </table:table-cell>
          <table:table-cell table:number-columns-repeated="1022"/>
        </table:table-row>
        <table:table-row table:style-name="ro1">
          <table:table-cell office:value-type="float" office:value="98400" calcext:value-type="float">
            <text:p>98400</text:p>
          </table:table-cell>
          <table:table-cell office:value-type="float" office:value="32853.3" calcext:value-type="float">
            <text:p>32853.3</text:p>
          </table:table-cell>
          <table:table-cell table:number-columns-repeated="1022"/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float" office:value="31558.6" calcext:value-type="float">
            <text:p>31558.6</text:p>
          </table:table-cell>
          <table:table-cell table:number-columns-repeated="1022"/>
        </table:table-row>
        <table:table-row table:style-name="ro1">
          <table:table-cell office:value-type="float" office:value="98600" calcext:value-type="float">
            <text:p>98600</text:p>
          </table:table-cell>
          <table:table-cell office:value-type="float" office:value="31627" calcext:value-type="float">
            <text:p>31627</text:p>
          </table:table-cell>
          <table:table-cell table:number-columns-repeated="1022"/>
        </table:table-row>
        <table:table-row table:style-name="ro1">
          <table:table-cell office:value-type="float" office:value="98700" calcext:value-type="float">
            <text:p>98700</text:p>
          </table:table-cell>
          <table:table-cell office:value-type="float" office:value="49584.5" calcext:value-type="float">
            <text:p>49584.5</text:p>
          </table:table-cell>
          <table:table-cell table:number-columns-repeated="1022"/>
        </table:table-row>
        <table:table-row table:style-name="ro1">
          <table:table-cell office:value-type="float" office:value="98800" calcext:value-type="float">
            <text:p>98800</text:p>
          </table:table-cell>
          <table:table-cell office:value-type="float" office:value="33162.8" calcext:value-type="float">
            <text:p>33162.8</text:p>
          </table:table-cell>
          <table:table-cell table:number-columns-repeated="1022"/>
        </table:table-row>
        <table:table-row table:style-name="ro1">
          <table:table-cell office:value-type="float" office:value="98900" calcext:value-type="float">
            <text:p>98900</text:p>
          </table:table-cell>
          <table:table-cell office:value-type="float" office:value="33268.6" calcext:value-type="float">
            <text:p>33268.6</text:p>
          </table:table-cell>
          <table:table-cell table:number-columns-repeated="1022"/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31956.3" calcext:value-type="float">
            <text:p>31956.3</text:p>
          </table:table-cell>
          <table:table-cell table:number-columns-repeated="1022"/>
        </table:table-row>
        <table:table-row table:style-name="ro1">
          <table:table-cell office:value-type="float" office:value="99100" calcext:value-type="float">
            <text:p>99100</text:p>
          </table:table-cell>
          <table:table-cell office:value-type="float" office:value="31913.6" calcext:value-type="float">
            <text:p>31913.6</text:p>
          </table:table-cell>
          <table:table-cell table:number-columns-repeated="1022"/>
        </table:table-row>
        <table:table-row table:style-name="ro1">
          <table:table-cell office:value-type="float" office:value="99200" calcext:value-type="float">
            <text:p>99200</text:p>
          </table:table-cell>
          <table:table-cell office:value-type="float" office:value="36846.5" calcext:value-type="float">
            <text:p>36846.5</text:p>
          </table:table-cell>
          <table:table-cell table:number-columns-repeated="1022"/>
        </table:table-row>
        <table:table-row table:style-name="ro1">
          <table:table-cell office:value-type="float" office:value="99300" calcext:value-type="float">
            <text:p>99300</text:p>
          </table:table-cell>
          <table:table-cell office:value-type="float" office:value="33502.5" calcext:value-type="float">
            <text:p>33502.5</text:p>
          </table:table-cell>
          <table:table-cell table:number-columns-repeated="1022"/>
        </table:table-row>
        <table:table-row table:style-name="ro1">
          <table:table-cell office:value-type="float" office:value="99400" calcext:value-type="float">
            <text:p>99400</text:p>
          </table:table-cell>
          <table:table-cell office:value-type="float" office:value="33588.4" calcext:value-type="float">
            <text:p>33588.4</text:p>
          </table:table-cell>
          <table:table-cell table:number-columns-repeated="1022"/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float" office:value="32055.3" calcext:value-type="float">
            <text:p>32055.3</text:p>
          </table:table-cell>
          <table:table-cell table:number-columns-repeated="1022"/>
        </table:table-row>
        <table:table-row table:style-name="ro1">
          <table:table-cell office:value-type="float" office:value="99600" calcext:value-type="float">
            <text:p>99600</text:p>
          </table:table-cell>
          <table:table-cell office:value-type="float" office:value="32242.9" calcext:value-type="float">
            <text:p>32242.9</text:p>
          </table:table-cell>
          <table:table-cell table:number-columns-repeated="1022"/>
        </table:table-row>
        <table:table-row table:style-name="ro1">
          <table:table-cell office:value-type="float" office:value="99700" calcext:value-type="float">
            <text:p>99700</text:p>
          </table:table-cell>
          <table:table-cell office:value-type="float" office:value="37567.7" calcext:value-type="float">
            <text:p>37567.7</text:p>
          </table:table-cell>
          <table:table-cell table:number-columns-repeated="1022"/>
        </table:table-row>
        <table:table-row table:style-name="ro1">
          <table:table-cell office:value-type="float" office:value="99800" calcext:value-type="float">
            <text:p>99800</text:p>
          </table:table-cell>
          <table:table-cell office:value-type="float" office:value="33744.3" calcext:value-type="float">
            <text:p>33744.3</text:p>
          </table:table-cell>
          <table:table-cell table:number-columns-repeated="1022"/>
        </table:table-row>
        <table:table-row table:style-name="ro1">
          <table:table-cell office:value-type="float" office:value="99900" calcext:value-type="float">
            <text:p>99900</text:p>
          </table:table-cell>
          <table:table-cell office:value-type="float" office:value="32725.9" calcext:value-type="float">
            <text:p>32725.9</text:p>
          </table:table-cell>
          <table:table-cell table:number-columns-repeated="102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539.3" calcext:value-type="float">
            <text:p>32539.3</text:p>
          </table:table-cell>
          <table:table-cell table:number-columns-repeated="1022"/>
        </table:table-row>
        <table:table-row table:style-name="ro1" table:number-rows-repeated="10475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18-03-23T19:37:44</meta:creation-date>
    <dc:date>2018-03-23T19:37:44</dc:date>
    <meta:generator>LibreOffice/5.4.5.1$Linux_X86_64 LibreOffice_project/40m0$Build-1</meta:generator>
    <meta:document-statistic meta:table-count="1" meta:cell-count="1982" meta:object-count="0"/>
    <meta:user-defined meta:name="AppVersion">2.5</meta:user-defined>
  </office:meta>
</office:document-meta>
</file>